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paragraph-properties fo:hyphenation-ladder-count="no-limit"/>
      <style:text-properties style:use-window-font-color="true" fo:hyphenate="true" fo:hyphenation-remain-char-count="2" fo:hyphenation-push-char-count="4"/>
    </style:style>
    <style:style style:name="P20" style:family="paragraph" style:parent-style-name="Text_20_body">
      <style:text-properties fo:color="#ff3333"/>
    </style:style>
    <style:style style:name="P21" style:family="paragraph" style:parent-style-name="Text_20_body">
      <style:text-properties fo:color="#ff3333" fo:font-style="normal" style:font-style-asian="normal" style:font-style-complex="normal"/>
    </style:style>
    <style:style style:name="P22"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text-properties fo:language="ru" fo:country="RU"/>
    </style:style>
    <style:style style:name="P26" style:family="paragraph" style:parent-style-name="Text_20_body">
      <style:text-properties fo:language="ru" fo:country="RU" fo:font-weight="normal" style:font-weight-asian="normal" style:font-weight-complex="normal"/>
    </style:style>
    <style:style style:name="P27" style:family="paragraph" style:parent-style-name="Text_20_body">
      <style:text-properties fo:language="ru" fo:country="RU" fo:font-weight="bold" style:font-weight-asian="bold" style:font-weight-complex="bold"/>
    </style:style>
    <style:style style:name="P28" style:family="paragraph" style:parent-style-name="Text_20_body">
      <style:text-properties fo:language="ru" fo:country="RU" fo:font-style="normal" style:font-style-asian="normal" style:font-style-complex="normal"/>
    </style:style>
    <style:style style:name="P29"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0" style:family="paragraph" style:parent-style-name="Text_20_body">
      <style:text-properties fo:language="ru" fo:country="RU" fo:font-style="normal" fo:font-weight="bold" style:font-style-asian="normal" style:font-weight-asian="bold" style:font-style-complex="normal"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style:page-number="auto"/>
      <style:text-properties style:use-window-font-color="true"/>
    </style:style>
    <style:style style:name="P36"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0"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1"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2"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3"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4" style:family="paragraph" style:parent-style-name="Цитата_20_-_20_автор">
      <style:text-properties style:use-window-font-color="true"/>
    </style:style>
    <style:style style:name="P45" style:family="paragraph" style:parent-style-name="Цитата_20_-_20_автор">
      <style:text-properties fo:language="ru" fo:country="RU"/>
    </style:style>
    <style:style style:name="P46" style:family="paragraph" style:parent-style-name="Эпиграф_20__2b__20_автор">
      <style:text-properties style:use-window-font-color="true"/>
    </style:style>
    <style:style style:name="P47" style:family="paragraph" style:parent-style-name="Subtitle">
      <style:text-properties style:use-window-font-color="true"/>
    </style:style>
    <style:style style:name="P48" style:family="paragraph" style:parent-style-name="Subtitle">
      <style:text-properties style:use-window-font-color="true" style:text-underline-style="none"/>
    </style:style>
    <style:style style:name="P49" style:family="paragraph" style:parent-style-name="Subtitle">
      <style:text-properties fo:color="#ff3333"/>
    </style:style>
    <style:style style:name="P50" style:family="paragraph" style:parent-style-name="Subtitle">
      <style:text-properties fo:color="#ff3333" fo:font-style="normal" style:font-style-asian="normal" style:font-style-complex="normal"/>
    </style:style>
    <style:style style:name="P51" style:family="paragraph" style:parent-style-name="Subtitle">
      <style:paragraph-properties fo:margin-top="0.706cm" fo:margin-bottom="0.706cm"/>
      <style:text-properties style:use-window-font-color="true"/>
    </style:style>
    <style:style style:name="P52" style:family="paragraph" style:parent-style-name="Subtitle">
      <style:paragraph-properties fo:margin-top="0.706cm" fo:margin-bottom="0.706cm"/>
      <style:text-properties style:use-window-font-color="true" fo:font-weight="normal" style:font-weight-asian="normal" style:font-weight-complex="normal"/>
    </style:style>
    <style:style style:name="P53" style:family="paragraph" style:parent-style-name="Subtitle">
      <style:paragraph-properties fo:margin-top="0.706cm" fo:margin-bottom="0.706cm"/>
      <style:text-properties fo:color="#ff3333"/>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Heading_20_1" style:master-page-name="Right_20_Page">
      <style:paragraph-properties style:page-number="3"/>
    </style:style>
    <style:style style:name="P78" style:family="paragraph" style:parent-style-name="Heading_20_1">
      <style:paragraph-properties fo:break-before="page"/>
    </style:style>
    <style:style style:name="P79" style:family="paragraph" style:parent-style-name="Heading_20_2">
      <style:paragraph-properties fo:break-before="page"/>
    </style:style>
    <style:style style:name="P80" style:family="paragraph" style:parent-style-name="Heading_20_3">
      <style:paragraph-properties fo:break-before="page"/>
    </style:style>
    <style:style style:name="P81" style:family="paragraph" style:parent-style-name="Heading_20_3">
      <style:paragraph-properties fo:break-before="page"/>
      <style:text-properties style:use-window-font-color="true" fo:language="ru" fo:country="RU"/>
    </style:style>
    <style:style style:name="P82" style:family="paragraph" style:parent-style-name="Heading_20_4">
      <style:text-properties style:use-window-font-color="true" fo:language="ru" fo:country="RU"/>
    </style:style>
    <style:style style:name="P83" style:family="paragraph" style:parent-style-name="Heading_20_4">
      <style:paragraph-properties fo:break-before="pag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Цитата_20__2b__20_автор">
      <style:text-properties fo:language="ru" fo:country="RU"/>
    </style:style>
    <style:style style:name="P86" style:family="paragraph" style:parent-style-name="Para_20_05" style:master-page-name="MP0">
      <style:paragraph-properties fo:text-align="center" style:justify-single-word="false" style:page-number="auto" fo:break-before="page"/>
    </style:style>
    <style:style style:name="P87" style:family="paragraph" style:parent-style-name="Text_20_body" style:list-style-name="диалог"/>
    <style:style style:name="P88" style:family="paragraph" style:parent-style-name="Text_20_body">
      <style:text-properties style:use-window-font-color="true"/>
    </style:style>
    <style:style style:name="P89" style:family="paragraph" style:parent-style-name="Text_20_body" style:list-style-name="диалог">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List_20_1">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4" style:family="paragraph" style:parent-style-name="Text_20_body" style:list-style-name="диалог">
      <style:text-properties style:use-window-font-color="true"/>
    </style:style>
    <style:style style:name="P95" style:family="paragraph" style:parent-style-name="Text_20_body" style:list-style-name="List_20_1">
      <style:text-properties style:use-window-font-color="true"/>
    </style:style>
    <style:style style:name="P96" style:family="paragraph" style:parent-style-name="Text_20_body" style:list-style-name="список_20_перечисление">
      <style:text-properties style:use-window-font-color="true"/>
    </style:style>
    <style:style style:name="P97" style:family="paragraph" style:parent-style-name="Text_20_body" style:list-style-name="диалог">
      <style:text-properties style:use-window-font-color="true" style:text-underline-style="none"/>
    </style:style>
    <style:style style:name="P98" style:family="paragraph" style:parent-style-name="Text_20_body" style:list-style-name="L4">
      <style:text-properties style:use-window-font-color="true" style:text-underline-style="none"/>
    </style:style>
    <style:style style:name="P99" style:family="paragraph" style:parent-style-name="Text_20_body" style:list-style-name="диалог">
      <style:text-properties style:use-window-font-color="true" style:text-underline-style="solid" style:text-underline-width="auto" style:text-underline-color="font-color"/>
    </style:style>
    <style:style style:name="P100" style:family="paragraph" style:parent-style-name="Text_20_body" style:list-style-name="L4">
      <style:text-properties style:use-window-font-color="true"/>
    </style:style>
    <style:style style:name="P101" style:family="paragraph" style:parent-style-name="Text_20_body" style:list-style-name="L5">
      <style:text-properties style:use-window-font-color="true"/>
    </style:style>
    <style:style style:name="P102" style:family="paragraph" style:parent-style-name="Text_20_body">
      <style:text-properties style:use-window-font-color="true" fo:font-weight="normal" style:font-weight-asian="normal" style:font-weight-complex="normal"/>
    </style:style>
    <style:style style:name="P103" style:family="paragraph" style:parent-style-name="Text_20_body" style:list-style-name="диалог">
      <style:text-properties style:use-window-font-color="true" fo:font-weight="normal" style:font-weight-asian="normal" style:font-weight-complex="normal"/>
    </style:style>
    <style:style style:name="P104" style:family="paragraph" style:parent-style-name="Text_20_body">
      <style:text-properties style:use-window-font-color="true" fo:language="ru" fo:country="RU"/>
    </style:style>
    <style:style style:name="P105" style:family="paragraph" style:parent-style-name="Text_20_body">
      <style:text-properties style:use-window-font-color="true" fo:language="ru" fo:country="RU" fo:font-weight="normal" style:font-weight-asian="normal" style:font-weight-complex="normal"/>
    </style:style>
    <style:style style:name="P106" style:family="paragraph" style:parent-style-name="Text_20_body">
      <style:paragraph-properties fo:text-align="start" style:justify-single-word="false"/>
      <style:text-properties style:use-window-font-color="true" fo:language="ru" fo:country="RU" fo:font-weight="normal" style:font-weight-asian="normal" style:font-weight-complex="normal"/>
    </style:style>
    <style:style style:name="P107" style:family="paragraph" style:parent-style-name="Text_20_body">
      <style:paragraph-properties fo:text-align="center" style:justify-single-word="false"/>
      <style:text-properties style:use-window-font-color="true" fo:language="ru" fo:country="RU" fo:font-weight="normal" style:font-weight-asian="normal" style:font-weight-complex="normal"/>
    </style:style>
    <style:style style:name="P108" style:family="paragraph" style:parent-style-name="Text_20_body">
      <style:text-properties style:use-window-font-color="true" fo:language="ru" fo:country="RU" fo:font-weight="bold" style:font-weight-asian="bold" style:font-weight-complex="bold"/>
    </style:style>
    <style:style style:name="P109" style:family="paragraph" style:parent-style-name="Text_20_body">
      <style:text-properties style:use-window-font-color="true" fo:font-weight="bold" style:font-weight-asian="bold" style:font-weight-complex="bold"/>
    </style:style>
    <style:style style:name="P110" style:family="paragraph" style:parent-style-name="Text_20_body" style:list-style-name="список_20_перечисление"/>
    <style:style style:name="P111" style:family="paragraph" style:parent-style-name="Text_20_body">
      <style:paragraph-properties fo:text-align="justify" style:justify-single-word="false"/>
    </style:style>
    <style:style style:name="P112" style:family="paragraph" style:parent-style-name="Text_20_body" style:list-style-name="L2">
      <style:paragraph-properties fo:text-align="justify" style:justify-single-word="false"/>
    </style:style>
    <style:style style:name="P113" style:family="paragraph" style:parent-style-name="Text_20_body" style:list-style-name="диалог">
      <style:paragraph-properties fo:text-align="justify" style:justify-single-word="false"/>
    </style:style>
    <style:style style:name="P114" style:family="paragraph" style:parent-style-name="Text_20_body">
      <style:text-properties fo:language="ru" fo:country="RU" fo:font-style="normal" style:font-style-asian="normal" style:font-style-complex="normal"/>
    </style:style>
    <style:style style:name="P115" style:family="paragraph" style:parent-style-name="Text_20_body" style:list-style-name="диалог">
      <style:text-properties fo:language="ru" fo:country="RU" fo:font-style="normal" style:font-style-asian="normal" style:font-style-complex="normal"/>
    </style:style>
    <style:style style:name="P11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text-properties fo:font-weight="bold" style:font-weight-asian="bold" style:font-weight-complex="bold"/>
    </style:style>
    <style:style style:name="P127" style:family="paragraph" style:parent-style-name="Text_20_body" style:list-style-name="List_20_2">
      <style:text-properties fo:font-weight="bold" style:font-weight-asian="bold" style:font-weight-complex="bold"/>
    </style:style>
    <style:style style:name="P128" style:family="paragraph" style:parent-style-name="Text_20_body" style:list-style-name="List_20_1">
      <style:text-properties fo:font-weight="bold" style:font-weight-asian="bold" style:font-weight-complex="bold"/>
    </style:style>
    <style:style style:name="P129" style:family="paragraph" style:parent-style-name="Text_20_body">
      <style:text-properties fo:font-weight="normal" style:font-weight-asian="normal" style:font-weight-complex="normal"/>
    </style:style>
    <style:style style:name="P130" style:family="paragraph" style:parent-style-name="Text_20_body" style:list-style-name="List_20_2">
      <style:text-properties fo:font-weight="normal" style:font-weight-asian="normal" style:font-weight-complex="normal"/>
    </style:style>
    <style:style style:name="P131" style:family="paragraph" style:parent-style-name="Text_20_body" style:list-style-name="List_20_3">
      <style:text-properties fo:font-weight="normal" style:font-weight-asian="normal" style:font-weight-complex="normal"/>
    </style:style>
    <style:style style:name="P132" style:family="paragraph" style:parent-style-name="Text_20_body" style:list-style-name="List_20_1">
      <style:text-properties fo:font-weight="normal" style:font-weight-asian="normal" style:font-weight-complex="normal"/>
    </style:style>
    <style:style style:name="P133" style:family="paragraph" style:parent-style-name="Text_20_body" style:list-style-name="List_20_4"/>
    <style:style style:name="P134" style:family="paragraph" style:parent-style-name="Text_20_body" style:list-style-name="List_20_5">
      <style:text-properties fo:font-style="italic" style:font-style-asian="italic" style:font-style-complex="italic"/>
    </style:style>
    <style:style style:name="P135" style:family="paragraph" style:parent-style-name="Text_20_body" style:list-style-name="диалог">
      <style:text-properties fo:color="#ff3333" fo:font-style="normal" style:font-style-asian="normal" style:font-style-complex="normal"/>
    </style:style>
    <style:style style:name="P136"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7"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8" style:family="paragraph" style:parent-style-name="Text_20_body" style:list-style-name="диалог">
      <style:text-properties fo:color="#ff3333"/>
    </style:style>
    <style:style style:name="P139"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paragraph-properties fo:text-align="start" style:justify-single-word="false"/>
    </style:style>
    <style:style style:name="P143" style:family="paragraph" style:parent-style-name="Text_20_body" style:list-style-name="диалог">
      <style:paragraph-properties fo:margin-left="0cm" fo:margin-right="0cm" fo:text-indent="0cm" style:auto-text-indent="false"/>
      <style:text-properties style:use-window-font-color="true"/>
    </style:style>
    <style:style style:name="P144"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5"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6"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7"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8"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language="ru" fo:country="RU"/>
    </style:style>
    <style:style style:name="T13" style:family="text">
      <style:text-properties fo:language="ru" fo:country="RU" fo:font-style="italic" style:font-style-asian="italic" style:font-style-complex="italic"/>
    </style:style>
    <style:style style:name="T14" style:family="text">
      <style:text-properties fo:language="ru" fo:country="RU" fo:font-style="italic" fo:font-weight="normal" style:font-style-asian="italic" style:font-weight-asian="normal" style:font-style-complex="italic" style:font-weight-complex="normal"/>
    </style:style>
    <style:style style:name="T15" style:family="text">
      <style:text-properties fo:language="ru" fo:country="RU" fo:font-style="normal" fo:font-weight="normal" style:font-style-asian="normal" style:font-weight-asian="normal" style:font-style-complex="normal" style:font-weight-complex="normal"/>
    </style:style>
    <style:style style:name="T16" style:family="text">
      <style:text-properties fo:language="ru" fo:country="RU" fo:font-style="normal" style:font-style-asian="normal" style:font-style-complex="normal"/>
    </style:style>
    <style:style style:name="T17" style:family="text">
      <style:text-properties fo:language="ru" fo:country="RU" fo:font-style="normal" fo:font-weight="bold" style:font-style-asian="normal" style:font-weight-asian="bold" style:font-style-complex="normal" style:font-weight-complex="bold"/>
    </style:style>
    <style:style style:name="T18" style:family="text">
      <style:text-properties fo:language="ru" fo:country="RU" fo:font-weight="normal" style:font-weight-asian="normal" style:font-weight-complex="normal"/>
    </style:style>
    <style:style style:name="T19" style:family="text">
      <style:text-properties style:use-window-font-color="true"/>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fo:font-weight="bold" style:font-weight-asian="bold" style:font-weight-complex="bold"/>
    </style:style>
    <style:style style:name="T23" style:family="text">
      <style:text-properties style:use-window-font-color="true" style:language-complex="ru" style:country-complex="RU"/>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italic" fo:background-color="#ffffff"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line-through-style="none"/>
    </style:style>
    <style:style style:name="T28" style:family="text">
      <style:text-properties style:use-window-font-color="true" style:text-line-through-style="none" style:text-underline-style="none"/>
    </style:style>
    <style:style style:name="T29" style:family="text">
      <style:text-properties style:use-window-font-color="true" fo:font-weight="normal" style:font-weight-asian="normal" style:font-weight-complex="normal"/>
    </style:style>
    <style:style style:name="T30" style:family="text">
      <style:text-properties style:use-window-font-color="true" style:text-underline-style="none"/>
    </style:style>
    <style:style style:name="T31" style:family="text">
      <style:text-properties style:use-window-font-color="true" style:text-underline-style="none" fo:font-weight="bold" style:font-weight-asian="bold" style:font-weight-complex="bold"/>
    </style:style>
    <style:style style:name="T32" style:family="text">
      <style:text-properties style:use-window-font-color="true" fo:background-color="#ffffff"/>
    </style:style>
    <style:style style:name="T33" style:family="text">
      <style:text-properties style:use-window-font-color="true" fo:language="ru" fo:country="RU"/>
    </style:style>
    <style:style style:name="T34" style:family="text">
      <style:text-properties style:use-window-font-color="true" fo:language="ru" fo:country="RU" fo:background-color="#ffffff"/>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weight="bold" style:font-weight-asian="bold" style:font-weight-complex="bold"/>
    </style:style>
    <style:style style:name="T40" style:family="text">
      <style:text-properties style:use-window-font-color="true" fo:language="en" fo:country="US"/>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color="#ff3333"/>
    </style:style>
    <style:style style:name="T51" style:family="text">
      <style:text-properties fo:color="#ff3333" fo:language="ru" fo:country="RU" fo:font-style="normal" fo:font-weight="normal" style:font-style-asian="normal" style:font-weight-asian="normal" style:font-style-complex="normal" style:font-weight-complex="normal"/>
    </style:style>
    <style:style style:name="T52" style:family="text">
      <style:text-properties fo:color="#ff3333" fo:font-style="normal" style:font-style-asian="normal" style:font-style-complex="normal"/>
    </style:style>
    <style:style style:name="T53" style:family="text">
      <style:text-properties fo:color="#ff3333" fo:font-style="normal" fo:font-weight="normal" style:font-style-asian="normal" style:font-weight-asian="normal" style:font-style-complex="normal" style:font-weight-complex="normal"/>
    </style:style>
    <style:style style:name="T54" style:family="text">
      <style:text-properties fo:color="#ff3333" fo:language="en" fo:country="US" fo:font-style="normal" fo:font-weight="normal" style:font-style-asian="normal" style:font-weight-asian="normal" style:font-style-complex="normal" style:font-weight-complex="normal"/>
    </style:style>
    <style:style style:name="T55" style:family="text">
      <style:text-properties fo:language="uk" fo:country="UA" fo:font-style="normal" style:font-style-asian="normal" style:font-style-complex="normal"/>
    </style:style>
    <style:style style:name="T56" style:family="text">
      <style:text-properties fo:language="uk" fo:country="UA" fo:font-style="normal" fo:font-weight="normal" style:font-style-asian="normal" style:font-weight-asian="normal" style:font-style-complex="normal" style:font-weight-complex="normal"/>
    </style:style>
    <style:style style:name="T57" style:family="text">
      <style:text-properties fo:background-color="#ffffff"/>
    </style:style>
    <style:style style:name="T58" style:family="text">
      <style:text-properties style:font-name="Verdana1" fo:language="ru" fo:country="RU"/>
    </style:style>
    <style:style style:name="T59" style:family="text">
      <style:text-properties fo:background-color="transparent"/>
    </style:style>
    <style:style style:name="T60"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Default_20_Paragraph_20_Font"><text:span text:style-name="T20">Янина Каминская</text:span></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1"><text:s/></text:span></text:span></text:p>
      <text:p text:style-name="Caption">Реквием по любви</text:p>
      <text:p text:style-name="P68">или</text:p>
      <text:p text:style-name="P68">мемуары о манипуляторе</text:p>
      <text:h text:style-name="P77" text:outline-level="1"><text:s/><text:bookmark-start text:name="Vviedieniie"/>П<text:bookmark-end text:name="Vviedieniie"/>ролог </text:h>
      <text:p text:style-name="P46">Опыт – дитя мысли, а мысль – дитя действия. Мы не можем изучать людей по книгам.</text:p>
      <text:p text:style-name="P54">Бенджамин Дизраэли</text:p>
      <text:p text:style-name="Text_20_body"><text:soft-page-break/>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4161545465228285774" text:style-name="диалог">
        <text:list-item>
          <text:p text:style-name="P89">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Есть вот, например «мужик хороший» и «мужик плохой». Они обитают в парах с «хорошими бабами» и «плохими»... <text:soft-page-break/>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2398761077371628285" text:style-name="список_20_перечисление">
        <text:list-item>
          <text:p text:style-name="P90">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0">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8129516822850967965" text:style-name="L1">
        <text:list-item>
          <text:p text:style-name="P91">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text:soft-page-break/>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1">Если вы согласны хотя бы с несколькими из этих утверждений, мне жаль — вы попали в клуб жертв манипулятора.</text:p>
      <text:p text:style-name="P47">*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1"><text:soft-page-break/>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9458490" text:continue-list="list4161545465228285774" text:style-name="диалог">
        <text:list-item>
          <text:p text:style-name="P89">Ты переживаешь напрасно!</text:p>
        </text:list-item>
      </text:list>
      <text:p text:style-name="P11">Или:</text:p>
      <text:list xml:id="list39448352" text:continue-numbering="true" text:style-name="диалог">
        <text:list-item>
          <text:p text:style-name="P89">Тебе нужно просто успокоиться!</text:p>
        </text:list-item>
      </text:list>
      <text:p text:style-name="P11">А если ваши отношения уже закончились, то вы, скорее всего, в отчаянии, но слышите:</text:p>
      <text:list xml:id="list39473516" text:continue-numbering="true" text:style-name="диалог">
        <text:list-item>
          <text:p text:style-name="P89">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4"><text:soft-page-break/><text:span text:style-name="T19">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9">психопатом</text:span></text:span><text:span text:style-name="T19">.</text:span></text:p>
      <text:p text:style-name="P47">*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3"> отсутствие, от фр. </text:span><text:span text:style-name="T42">socialistion —</text:span><text:span text:style-name="T13">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5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oft-page-break/><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По сути, разница в поведении психа и психопата лежит в понятии <office:annotation office:name="__Annotation__11825_1188893767"><dc:creator>Яна </dc:creator><dc:date>2018-02-21T14:32:26.61</dc:date><text:p text:style-name="P149"><text:span text:style-name="T60">эмпатия</text:span></text:p><text:p text:style-name="P149"><text:span text:style-name="T60">эмпатии</text:span></text:p><text:p text:style-name="P149"><text:span text:style-name="T60">«эмпатия»</text:span></text:p></office:annotation>«Э<text:span text:style-name="T59">мпатия»</text:span><office:annotation-end office:name="__Annotation__11825_1188893767"/>. </text:p>
      <text:p text:style-name="P24"><text:span text:style-name="T32">Эмпатия (</text:span><text:span text:style-name="T25">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5">— страсть, сопереживание, чувство</text:span><text:span text:style-name="T32">) – </text:span><text:span text:style-name="T34">это способность осознанно </text:span><text:span text:style-name="T34">переживать эмоциональное состояние другого человека. Э</text:span><text:span text:style-name="T32">то, так сказать, социальный механизм, который помогает сопереживать.</text:span></text:p>
      <text:p text:style-name="P10">Существует несколько видов эмпатии:</text:p>
      <text:list xml:id="list39461888" text:continue-list="list2398761077371628285" text:style-name="список_20_перечисление">
        <text:list-item>
          <text:p text:style-name="P93">эмоциональная эмпатия— основана на механизмах проекции и подражания реакциям другого человека;</text:p>
        </text:list-item>
        <text:list-item>
          <text:p text:style-name="P93">когнитивная эмпатия — сравнение, аналогия;</text:p>
        </text:list-item>
        <text:list-item>
          <text:p text:style-name="P93">предикативная эмпатия — способность предсказывать реакции другого человека.</text:p>
        </text:list-item>
      </text:list>
      <text:p text:style-name="P10"><text:soft-page-break/>Прародитель понятия <office:annotation office:name="__Annotation__11826_1188893767"><dc:creator>Яна </dc:creator><dc:date>2018-02-21T14:33:04.62</dc:date><text:p text:style-name="P149"><text:span text:style-name="T60">«психоанализ»</text:span></text:p><text:p text:style-name="P149"><text:span text:style-name="T60">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0">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text:soft-page-break/>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7">*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3">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6">«идеализация — обесценивание — утилизация».</text:span></text:p>
      <text:p text:style-name="P24"><text:span text:style-name="T29">Итак, расстройство</text:span><text:span text:style-name="_31__20_Text"><text:span text:style-name="T29"> личности</text:span></text:span><text:span text:style-name="T29"> </text:span><text:span text:style-name="T19">— это не до конца сформированная психика человека. Это патология нервной системы, по разным причинам возникшая </text:span><text:span text:style-name="T19">при не</text:span><text:span text:style-name="T19">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9472160" text:continue-numbering="true" text:style-name="список_20_перечисление">
        <text:list-item>
          <text:p text:style-name="P90"><text:soft-page-break/>Равнодушие. Пассивное отношение к чувствам других. Отсутствие сострадания. Неумение и неспособность оказывать поддержку.</text:p>
        </text:list-item>
        <text:list-item>
          <text:p text:style-name="P90">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0">Отсутствие чувства вины и сожаления. Неспособность анализировать полученный опыт. Отрицание наказания. Отсутствие стыда.</text:p>
        </text:list-item>
        <text:list-item>
          <text:p text:style-name="P90">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0">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0">Неспособность выдерживать критику. Завышение собственных способностей и значимости. Самолюбие. Нарциссизм.</text:p>
        </text:list-item>
        <text:list-item>
          <text:p text:style-name="P90">Лень. Безынициативность. Однообразность. Отсутствие стремления из-за страха собственной неудачи.</text:p>
        </text:list-item>
        <text:list-item>
          <text:p text:style-name="P90">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4906612544775292560" text:style-name="L2">
        <text:list-header>
          <text:p text:style-name="P112"><text:span text:style-name="Default_20_Paragraph_20_Font"><text:span text:style-name="T23"/></text:span></text:p>
        </text:list-header>
      </text:list>
      <text:p text:style-name="P61"><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4">Американский психиатр-криминолог Харви Клекли, «Маска нормальности»</text:p>
      <text:p text:style-name="Subtitle"><text:soft-page-break/><text:span text:style-name="Default_20_Paragraph_20_Font"><text:span text:style-name="T23">*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64</dc:date><text:p><text:span text:style-name="T60">«расстройство личности»</text:span></text:p><text:p><text:span text:style-name="T60">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2">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text:soft-page-break/>виться сильнее. Кое-где потеряется логика, в чем-то не будет смысла. Но все это будет правда. Моя горькая жгучая правда.</text:p>
      <text:p text:style-name="P47">*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text:soft-page-break/>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64</dc:date><text:p text:style-name="P149"><text:span text:style-name="T61">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text:soft-page-break/>А еще я убеждена, что человек всегда должен оставаться человеком!</text:p>
      <text:p text:style-name="P11">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7">*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65</dc:date><text:p text:style-name="P149"><text:span text:style-name="T61">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7"><text:soft-page-break/>*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9456708" text:continue-list="list39473516" text:style-name="диалог">
        <text:list-item>
          <text:p text:style-name="P89">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3"/></text:span></text:p>
      <text:p text:style-name="P24"><text:span text:style-name="T19">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4">специально разра</text:span><text:span text:style-name="T24">ботанным </text:span><text:span text:style-name="_30__20_Text"><text:span text:style-name="T24">методом</text:span></text:span><text:span text:style-name="T19">, с целью уничтожить человеческое досто</text:span><text:soft-page-break/><text:span text:style-name="T19">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4">Х. Арендт, «Банальность зла: Эйхман в Иерусалиме»</text:p>
      <text:p text:style-name="P44"/>
      <text:p text:style-name="P11"><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7">*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4"><text:span text:style-name="T19">Вы пришли в супермаркет за колбасой. Вас встречает милая девушка и приглашает вас проде</text:span><text:span text:style-name="T19">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19">купить</text:span></text:span><text:span text:style-name="T19"> кусочек этого сыра...</text:span></text:p>
      <text:p text:style-name="P11">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9452310" text:continue-list="list39472160" text:style-name="список_20_перечисление">
        <text:list-item>
          <text:p text:style-name="P90">когнитивный консонанс — согласованность знаний и поведения;</text:p>
        </text:list-item>
        <text:list-item>
          <text:p text:style-name="P90">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24"><text:span text:style-name="T19">Говным гавно жили были...</text:span></text:p>
      <text:h text:style-name="P78" text:outline-level="1"><text:s/>Часть 1. <text:line-break/>Воспоминания</text:h>
      <text:p text:style-name="P65"/>
      <text:h text:style-name="P79"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text:soft-page-break/>Оно здесь, со мной, внутри меня, никуда не уходит и дарит спокойствие. Это было волшебно.</text:p>
      <text:p text:style-name="P11">Так я влюбилась.</text:p>
      <text:h text:style-name="P79"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9451653" text:continue-list="list39456708" text:style-name="диалог">
        <text:list-item>
          <text:p text:style-name="P89">У меня депресс!!!! Помоги! — пишу однажды мартовским днем другу, тому самому — общему.</text:p>
        </text:list-item>
        <text:list-item>
          <text:p text:style-name="P89">Да. Я тут. Излагай. Жалуйся.</text:p>
        </text:list-item>
        <text:list-item>
          <text:p text:style-name="P89"><text:soft-page-break/>Не жалей — подбодри, ты умеешь.</text:p>
        </text:list-item>
        <text:list-item>
          <text:p text:style-name="P89">Хорошо сделаю. Только в каком, собственно, воп­росе?</text:p>
        </text:list-item>
        <text:list-item>
          <text:p text:style-name="P89">Весна. Я выходная. Сижу дома. Одна и ничего не делаю...</text:p>
        </text:list-item>
        <text:list-item>
          <text:p text:style-name="P89">А не хочешь N. вызвонить? Он парень шабутной и весёлый...</text:p>
        </text:list-item>
        <text:list-item>
          <text:p text:style-name="P89">Хочу...</text:p>
        </text:list-item>
        <text:list-item>
          <text:p text:style-name="P89">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453013" text:continue-numbering="true" text:style-name="диалог">
        <text:list-item>
          <text:p text:style-name="P89">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7">*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7">*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9462668" text:continue-numbering="true" text:style-name="диалог">
        <text:list-item>
          <text:p text:style-name="P89">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9471535" text:continue-numbering="true" text:style-name="диалог">
        <text:list-item>
          <text:p text:style-name="P89">Любви не существует — повторяла я, — есть отношения, которые всегда заканчиваются.</text:p>
        </text:list-item>
      </text:list>
      <text:p text:style-name="P11"><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4"><text:span text:style-name="_30__20_Text"><text:span text:style-name="T26">Это еще один пунктик, на который нужно обратить особое внимание — е</text:span></text:span><text:span text:style-name="T2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6">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7"><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9471222" text:continue-numbering="true" text:style-name="диалог">
        <text:list-item>
          <text:p text:style-name="P89">Если я приеду, то буду приставать...</text:p>
        </text:list-item>
        <text:list-item>
          <text:p text:style-name="P89">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4"><text:span text:style-name="T19">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9">Если</text:span></text:span><text:span text:style-name="T19"> я приеду — </text:span><text:span text:style-name="_30__20_Text"><text:span text:style-name="T19">то</text:span></text:span><text:span text:style-name="T19"> буду приставать», прекрасно понимая, что мне и в голову не придет </text:span><text:span text:style-name="T19">ему ответить что-то вроде: «А, да? Ну тогда не приезжай!»</text:span></text:p>
      <text:p text:style-name="P24"><text:span text:style-name="T19">Либо так — либо так. А теперь смотрим чего он этим добился — </text:span><text:span text:style-name="_30__20_Text"><text:span text:style-name="T19">я приняла решение</text:span></text:span><text:span text:style-name="T19">. Меня не спрашивали и не ста</text:span><text:soft-page-break/><text:span text:style-name="T19">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4"><text:span text:style-name="T26">Оказалось, что он сошелся со своей девушкой. Да, е</text:span><text:span text:style-name="_30__20_Text"><text:span text:style-name="T26">го отношения на тот момент еще были</text:span></text:span><text:span text:style-name="T26">. Бесповоротно заканчивались, но еще были. И он уехал. На полгода.</text:span></text:p>
      <text:h text:style-name="P79" text:outline-level="2"><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9449154" text:continue-numbering="true" text:style-name="диалог">
        <text:list-item>
          <text:p text:style-name="P89">Брожу по ночному городу. Думаю о тебе, вспоминаю...</text:p>
        </text:list-item>
        <text:list-item>
          <text:p text:style-name="P89">Привет. — отвечаю я — Как жизнь?</text:p>
        </text:list-item>
        <text:list-item>
          <text:p text:style-name="P89">Мы на маёвку собираемся. Приезжай.</text:p>
        </text:list-item>
        <text:list-item>
          <text:p text:style-name="P89">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39465977" text:continue-numbering="true" text:style-name="диалог">
        <text:list-item>
          <text:p text:style-name="P89">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69</dc:date><text:p text:style-name="P149"><text:span text:style-name="T61">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9443775" text:continue-numbering="true" text:style-name="диалог">
        <text:list-item>
          <text:p text:style-name="P89">Останешься?</text:p>
        </text:list-item>
        <text:list-item>
          <text:p text:style-name="P89">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4"><text:soft-page-break/><text:span text:style-name="T19">Он спросил меня, останусь ли я... Он просто поинтересовался. Своим «останусь» — я </text:span><text:span text:style-name="_30__20_Text"><text:span text:style-name="T19">опять приняла </text:span></text:span><text:span text:style-name="_30__20_Text"><text:span text:style-name="T26">решение. О</text:span></text:span><text:span text:style-name="T26">н</text:span><text:span text:style-name="T19">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4"><text:span text:style-name="T19">Это завуалированное странное внимание воспринимается жертвой, как «да». Жертва начинает </text:span><text:span text:style-name="T19">строить отношения, еще не понимая, что делает это </text:span><text:span text:style-name="_30__20_Text"><text:span text:style-name="T19">одна</text:span></text:span><text:span text:style-name="T19"> и </text:span><text:span text:style-name="_30__20_Text"><text:span text:style-name="T19">для него</text:span></text:span><text:span text:style-name="T19">.</text:span></text:p>
      <text:p text:style-name="P24"><text:span text:style-name="T19">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4">подходящий</text:span><text:span text:style-name="T19">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79"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2">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p>
      <text:p text:style-name="P24"><text:span text:style-name="T19">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9">себе</text:span></text:span><text:span text:style-name="_30__20_Text"><text:span text:style-name="T26"> же</text:span></text:span><text:span text:style-name="T19"> купил по пути ко мне, но всегда угощался. Мама как-то спросила меня:</text:span></text:p>
      <text:list xml:id="list39473954" text:continue-numbering="true" text:style-name="диалог">
        <text:list-item>
          <text:p text:style-name="P89">А что он приносит? Конфеты, вино?...</text:p>
        </text:list-item>
        <text:list-item>
          <text:p text:style-name="P89">Ничего, — ответила я.</text:p>
        </text:list-item>
        <text:list-item>
          <text:p text:style-name="P89"><text:soft-page-break/>Как? Что, приходит с пустыми руками?!</text:p>
        </text:list-item>
        <text:list-item>
          <text:p text:style-name="P89">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71</dc:date><text:p text:style-name="P149"><text:span text:style-name="T61">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71</dc:date><text:p><text:span text:style-name="T61"><text:s/></text:span><text:span text:style-name="T61">,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2">а</text:span><text:span text:style-name="T41">.</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41">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7"><text:soft-page-break/>* * *</text:p>
      <text:p text:style-name="P11">Первое время все было хорошо. Обнимая меня он часто говорил:</text:p>
      <text:list xml:id="list39462300" text:continue-numbering="true" text:style-name="диалог">
        <text:list-item>
          <text:p text:style-name="P89">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9" text:outline-level="2"><text:s/><text:bookmark-start text:name="Glava_5__Introviert"/>Глава 5. <text:line-break/>Интроверт<text:bookmark-end text:name="Glava_5__Introviert"/></text:h>
      <text:p text:style-name="P46">Но одна лишь склонность к интроверсии не сделает из вас мыслителя.</text:p>
      <text:p text:style-name="P54">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466572" text:continue-numbering="true" text:style-name="диалог">
        <text:list-item>
          <text:p text:style-name="P89">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72</dc:date><text:p text:style-name="P149"><text:span text:style-name="T61">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9468721" text:continue-numbering="true" text:style-name="диалог">
        <text:list-item>
          <text:p text:style-name="P89">Ты же знаешь — я интроверт. Давай потом.</text:p>
        </text:list-item>
      </text:list>
      <text:p text:style-name="P47">*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7">*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4"><text:span text:style-name="T19">На мой вопрос: «Как это понимать?», он ответил, что это ничего не значит, и, как и всегда, замял эту тему. Я</text:span><text:span text:style-name="_30__20_Text"><text:span text:style-name="T26"> даже не поняла, как он так просто ушел от объяснений</text:span></text:span><text:span text:style-name="T26">!</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4"><text:span text:style-name="T19">Так или иначе, его отношение и поведение тогда говорило мне о том, что </text:span><text:span text:style-name="_30__20_Text"><text:span text:style-name="T19">со мной что-то не так.</text:span></text:span><text:span text:style-name="T19">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4"><text:span text:style-name="T19">Замешательство! Еще вчера все было хорошо, но уже сегодня что-то не так. Что не так? Что-то во мне? Ну да, раз </text:span><text:span text:style-name="_30__20_Text"><text:span text:style-name="T26">он</text:span></text:span><text:span text:style-name="T19"> отстранился. А что во мне не так? Я не подхожу ему в постели? Может я что-то сказала глупое, или обидела </text:span><text:soft-page-break/><text:span text:style-name="T19">чем? А может ему понравилась другая девочка? Или он понял, что не готов к серьезным отношениям?..</text:span></text:p>
      <text:p text:style-name="P24"><text:span text:style-name="T19">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19">,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9468578" text:continue-numbering="true" text:style-name="диалог">
        <text:list-item>
          <text:p text:style-name="P89">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4"><text:span text:style-name="T19">Конечно меня это обижало. Конечно, я обижалась, но — </text:span><text:span text:style-name="T24">старалась</text:span><text:span text:style-name="T19">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6"> </text:span><text:span text:style-name="_30__20_Text"><text:span text:style-name="T26">мне ничего не нужно — я</text:span></text:span><text:span text:style-name="T19">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4"><text:soft-page-break/><text:span text:style-name="T19">Получается, что кто-то </text:span><text:span text:style-name="_30__20_Text"><text:span text:style-name="T19">одна</text:span></text:span><text:span text:style-name="T19"> из нас хочет близости, стремясь к нормальным отношениям, прояв</text:span><text:span text:style-name="T19">ляет инициативу, ничего не получает, остается </text:span><text:span text:style-name="T19">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2">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text:soft-page-break/>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39444013" text:continue-numbering="true" text:style-name="диалог">
        <text:list-item>
          <text:p text:style-name="P89">Мы же живем вместе, что тебе еще надо?!</text:p>
        </text:list-item>
      </text:list>
      <text:p text:style-name="P11">Или:</text:p>
      <text:list xml:id="list39463533" text:continue-numbering="true" text:style-name="диалог">
        <text:list-item>
          <text:p text:style-name="P89">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7">* * *</text:p>
      <text:p text:style-name="P11">У меня в руках был меч, но сражалась я с ветром<office:annotation office:name="__Annotation__13257_37434062"><dc:creator>Яна </dc:creator><dc:date>2018-02-22T17:22:39.73</dc:date><text:p text:style-name="P149"><text:span text:style-name="T61">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74</dc:date><text:p text:style-name="P149"><text:span text:style-name="T61">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7">*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4"><text:span text:style-name="T19">Интроверт, так интроверт. Так забейся ты в чулан и сиди размышляй о жизни! Но нет! Друзья - </text:span><text:span text:style-name="T19">да! Кому-то помочь? Да! Помочь мне — занят! Шпилить — да, потрахаться — занят!..</text:span></text:p>
      <text:p text:style-name="P24"><text:span text:style-name="T19">Я погрузилась в долгие раздумья на тему</text:span><text:span text:style-name="T26"> «Ч</text:span><text:span text:style-name="_30__20_Text"><text:span text:style-name="T26">то со мной не так?»</text:span></text:span><text:span text:style-name="T26">.</text:span><text:span text:style-name="T19">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7"><text:soft-page-break/>*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4"><text:span text:style-name="T19">Это нормально, но! Когда это занятие отбирает </text:span><text:span text:style-name="_30__20_Text"><text:span text:style-name="T19">все</text:span></text:span><text:span text:style-name="T19"> свободное время, отношения перестают быть здоровыми и начинают приносить боль.</text:span></text:p>
      <text:p text:style-name="P24"><text:span text:style-name="T19">Когда один из партнеров </text:span><text:span text:style-name="_30__20_Text"><text:span text:style-name="T19">слишком часто</text:span></text:span><text:span text:style-name="T19">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4"><text:span text:style-name="T19">Мои просьбы стали восприниматься в «штыки». Уже тогда он мог пообещать мне что-то сделать, но</text:span><text:span text:style-name="T26"> </text:span><text:span text:style-name="_30__20_Text"><text:span text:style-name="T26">не сдерживал свое слово в самый последний момент</text:span></text:span><text:span text:style-name="T26">.</text:span><text:span text:style-name="T19"> Это порождало во мне ощущение, что меня обманули и вызывало чувство обиды, хоть он и красноречиво описывал причины.</text:span></text:p>
      <text:p text:style-name="P24"><text:span text:style-name="T19">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19">чай. Так было практически каждый раз, когда у</text:span><text:span text:style-name="T26"> </text:span><text:span text:style-name="_30__20_Text"><text:span text:style-name="T26">нас</text:span></text:span><text:span text:style-name="T26"> </text:span><text:span text:style-name="T19">были договоренности.</text:span></text:p>
      <text:p text:style-name="P11"><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7">*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4"><text:span text:style-name="T19">Мы выбираем жанры, характер развлечений и </text:span><text:span text:style-name="_30__20_Text"><text:span text:style-name="T19">людей</text:span></text:span><text:span text:style-name="T19">, сущность которых нам, так или иначе, близка и подходит по ряду качеств. Руководствуясь своим отношением к этим </text:span><text:soft-page-break/><text:span text:style-name="T19">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75</dc:date><text:p text:style-name="P149"><text:span text:style-name="T61">запятая</text:span></text:p></office:annotation>человека, ведь <office:annotation-end office:name="__Annotation__13727_37434062"/>легче понять!</text:p>
      <text:p text:style-name="P24"><text:span text:style-name="T19">И вот тут стоит напомнить об эмпатии. Ведь, говоря простыми словами, эмпатия — это, своего рода, </text:span><text:span text:style-name="_30__20_Text"><text:span text:style-name="T19">способность поставить себя на место другого.</text:span></text:span><text:span text:style-name="T19">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9447111" text:continue-numbering="true" text:style-name="диалог">
        <text:list-item>
          <text:p text:style-name="P89">Что ты выдумываешь?</text:p>
        </text:list-item>
      </text:list>
      <text:p text:style-name="P11">Или:</text:p>
      <text:list xml:id="list39452669" text:continue-numbering="true" text:style-name="диалог">
        <text:list-item>
          <text:p text:style-name="P89"><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7"><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76</dc:date><text:p text:style-name="P149"><text:span text:style-name="T61">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7"><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76</dc:date><text:p text:style-name="P149"><text:span text:style-name="T61">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77</dc:date><text:p text:style-name="P149"><text:span text:style-name="T61">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6">«Большинство людей не видят ловушки, в которой находятся.»</text:p>
      <text:p text:style-name="P44">Роберт Кийосаки</text:p>
      <text:p text:style-name="P44"/>
      <text:p text:style-name="P11">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9466610" text:continue-numbering="true" text:style-name="диалог">
        <text:list-item>
          <text:p text:style-name="P89">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7">*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9454415" text:continue-numbering="true" text:style-name="диалог">
        <text:list-item>
          <text:p text:style-name="P89">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7">*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77</dc:date><text:p text:style-name="P149"><text:span text:style-name="T61">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9447373" text:continue-list="list39452310" text:style-name="список_20_перечисление">
        <text:list-item>
          <text:p text:style-name="P90">оградить меня от какого-либо общения, дабы лишить меня любой попытки получить поддержку со стороны;</text:p>
        </text:list-item>
        <text:list-item>
          <text:p text:style-name="P90">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0">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7">*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0">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text:soft-page-break/>Такие прекрасные здоровые отношения!</text:p>
      <text:h text:style-name="P79"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78</dc:date><text:p text:style-name="P149"><text:span text:style-name="T61">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79</dc:date><text:p text:style-name="P149"><text:span text:style-name="T61">,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7"><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447310" text:continue-list="list39454415" text:style-name="диалог">
        <text:list-item>
          <text:p text:style-name="P89">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9459417" text:continue-numbering="true" text:style-name="диалог">
        <text:list-item>
          <text:p text:style-name="P89">Уже лучше.</text:p>
        </text:list-item>
        <text:list-item>
          <text:p text:style-name="P89">Ну это уже куда не шло!..</text:p>
        </text:list-item>
      </text:list>
      <text:p text:style-name="P11">Или:</text:p>
      <text:list xml:id="list39460433" text:continue-numbering="true" text:style-name="диалог">
        <text:list-item>
          <text:p text:style-name="P89">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7">*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9470234" text:continue-numbering="true" text:style-name="диалог">
        <text:list-item>
          <text:p text:style-name="P89">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4"><text:soft-page-break/><text:span text:style-name="T19">Следующим этапом, как вы поняли, является </text:span><text:span text:style-name="_30__20_Text"><text:span text:style-name="T26">изоляция жертвы от ее привычного окружения</text:span></text:span><text:span text:style-name="T26">.</text:span><text:span text:style-name="T19">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9470124" text:continue-numbering="true" text:style-name="диалог">
        <text:list-item>
          <text:p text:style-name="P89">Либо тех, либо тех!</text:p>
        </text:list-item>
        <text:list-item>
          <text:p text:style-name="P89">Но я хочу видеть всех в этот день! Это мой день. Это мои друзья...</text:p>
        </text:list-item>
        <text:list-item>
          <text:p text:style-name="P89">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4">В. Адамчик, «Манипулятор. Секреты успешной манипуляции человеком»</text:p>
      <text:p text:style-name="P44"/>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7"><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4"><text:span text:style-name="_30__20_Text"><text:span text:style-name="T19">Если</text:span></text:span><text:span text:style-name="T19"> я приглашу всех, </text:span><text:span text:style-name="_30__20_Text"><text:span text:style-name="T19">то</text:span></text:span><text:span text:style-name="T19">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text:soft-page-break/>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7">*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9457651" text:continue-list="list39447373" text:style-name="список_20_перечисление">
        <text:list-item>
          <text:p text:style-name="P90"><text:soft-page-break/>похвала, поверхностное очарование, поверхностное сочувствие, чрезмерные извинения;</text:p>
        </text:list-item>
        <text:list-item>
          <text:p text:style-name="P90">деньги, одобрение, подарки;</text:p>
        </text:list-item>
        <text:list-item>
          <text:p text:style-name="P90">внимание, выражения лица, такое как притворный смех или улыбка;</text:p>
        </text:list-item>
        <text:list-item>
          <text:p text:style-name="P90">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7">*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9" text:outline-level="2"><text:s/><text:bookmark-start text:name="Glava_7__Z____Zabota"/>Глава 7. <text:line-break/>З — Забота<text:bookmark-end text:name="Glava_7__Z____Zabota"/></text:h>
      <text:p text:style-name="P46">В пустой душе и в сердце эгоиста</text:p>
      <text:p text:style-name="P46">Не может быть божественной любви.</text:p>
      <text:p text:style-name="P54">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9455781" text:continue-list="list39470124" text:style-name="диалог">
        <text:list-item>
          <text:p text:style-name="P89">Что-то ты бледненькая, тебе плохо? — спросила она.</text:p>
        </text:list-item>
        <text:list-item>
          <text:p text:style-name="P89">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1">*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9468343" text:continue-numbering="true" text:style-name="диалог">
        <text:list-item>
          <text:p text:style-name="P89">Мне так было бы приятно, если бы ты сегодня встретил меня с работы с ужином...</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1">*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text:soft-page-break/>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9464076" text:continue-numbering="true" text:style-name="диалог">
        <text:list-item>
          <text:p text:style-name="P89">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82</dc:date><text:p text:style-name="P149"><text:span text:style-name="T61">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4"><text:span text:style-name="T19">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19">ступок. Может он ду</text:span><text:span text:style-name="T19">мал, что я симулирую металлическую пластину в кости, чтоб </text:span>поднапрячь<text:span text:style-name="T19">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50">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83</dc:date><text:p text:style-name="P149"><text:span text:style-name="T61">Запятая</text:span></text:p><text:p text:style-name="P149"><text:span text:style-name="T61"/></text:p></office:annotation>потому, что<office:annotation-end office:name="__Annotation__13216_1175146742"/> он знал — он будет безнаказанным, пока я ищу проблему в себе.</text:p>
      <text:p text:style-name="P11"><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4"><text:span text:style-name="T19">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9">только себе</text:span></text:span><text:span text:style-name="T19">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1">*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text:soft-page-break/>Я плакала по ночам и изводила себя. <office:annotation office:name="__Annotation__13282_1175146742"><dc:creator>Яна </dc:creator><dc:date>2018-02-23T15:58:37.84</dc:date><text:p text:style-name="P149"><text:span text:style-name="T61">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4">Личко А.Е., «Синдром неустойчивого поведения»</text:p>
      <text:p text:style-name="P44"/>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9459638" text:continue-numbering="true" text:style-name="диалог">
        <text:list-item>
          <text:p text:style-name="P89">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9455938" text:continue-numbering="true" text:style-name="диалог">
        <text:list-item>
          <text:p text:style-name="P89">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1">*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происходит, я ощущала страх, абсолютное одиночество, <text:soft-page-break/>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85</dc:date><text:p text:style-name="P149"><text:span text:style-name="T61">запятая</text:span></text:p></office:annotation>унижена и<office:annotation-end office:name="__Annotation__13756_1175146742"/> нет пути назад. Это <office:annotation office:name="__Annotation__13817_1175146742"><dc:creator>Яна </dc:creator><dc:date>2018-02-23T17:07:48.85</dc:date><text:p text:style-name="P149"><text:span text:style-name="T61">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text:soft-page-break/>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9445847" text:continue-numbering="true" text:style-name="диалог">
        <text:list-item>
          <text:p text:style-name="P89">Где ты? Вернись! Почему ты ушла? Что случилось???</text:p>
        </text:list-item>
      </text:list>
      <text:p text:style-name="P11"><text:soft-page-break/>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9445222" text:continue-numbering="true" text:style-name="диалог">
        <text:list-item>
          <text:p text:style-name="P89">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4"><text:span text:style-name="T19">Тогда я подумала, что признание для него — серьезный шаг, а не легкомысленное решение, но </text:span><text:span text:style-name="T19">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7"><text:soft-page-break/>*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4"><text:span text:style-name="T19">Это была моя ошибка, пожалуй самая горькая для меня, ведь в то время, как я </text:span><text:span text:style-name="T26">и</text:span><text:span text:style-name="_30__20_Text"><text:span text:style-name="T26">скала в себе причины</text:span></text:span><text:span text:style-name="T26"> наших разногласий, </text:span><text:span text:style-name="_30__20_Text"><text:span text:style-name="T26">он продолжал паразитировать</text:span></text:span><text:span text:style-name="T26"> на</text:span><text:span text:style-name="T19"> моей к нему привязанности. Я строила отношения, в то время, как он ими просто пользовался.</text:span></text:p>
      <text:h text:style-name="P79"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7">*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9446412" text:continue-numbering="true" text:style-name="диалог">
        <text:list-item>
          <text:p text:style-name="P89">Я вчера ходил в кино.</text:p>
        </text:list-item>
      </text:list>
      <text:p text:style-name="P11">Мы едем в за город отдыхать, он скажет:</text:p>
      <text:list xml:id="list39446560" text:continue-numbering="true" text:style-name="диалог">
        <text:list-item>
          <text:p text:style-name="P89">Я еду...</text:p>
        </text:list-item>
      </text:list>
      <text:p text:style-name="P24"><text:soft-page-break/><text:span text:style-name="T19">Он скажет, что в гостях был — он, хотя мы были <text:s/>вместе. Меня в этих обсуждениях на тему «Как прошли мои выходные» не было, разговаривай он </text:span><text:span text:style-name="T19">с мамой, боссом или друзьями. Был </text:span><text:span text:style-name="_30__20_Text"><text:span text:style-name="T19">он</text:span></text:span><text:span text:style-name="T19">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4"><text:span text:style-name="T19">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9">нас</text:span></text:span><text:span text:style-name="T19">, где я стояла на втором месте, а не в одной иерархии с ним. Я — халявное дополнение.</text:span></text:p>
      <text:p text:style-name="P24"><text:span text:style-name="T19">Еще раз повторю это противное </text:span><text:span text:style-name="T26">«</text:span><text:span text:style-name="_30__20_Text"><text:span text:style-name="T26">я до сих пор не понимаю</text:span></text:span><text:span text:style-name="T26">»</text:span><text:span text:style-name="T19">,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19">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9446409" text:continue-numbering="true" text:style-name="диалог">
        <text:list-item>
          <text:p text:style-name="P89"><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9460813" text:continue-numbering="true" text:style-name="диалог">
        <text:list-item>
          <text:p text:style-name="P89">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1">*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9445943" text:continue-numbering="true" text:style-name="диалог">
        <text:list-item>
          <text:p text:style-name="P89">Ого, ты что, предложение делаешь?!</text:p>
        </text:list-item>
      </text:list>
      <text:p text:style-name="P11"><text:soft-page-break/>Милый засмеялся и ответил:</text:p>
      <text:list xml:id="list39473489" text:continue-numbering="true" text:style-name="диалог">
        <text:list-item>
          <text:p text:style-name="P113"><text:span text:style-name="_30__20_Text"><text:span text:style-name="T19">Конечно</text:span></text:span><text:span text:style-name="T19">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1">* * *</text:p>
      <text:p text:style-name="P11">Часто его просьбы были провокацией и сопровождались:</text:p>
      <text:list xml:id="list39451188" text:continue-numbering="true" text:style-name="диалог">
        <text:list-item>
          <text:p text:style-name="P89">Слабо? Ты сможешь!</text:p>
        </text:list-item>
      </text:list>
      <text:p text:style-name="P24"><text:span text:style-name="T19">Откажись я, это означало бы, что я открыто призн</text:span><text:span text:style-name="_30__20_Text"><text:span text:style-name="T19">а</text:span></text:span><text:span text:style-name="T19">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4"><text:span text:style-name="T19">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9">ты,</text:span></text:span><text:span text:style-name="T19">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1">*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457130" text:continue-numbering="true" text:style-name="диалог">
        <text:list-item>
          <text:p text:style-name="P89"><text:soft-page-break/>Давай сама, котик. Я не хочу/занят/мне ничего нужно/там дождь/голова болит/меня всё устраивает...</text:p>
        </text:list-item>
      </text:list>
      <text:p text:style-name="P11">Или его коронное:</text:p>
      <text:list xml:id="list39475039" text:continue-numbering="true" text:style-name="диалог">
        <text:list-item>
          <text:p text:style-name="P89">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9444280" text:continue-numbering="true" text:style-name="диалог">
        <text:list-item>
          <text:p text:style-name="P89">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9454019" text:continue-numbering="true" text:style-name="диалог">
        <text:list-item>
          <text:p text:style-name="P89"><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9467599" text:continue-numbering="true" text:style-name="диалог">
        <text:list-item>
          <text:p text:style-name="P89">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4"><text:span text:style-name="T19">Этот прием манипулирования называется </text:span><text:span text:style-name="_30__20_Text"><text:span text:style-name="T19">виктимблейминг</text:span></text:span><text:span text:style-name="T19">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9">это </text:span></text:span><text:span text:style-name="_30__20_Text"><text:span text:style-name="T26">было</text:span></text:span><text:span text:style-name="_30__20_Text"><text:span text:style-name="T19"> моим решением</text:span></text:span><text:span text:style-name="_30__20_Text"><text:span text:style-name="T26">. Э</text:span></text:span><text:span text:style-name="T19">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9470558" text:continue-numbering="true" text:style-name="диалог">
        <text:list-item>
          <text:p text:style-name="P89">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51"><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453326" text:continue-numbering="true" text:style-name="диалог">
        <text:list-item>
          <text:p text:style-name="P89">Автобусом?! Лучше бы ты мне не говорила!..</text:p>
        </text:list-item>
      </text:list>
      <text:p text:style-name="P11">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4"><text:span text:style-name="T19">Из-за высокого роста, его ноги никуда не помещаются. Я не предусмотрела. Я виновата. Теперь он будет мучиться </text:span><text:span text:style-name="_30__20_Text"><text:span text:style-name="T19">из-за меня</text:span></text:span><text:span text:style-name="T19">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9473177" text:continue-numbering="true" text:style-name="диалог">
        <text:list-item>
          <text:p text:style-name="P89">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4">Ирина Мельниченко, «Мудаки и игра на публику»</text:p>
      <text:p text:style-name="P44"/>
      <text:p text:style-name="P47">*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9466907" text:continue-numbering="true" text:style-name="диалог">
        <text:list-item>
          <text:p text:style-name="P89">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39469023" text:continue-numbering="true" text:style-name="диалог">
        <text:list-item>
          <text:p text:style-name="P89">Сама, котик...</text:p>
        </text:list-item>
        <text:list-item>
          <text:p text:style-name="P89">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460135" text:continue-numbering="true" text:style-name="диалог">
        <text:list-item>
          <text:p text:style-name="P89">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9" text:outline-level="2"><text:s/><text:bookmark-start text:name="Glava_9__My_tak_obshchaiemsia"/>Глава 9. <text:line-break/>Мы так общаемся<text:bookmark-end text:name="Glava_9__My_tak_obshchaiemsia"/></text:h>
      <text:p text:style-name="P46">Скажи мне, кто твой друг и я скажу кто ты.</text:p>
      <text:p text:style-name="P54">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4">Я.А. Волкова, «Деструктивное общение: к определению понятия»</text:p>
      <text:p text:style-name="Цитата_20_-_20_автор"><text:span text:style-name="_31__20_Text"><text:span text:style-name="T19"/></text:span></text:p>
      <text:p text:style-name="P24"><text:span text:style-name="T19">Его </text:span><text:span text:style-name="_30__20_Text"><text:span text:style-name="T19">лучший друг</text:span></text:span><text:span text:style-name="T19">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1">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3"><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9472075" text:continue-numbering="true" text:style-name="диалог">
        <text:list-item>
          <text:p text:style-name="P89">Тю! Ты серьезно?! Посмотри на себя! Это был вопрос времени! Она слишком хороша для тебя! Хватит нюни распускать!..</text:p>
        </text:list-item>
      </text:list>
      <text:p text:style-name="P51">*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39465577" text:continue-numbering="true" text:style-name="диалог">
        <text:list-item>
          <text:p text:style-name="P113"><text:span text:style-name="T19">Если на земле не останется ни одной </text:span><text:span text:style-name="_30__20_Text"><text:span text:style-name="T19">бабы</text:span></text:span><text:span text:style-name="T19">, </text:span><text:span text:style-name="T24">иметь</text:span><text:span text:style-name="T19">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458094" text:continue-numbering="true" text:style-name="диалог">
        <text:list-item>
          <text:p text:style-name="P113"><text:span text:style-name="T19">Ну он же у нас самый красивый, вот его и пустим первым по кругу...</text:span><text:span text:style-name="Default_20_Paragraph_20_Font"><text:span text:style-name="T23">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4">Я. А. Волкова, «Деструктивное общение в когнитивно-дискурсивном аспекте»</text:p>
      <text:p text:style-name="P44"/>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9460472" text:continue-numbering="true" text:style-name="диалог">
        <text:list-item>
          <text:p text:style-name="P89">Неужели тебе нравятся такое общение!?</text:p>
        </text:list-item>
      </text:list>
      <text:p text:style-name="P24">Ответ всегда был один:</text:p>
      <text:list xml:id="list39472523" text:continue-numbering="true" text:style-name="диалог">
        <text:list-item>
          <text:p text:style-name="P89">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91</dc:date><text:p text:style-name="P149"><text:span text:style-name="T61">запятая</text:span></text:p></office:annotation>нашел кому<office:annotation-end office:name="__Annotation__15205_1175146742"/> пожаловаться.</text:p>
      <text:p text:style-name="P51">* * *</text:p>
      <text:p text:style-name="P11">Вернемся к делу. Основных тем у них было несколько:</text:p>
      <text:list xml:id="list39452777" text:continue-list="list39457651" text:style-name="список_20_перечисление">
        <text:list-item>
          <text:p text:style-name="P90">женские жопы;</text:p>
        </text:list-item>
        <text:list-item>
          <text:p text:style-name="P90">как изменить девушке/жене и сделать так, чтоб об этом никто не узнал;</text:p>
        </text:list-item>
        <text:list-item>
          <text:p text:style-name="P90">печальная история о том, как одна их общая подруга «дала» им всем, кроме одного, чем жестоко задела самолюбие оного;</text:p>
        </text:list-item>
        <text:list-item>
          <text:p text:style-name="P90">размер мужского достоинства;</text:p>
        </text:list-item>
        <text:list-item>
          <text:p text:style-name="P90"><text:soft-page-break/>HOTS<text:note text:id="ftn8" text:note-class="footnote"><text:note-citation text:label="*">*</text:note-citation><text:note-body><text:p text:style-name="Footnote"><text:span text:style-name="T41">HOTS (Heroes of the Storm) – </text:span><text:span text:style-name="T12">компьютерная игра, разработанная </text:span><text:span text:style-name="T41">Blizzard Entertainment.</text:span></text:p></text:note-body></text:note>;</text:p>
        </text:list-item>
        <text:list-item>
          <text:p text:style-name="P90">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4">Я. А. Волкова, «Деструктивное общение в когнитивно-дискурсивнов аспекте»</text:p>
      <text:p text:style-name="Цитата_20_-_20_автор"><text:span text:style-name="Default_20_Paragraph_20_Font"><text:span text:style-name="T23"/></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92</dc:date><text:p text:style-name="P149"><text:span text:style-name="T61">запятая</text:span></text:p></office:annotation>забыл сколько<office:annotation-end office:name="__Annotation__15334_1175146742"/> для тебя сделал!»</text:p>
      <text:p text:style-name="P51">* * *</text:p>
      <text:p text:style-name="P24"><text:span text:style-name="T19">Так вот, все это о </text:span><text:span text:style-name="_30__20_Text"><text:span text:style-name="T19">его</text:span></text:span><text:span text:style-name="T19"> окружении, именно о </text:span><text:span text:style-name="_30__20_Text"><text:span text:style-name="T19">его</text:span></text:span><text:span text:style-name="T19"> друзьях. Но есть еще другое окружение — </text:span><text:span text:style-name="T24">наше</text:span><text:span text:style-name="T19">. Это те ребята, которых мы повстречали уже будучи в паре. То есть, </text:span><text:span text:style-name="T24">наши общие</text:span><text:span text:style-name="T19"> друзья. Их он обрабатывал по-другому — немного аккуратней. Если </text:span><text:span text:style-name="_30__20_Text"><text:span text:style-name="T19">своим</text:span></text:span><text:span text:style-name="T19"> друзьям он говорил про меня:</text:span></text:p>
      <text:list xml:id="list39453892" text:continue-list="list39472523" text:style-name="диалог">
        <text:list-item>
          <text:p text:style-name="P89">Она неадекватная...</text:p>
        </text:list-item>
      </text:list>
      <text:p text:style-name="P24"><text:span text:style-name="T19">И дальше по тексту, то </text:span><text:span text:style-name="_30__20_Text"><text:span text:style-name="T19">нашим</text:span></text:span><text:span text:style-name="T19"> друзьям говорилось все в другой форме:</text:span></text:p>
      <text:list xml:id="list39471448" text:continue-numbering="true" text:style-name="диалог">
        <text:list-item>
          <text:p text:style-name="P89">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4"><text:span text:style-name="T19">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9">опять</text:span></text:span><text:span text:style-name="T19">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93</dc:date><text:p text:style-name="P149"><text:span text:style-name="T61">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1">* * *</text:p>
      <text:p text:style-name="P11">Не могу не вставить пару слов о его семье... Точнее — 4 слова:</text:p>
      <text:list xml:id="list5474048612481981242" text:style-name="List_20_1">
        <text:list-item>
          <text:p text:style-name="P92">Все</text:p>
        </text:list-item>
        <text:list-item>
          <text:p text:style-name="P92">Друг</text:p>
        </text:list-item>
        <text:list-item>
          <text:p text:style-name="P92">Друга</text:p>
        </text:list-item>
        <text:list-item>
          <text:p text:style-name="P92">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93</dc:date><text:p text:style-name="P149"><text:span text:style-name="T61">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9472491" text:continue-list="list39471448" text:style-name="диалог">
        <text:list-item>
          <text:p text:style-name="P89">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9466953" text:continue-numbering="true" text:style-name="диалог">
        <text:list-item>
          <text:p text:style-name="P94">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9" text:outline-level="2"><text:s/><text:bookmark-start text:name="Glava_10__Eto_nie_ia"/>Глава 10. <text:line-break/>Это не я<text:bookmark-end text:name="Glava_10__Eto_nie_ia"/></text:h>
      <text:p text:style-name="P46">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6">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9"><text:s/></text:span></text:span><text:span text:style-name="T19">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94</dc:date><text:p text:style-name="P149"><text:span text:style-name="T61">запятая</text:span></text:p></office:annotation>при этом он<office:annotation-end office:name="__Annotation__18324_1175146742"/> сидел и <office:annotation office:name="__Annotation__18397_1175146742"><dc:creator>Яна </dc:creator><dc:date>2018-02-26T10:39:35.95</dc:date><text:p text:style-name="P149"><text:span text:style-name="T61">запятая</text:span></text:p></office:annotation>шпилил, придя<office:annotation-end office:name="__Annotation__18397_1175146742"/> с работы<office:annotation office:name="__Annotation__18398_1175146742"><dc:creator>Яна </dc:creator><dc:date>2018-02-26T10:39:54.95</dc:date><text:p text:style-name="P149"><text:span text:style-name="T61">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9457069" text:continue-numbering="true" text:style-name="диалог">
        <text:list-item>
          <text:p text:style-name="P94">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19">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19">разболелся зуб</text:span><text:span text:style-name="T40">*</text:span><text:span text:style-name="T19">. Он мог </text:span><text:span text:style-name="_30__20_Text"><text:span text:style-name="T19">говорить</text:span></text:span><text:span text:style-name="T19"> сколько угодно, но когда приходило время </text:span><text:span text:style-name="_30__20_Text"><text:span text:style-name="T19">делать</text:span></text:span><text:span text:style-name="T19">, ему всегда что-то «мешало». Но чаще всего было:</text:span></text:p>
      <text:list xml:id="list39454469" text:continue-numbering="true" text:style-name="диалог">
        <text:list-item>
          <text:p text:style-name="P94"><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2">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1">*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9451962" text:continue-numbering="true" text:style-name="диалог">
        <text:list-item>
          <text:p text:style-name="P94">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1">*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9467608" text:continue-numbering="true" text:style-name="диалог">
        <text:list-item>
          <text:p text:style-name="P94">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9448322" text:continue-numbering="true" text:style-name="диалог">
        <text:list-item>
          <text:p text:style-name="P94">Мне не обязательно стирать трусы каждый день!</text:p>
        </text:list-item>
      </text:list>
      <text:p text:style-name="Text_20_body"><text:span text:style-name="T19">Мне приходилось просить его чистить уши, потому, что </text:span><text:span text:style-name="_30__20_Text"><text:span text:style-name="T19">мне было стыдно</text:span></text:span><text:span text:style-name="T19">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4">это</text:span><text:span text:style-name="T19">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9447397" text:continue-numbering="true" text:style-name="диалог">
        <text:list-item>
          <text:p text:style-name="P94">Пойдем купим тебе что-нибудь новое.</text:p>
        </text:list-item>
      </text:list>
      <text:p text:style-name="P3">Он отвечал:</text:p>
      <text:list xml:id="list394720751" text:continue-numbering="true" text:style-name="диалог">
        <text:list-item>
          <text:p text:style-name="P94">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9">Это было еще одно чувство вины. Но в отличии от всех остальных, навязанных мне, это был стыд. </text:span><text:span text:style-name="_30__20_Text"><text:span text:style-name="T19">Мне было стыдно</text:span></text:span><text:span text:style-name="T19"> от того, что я не </text:span><office:annotation office:name="__Annotation__13005_1216695877"><dc:creator>Яна </dc:creator><dc:date>2018-02-26T11:17:50.96</dc:date><text:p text:style-name="P149"><text:span text:style-name="T61">запятая</text:span></text:p></office:annotation><text:span text:style-name="T19">справляюсь как</text:span><office:annotation-end office:name="__Annotation__13005_1216695877"/><text:span text:style-name="T19">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7">* * *</text:p>
      <text:p text:style-name="Text_20_body"><text:span text:style-name="T19">А вы знали, что </text:span><text:span text:style-name="_30__20_Text"><text:span text:style-name="T19">неряшливость является одним из симптомов психического отклонения</text:span></text:span><text:span text:style-name="T19">?</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451623" text:continue-numbering="true" text:style-name="диалог">
        <text:list-item>
          <text:p text:style-name="P94">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9469532" text:continue-numbering="true" text:style-name="диалог">
        <text:list-item>
          <text:p text:style-name="P94">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9472787" text:continue-numbering="true" text:style-name="диалог">
        <text:list-item>
          <text:p text:style-name="P94">Это не я...</text:p>
        </text:list-item>
        <text:list-item>
          <text:p text:style-name="P94">Если я этого не помню, значит этого не было.</text:p>
        </text:list-item>
        <text:list-item>
          <text:p text:style-name="P94">Я имею право хранить молчание.</text:p>
        </text:list-item>
        <text:list-item>
          <text:p text:style-name="P94">Я ничего не обещал.</text:p>
        </text:list-item>
      </text:list>
      <text:p text:style-name="P51">*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9463015" text:continue-numbering="true" text:style-name="диалог">
        <text:list-item>
          <text:p text:style-name="P94">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1">* * *</text:p>
      <text:p text:style-name="Text_20_body"><text:span text:style-name="T19">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9">триггера</text:span></text:span><text:span text:style-name="T19">.</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1">*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98</dc:date><text:p text:style-name="P149"><text:span text:style-name="T61">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9454713" text:continue-numbering="true" text:style-name="диалог">
        <text:list-item>
          <text:p text:style-name="P94">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19">На первый взгляд ничего странного. Мы кому-то нравимся — это же хорошо. Но, на самом деле, это — </text:span><text:span text:style-name="_30__20_Text"><text:span text:style-name="T19">триангуляция</text:span></text:span><text:span text:style-name="T19">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19">Этот метод называется </text:span><text:span text:style-name="_30__20_Text"><text:span text:style-name="T19">манипуляцией тщеславием (положительное подкрепление)</text:span></text:span><text:span text:style-name="T19">.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19">В добавок ко всему, это </text:span><text:span text:style-name="_30__20_Text"><text:span text:style-name="T19">манипуляция чувством вины</text:span></text:span><text:span text:style-name="T19">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19">Манипуляция жалостью</text:span></text:span><text:span text:style-name="T19">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9"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459669" text:continue-numbering="true" text:style-name="диалог">
        <text:list-item>
          <text:p text:style-name="P94">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9460767" text:continue-numbering="true" text:style-name="диалог">
        <text:list-item>
          <text:p text:style-name="P94">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459454" text:continue-numbering="true" text:style-name="диалог">
        <text:list-item>
          <text:p text:style-name="P94">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455385" text:continue-numbering="true" text:style-name="диалог">
        <text:list-item>
          <text:p text:style-name="P94"><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9448657" text:continue-numbering="true" text:style-name="диалог">
        <text:list-item>
          <text:p text:style-name="P94">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4"><text:soft-page-break/>Шейнов В. П., «Скрытое управление человеком»</text:p>
      <text:p text:style-name="Цитата_20_-_20_автор"><text:span text:style-name="Default_20_Paragraph_20_Font"><text:span text:style-name="T23"><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2">*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9474308" text:continue-numbering="true" text:style-name="диалог">
        <text:list-item>
          <text:p text:style-name="P94">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2">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9">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6">пользуются,</text:span></text:span><text:span text:style-name="_30__20_Text"><text:span text:style-name="T19"> но при этом не бросают</text:span></text:span><text:span text:style-name="T19">.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9453072" text:continue-numbering="true" text:style-name="диалог">
        <text:list-item>
          <text:p text:style-name="P94"><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4">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4">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19">В процессе </text:span><text:span text:style-name="_30__20_Text"><text:span text:style-name="T19">отмены</text:span></text:span><text:span text:style-name="T19">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7">*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9444607" text:continue-numbering="true" text:style-name="диалог">
        <text:list-item>
          <text:p text:style-name="P94">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9"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9450804" text:continue-numbering="true" text:style-name="диалог">
        <text:list-item>
          <text:p text:style-name="P94">Я могу с этим жить? — Да.</text:p>
        </text:list-item>
        <text:list-item>
          <text:p text:style-name="P94">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9459717" text:continue-numbering="true" text:style-name="диалог">
        <text:list-item>
          <text:p text:style-name="P94"><text:soft-page-break/>Не ной.</text:p>
        </text:list-item>
        <text:list-item>
          <text:p text:style-name="P94">Мне неинтересно это слушать.</text:p>
        </text:list-item>
        <text:list-item>
          <text:p text:style-name="P94">Это ты виновата, это ты допустила.</text:p>
        </text:list-item>
        <text:list-item>
          <text:p text:style-name="P94">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457140" text:continue-numbering="true" text:style-name="диалог">
        <text:list-item>
          <text:p text:style-name="P94">А я тут при чем?!</text:p>
        </text:list-item>
      </text:list>
      <text:p text:style-name="P3">Или:</text:p>
      <text:list xml:id="list39449213" text:continue-numbering="true" text:style-name="диалог">
        <text:list-item>
          <text:p text:style-name="P94">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464214" text:continue-numbering="true" text:style-name="диалог">
        <text:list-item>
          <text:p text:style-name="P94">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39465374" text:continue-numbering="true" text:style-name="диалог">
        <text:list-item>
          <text:p text:style-name="P94">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1">*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9444160" text:continue-numbering="true" text:style-name="диалог">
        <text:list-item>
          <text:p text:style-name="P87"><text:span text:style-name="T19">Объятия, — говорила я, — это как стена, которая ограждает меня от всех проблем и дарит чувство защищенности, что особенно помогает в </text:span><text:span text:style-name="T19">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2">*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19">Он берет стакан, набирает воды, запивает таблетку и просто </text:span><text:span text:style-name="_30__20_Text"><text:span text:style-name="T19">бросает</text:span></text:span><text:span text:style-name="T19">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7">*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9444512" text:continue-numbering="true" text:style-name="диалог">
        <text:list-item>
          <text:p text:style-name="P94"><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474919" text:continue-numbering="true" text:style-name="диалог">
        <text:list-item>
          <text:p text:style-name="P94">Хватит ныть! Соберись, тряпка!</text:p>
        </text:list-item>
      </text:list>
      <text:p text:style-name="Text_20_body"><text:span text:style-name="T19">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9">ему это неинтересно</text:span></text:span><text:span text:style-name="T19">, говорил, что </text:span><text:span text:style-name="_30__20_Text"><text:span text:style-name="T19">я выношу ему мозг</text:span></text:span><text:span text:style-name="T19">.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9453266" text:continue-numbering="true" text:style-name="диалог">
        <text:list-item>
          <text:p text:style-name="P94">Ты же девочка, ты должна быть слабой... (в понимании женственности).</text:p>
        </text:list-item>
      </text:list>
      <text:p text:style-name="P3">У меня один ответ:</text:p>
      <text:list xml:id="list39456644" text:continue-numbering="true" text:style-name="диалог">
        <text:list-item>
          <text:p text:style-name="P94">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9" text:outline-level="2"><text:s/><text:bookmark-start text:name="Glava_13__Nieadiekvatnaia"/>Глава 13. <text:line-break/>Неадекватная<text:bookmark-end text:name="Glava_13__Nieadiekvatnaia"/></text:h>
      <text:p text:style-name="P46">Если вдруг вы стали для кого-то плохим, значит много хорошего было сделано для этого человека!</text:p>
      <text:p text:style-name="P54">Фаина Раневская</text:p>
      <text:p text:style-name="P42">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468432" text:continue-numbering="true" text:style-name="диалог">
        <text:list-item>
          <text:p text:style-name="P94">Я никогда не говорил это!</text:p>
        </text:list-item>
      </text:list>
      <text:p text:style-name="P3">И вот вы начинаете сомневаться в том, что слышали.</text:p>
      <text:list xml:id="list39446208" text:continue-numbering="true" text:style-name="диалог">
        <text:list-item>
          <text:p text:style-name="P94">Тебе кажется, что ты переживаешь! Ничего ты не переживаешь!</text:p>
        </text:list-item>
      </text:list>
      <text:p text:style-name="P3">И вы сомневаетесь, что ваши переживания реальны.</text:p>
      <text:list xml:id="list39449768" text:continue-numbering="true" text:style-name="диалог">
        <text:list-item>
          <text:p text:style-name="P94">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9453750" text:continue-numbering="true" text:style-name="диалог">
        <text:list-item>
          <text:p text:style-name="P94">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04</dc:date><text:p text:style-name="P149"><text:span text:style-name="T61">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9446708" text:continue-numbering="true" text:style-name="диалог">
        <text:list-item>
          <text:p text:style-name="P94">Ну не говорил, так не говорил...</text:p>
        </text:list-item>
      </text:list>
      <text:p text:style-name="P47">* * *</text:p>
      <text:p text:style-name="Text_20_body"><text:span text:style-name="T19">Знаете, я не просто так пишу об этом. Это описание моей жизни на протяжении нескольких лет. </text:span><text:span text:style-name="_30__20_Text"><text:span text:style-name="T19">Психоз порождает психоз.</text:span></text:span><text:span text:style-name="T19"> Патологическое стремление моего парня к доминантному покровительству вводило меня в состояние ненормальности.</text:span></text:p>
      <text:p text:style-name="Text_20_body"><text:span text:style-name="T19">Например, он ясно давал понять, что он имеет право на свободу действий. Он четко расписывал по слогам каждый </text:span><text:soft-page-break/><text:span text:style-name="T19">раз, что для него важен его собственный комфорт. И это здорово, Да? Мы </text:span><text:span text:style-name="_30__20_Text"><text:span text:style-name="T19">все</text:span></text:span><text:span text:style-name="T19"> имеем право на свободу действий. Согласны? Ключевое слово — «все»!</text:span></text:p>
      <text:p text:style-name="Text_20_body"><text:span text:style-name="T19">Он так не считал. </text:span><text:span text:style-name="_30__20_Text"><text:span text:style-name="T19">Он</text:span></text:span><text:span text:style-name="T19">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9453941" text:continue-numbering="true" text:style-name="диалог">
        <text:list-item>
          <text:p text:style-name="P94">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text:soft-page-break/>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9455092" text:continue-numbering="true" text:style-name="диалог">
        <text:list-item>
          <text:p text:style-name="P94">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9455980" text:continue-numbering="true" text:style-name="диалог">
        <text:list-item>
          <text:p text:style-name="P94">Ну говорил, так говорил... Я снова все напутала.</text:p>
          <text:p text:style-name="P143"/>
        </text:list-item>
      </text:list>
      <text:p text:style-name="P60">«Для того чтобы сидеть в клетке, не всегда нужны прутья.»</text:p>
      <text:p text:style-name="P44">Рональд Дэвид Лэйнг, «Политика семьи»</text:p>
      <text:p text:style-name="P44"/>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text:soft-page-break/>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9467421" text:continue-numbering="true" text:style-name="диалог">
        <text:list-item>
          <text:p text:style-name="P94">Но ведь было же!</text:p>
        </text:list-item>
      </text:list>
      <text:p text:style-name="P3">Но мне повторяли и повторяли:</text:p>
      <text:list xml:id="list39456874" text:continue-numbering="true" text:style-name="диалог">
        <text:list-item>
          <text:p text:style-name="P94">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9464663" text:continue-numbering="true" text:style-name="диалог">
        <text:list-item>
          <text:p text:style-name="P94">Ты так говоришь, потому, что ты меня не любишь и тебе на меня наплевать!</text:p>
        </text:list-item>
      </text:list>
      <text:p text:style-name="P3"><text:soft-page-break/>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452366" text:continue-numbering="true" text:style-name="диалог">
        <text:list-item>
          <text:p text:style-name="P94">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457314" text:continue-numbering="true" text:style-name="диалог">
        <text:list-item>
          <text:p text:style-name="P94">С тобой невозможно разговаривать. Поговорим, когда ты успокоишься!</text:p>
        </text:list-item>
      </text:list>
      <text:p text:style-name="P3"><text:soft-page-break/>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9452583" text:continue-numbering="true" text:style-name="диалог">
        <text:list-item>
          <text:p text:style-name="P94">Ты уже так вела себя на прошлой неделе.</text:p>
        </text:list-item>
      </text:list>
      <text:p text:style-name="P3">Я пыталась оправдаться, и говорила, что в той ситуации были те же причины:</text:p>
      <text:list xml:id="list39447815" text:continue-numbering="true" text:style-name="диалог">
        <text:list-item>
          <text:p text:style-name="P94">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9468490" text:continue-numbering="true" text:style-name="диалог">
        <text:list-item>
          <text:p text:style-name="P94">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9456968" text:continue-numbering="true" text:style-name="диалог">
        <text:list-item>
          <text:p text:style-name="P94">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3"><text:soft-page-break/>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7">*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text:soft-page-break/>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text:soft-page-break/>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9475248" text:continue-numbering="true" text:style-name="диалог">
        <text:list-item>
          <text:p text:style-name="P94"><text:soft-page-break/>Да все считают, что ты неадекватная!</text:p>
        </text:list-item>
      </text:list>
      <text:p text:style-name="P3">Или:</text:p>
      <text:list xml:id="list39473237" text:continue-numbering="true" text:style-name="диалог">
        <text:list-item>
          <text:p text:style-name="P94">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1">* * *</text:p>
      <text:p text:style-name="Text_20_body"><text:span text:style-name="T19">Вот реальный тому пример. В последнюю нашу поездку в другой город мы всю дорогу ругались, обсуждая </text:span><text:span text:style-name="_30__20_Text"><text:span text:style-name="T19">замявшийся накануне конфликт</text:span></text:span><text:span text:style-name="T19">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text:soft-page-break/>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456396" text:continue-numbering="true" text:style-name="диалог">
        <text:list-item>
          <text:p text:style-name="P94">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text:soft-page-break/>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text:soft-page-break/>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19">Ирина Мельниченко, «Мудаки и игра на публику»</text:span><text:span text:style-name="Default_20_Paragraph_20_Font"><text:span text:style-name="T23"> </text:span></text:span></text:p>
      <text:p text:style-name="P47">*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text:soft-page-break/>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1"><text:soft-page-break/>*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9447272" text:continue-numbering="true" text:style-name="диалог">
        <text:list-item>
          <text:p text:style-name="P94">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text:soft-page-break/>уже ближе к полуночи я была порядком зла и пошла проветриться и подышать свежим воздухом.</text:p>
      <text:p text:style-name="P3">И вот брожу я по району — звонит:</text:p>
      <text:list xml:id="list39464975" text:continue-numbering="true" text:style-name="диалог">
        <text:list-item>
          <text:p text:style-name="P94">Я уже дома. А ты где? — по голосу было понятно, что он улыбается.</text:p>
        </text:list-item>
        <text:list-item>
          <text:p text:style-name="P94">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9466086" text:continue-numbering="true" text:style-name="диалог">
        <text:list-item>
          <text:p text:style-name="P94">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19">Но речь о том, что сейчас мы </text:span><text:span text:style-name="_30__20_Text"><text:span text:style-name="T19">договорились</text:span></text:span><text:span text:style-name="T19">!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oft-page-break/><text:span text:style-name="T19">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9470248" text:continue-numbering="true" text:style-name="диалог">
        <text:list-item>
          <text:p text:style-name="P94">Помнишь, утром коту вкололи лекарство?</text:p>
        </text:list-item>
        <text:list-item>
          <text:p text:style-name="P94">Помню.</text:p>
        </text:list-item>
        <text:list-item>
          <text:p text:style-name="P94">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4">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4">Да, но с небольшой поправкой — пока не буду уверена в том, что лекарство подействовало, и ему легче.</text:p>
        </text:list-item>
        <text:list-item>
          <text:p text:style-name="P94">Я тебя неправильно понял...</text:p>
        </text:list-item>
        <text:list-item>
          <text:p text:style-name="P94">А что конкретно ты не так понял? Тебе нужно было просто набрать меня, когда освободишься и узнать, пойду я с тобой или нет?</text:p>
        </text:list-item>
        <text:list-item>
          <text:p text:style-name="P94">Я подумал, что если коту плохо, то ты никуда не пойдешь.</text:p>
        </text:list-item>
        <text:list-item>
          <text:p text:style-name="P94"><text:soft-page-break/>Но мы договорились, что если ему станет лучше, то я пойду. Было?</text:p>
        </text:list-item>
        <text:list-item>
          <text:p text:style-name="P94">Было.</text:p>
        </text:list-item>
        <text:list-item>
          <text:p text:style-name="P94">Так почему ты не позвонил?</text:p>
        </text:list-item>
        <text:list-item>
          <text:p text:style-name="P94">Я тебя не так понял...</text:p>
          <text:p text:style-name="P94"/>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4">С. А. Зелинский, «Психотехнологии гипнотического манипулирования сознанием»</text:p>
      <text:p text:style-name="P44"/>
      <text:p text:style-name="P3">И эта техника прекрасно прослеживается здесь:</text:p>
      <text:list xml:id="list39465481" text:continue-numbering="true" text:style-name="диалог">
        <text:list-item>
          <text:p text:style-name="P87"><text:span text:style-name="T26">Помнишь, </text:span><text:span text:style-name="T24">мы договорились, что ты меня наберешь</text:span><text:span text:style-name="T26"> и узнаешь, как обстоят дела и, </text:span><text:span text:style-name="_30__20_Text"><text:span text:style-name="T26">если все хорошо, то я поеду</text:span></text:span><text:span text:style-name="T26"> с тобой? — говорю я.</text:span></text:p>
        </text:list-item>
        <text:list-item>
          <text:p text:style-name="P87"><text:span text:style-name="T19">Помню. </text:span><text:span text:style-name="T24">Мы договорились, что ты </text:span><text:span text:style-name="_30__20_Text"><text:span text:style-name="T19">останешься дома</text:span></text:span><text:span text:style-name="T19">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text:soft-page-break/>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9447989" text:continue-numbering="true" text:style-name="диалог">
        <text:list-item>
          <text:p text:style-name="P94">О, какая молодец! И после этого ты будешь говорить, что ты нормальная? Давай-давай, продолжай!</text:p>
        </text:list-item>
      </text:list>
      <text:p text:style-name="P3"><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text:soft-page-break/>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9" text:outline-level="2"><text:s/><text:bookmark-start text:name="Glava_14__Vozhak"/>Глава 14. <text:line-break/>Вожак<text:bookmark-end text:name="Glava_14__Vozhak"/></text:h>
      <text:p text:style-name="P46">Для неверных нет любви,</text:p>
      <text:p text:style-name="P46">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474372" text:continue-numbering="true" text:style-name="диалог">
        <text:list-item>
          <text:p text:style-name="P94"><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9461142" text:continue-numbering="true" text:style-name="диалог">
        <text:list-item>
          <text:p text:style-name="P94">Выдели хоть выходные для меня! — просила я.</text:p>
        </text:list-item>
        <text:list-item>
          <text:p text:style-name="P94">Хотя бы день!</text:p>
        </text:list-item>
        <text:list-item>
          <text:p text:style-name="P94">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9454865" text:continue-numbering="true" text:style-name="диалог">
        <text:list-item>
          <text:p text:style-name="P94">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1"><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9467519" text:continue-numbering="true" text:style-name="диалог">
        <text:list-item>
          <text:p text:style-name="P94">Все не так! Я ожидал совсем другого! Ты все неправильно сделала!</text:p>
        </text:list-item>
        <text:list-item>
          <text:p text:style-name="P94">А что конкретно тебя не устраивает — манера письма?</text:p>
        </text:list-item>
        <text:list-item>
          <text:p text:style-name="P94">Здесь просто — все не так!!!</text:p>
        </text:list-item>
      </text:list>
      <text:p text:style-name="Text_20_body"><text:span text:style-name="T19">Да. Вместо того, чтобы обратить внимание на то, </text:span><text:span text:style-name="_30__20_Text"><text:span text:style-name="T19">что</text:span></text:span><text:span text:style-name="T19"> написано — он же сам предложил, он обра</text:span><text:span text:style-name="T19">тил внимание на то, </text:span><text:span text:style-name="_30__20_Text"><text:span text:style-name="T19">как</text:span></text:span><text:span text:style-name="T19"> написано. Он в очередной раз соскользнул с темы, не вникнув в суть. И, вместо того, чтоб думать, как вести </text:span><text:soft-page-break/><text:span text:style-name="T19">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9470742" text:continue-list="list5474048612481981242" text:style-name="List_20_1">
        <text:list-item text:start-value="1">
          <text:p text:style-name="P95">У меня</text:p>
        </text:list-item>
        <text:list-item>
          <text:p text:style-name="P95">Идеальная</text:p>
        </text:list-item>
        <text:list-item>
          <text:p text:style-name="P95">Девушка</text:p>
        </text:list-item>
        <text:list-item>
          <text:p text:style-name="P95">Которую</text:p>
        </text:list-item>
        <text:list-item>
          <text:p text:style-name="P95">Я очень</text:p>
        </text:list-item>
        <text:list-item>
          <text:p text:style-name="P95">Сильно</text:p>
        </text:list-item>
        <text:list-item>
          <text:p text:style-name="P95">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3"><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9">Нужно отметить, что </text:span><text:span text:style-name="_30__20_Text"><text:span text:style-name="T19">я его таким никогда не видела</text:span></text:span><text:span text:style-name="T19">.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4"><text:soft-page-break/>С. А. Зелинский, «Методы, приемы и способы манипуляций. (Современные психотехнологии манипулирования)»</text:p>
      <text:p text:style-name="P44"/>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4"><text:soft-page-break/>С. А. Зелинский, «Методы, приемы и способы манипуляций. (Современные психотехнологии манипулирования)»</text:p>
      <text:p text:style-name="P44"/>
      <text:p text:style-name="P3">Когда я спокойным тоном попросила его расслабиться и не перебивать меня, мол, мы ведь разговариваем.</text:p>
      <text:list xml:id="list39449833" text:continue-list="list39467519" text:style-name="диалог">
        <text:list-item>
          <text:p text:style-name="P94">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9455142" text:continue-numbering="true" text:style-name="диалог">
        <text:list-item>
          <text:p text:style-name="P94">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475355" text:continue-numbering="true" text:style-name="диалог">
        <text:list-item>
          <text:p text:style-name="P94">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9468980" text:continue-numbering="true" text:style-name="диалог">
        <text:list-item>
          <text:p text:style-name="P94"><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476278" text:continue-numbering="true" text:style-name="диалог">
        <text:list-item>
          <text:p text:style-name="P94"><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7">*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19">Итак, ему нужны были доказательства своих жалоб и он все спланировал. Он, впервые </text:span><text:span text:style-name="_30__20_Text"><text:span text:style-name="T19">сам</text:span></text:span><text:span text:style-name="T19"> </text:span><text:span text:style-name="_30__20_Text"><text:span text:style-name="T19">позвонил</text:span></text:span><text:span text:style-name="T19"> мне и </text:span><text:span text:style-name="_30__20_Text"><text:span text:style-name="T19">сам предложил</text:span></text:span><text:span text:style-name="T19"> поговорить о наших проблемах, хотя </text:span><text:span text:style-name="_30__20_Text"><text:span text:style-name="T19">всегда</text:span></text:span><text:span text:style-name="T19">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19">Он привел свидетелей для подтверждения всех своих жалоб и застал меня — в </text:span><text:span text:style-name="_30__20_Text"><text:span text:style-name="T19">Совершенно Неадекватном Состоянии</text:span></text:span><text:span text:style-name="T19">.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1">*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13</dc:date><text:p text:style-name="P149"><text:span text:style-name="T61">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9" text:outline-level="2"><text:s/><text:bookmark-start text:name="Glava_15__Ad"/>Глава 15. <text:line-break/>Ад<text:bookmark-end text:name="Glava_15__Ad"/></text:h>
      <text:p text:style-name="P46">И, улыбаясь, мне ломали крылья,</text:p>
      <text:p text:style-name="P46">Мой хрип порой похожим был на вой,</text:p>
      <text:p text:style-name="P46">И я немел от боли и бессилья</text:p>
      <text:p text:style-name="P46">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1">*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9446599" text:continue-numbering="true" text:style-name="диалог">
        <text:list-item>
          <text:p text:style-name="P94">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3">ст.</text:span><text:span text:style-name="T42">-фр</text:span><text:span text:style-name="T13">анц</text:span><text:span text:style-name="T42">.</text:span><text:span text:style-name="T1"> </text:span><text:span text:style-name="T42">message — </text:span><text:span text:style-name="T13"><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3">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1">*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475856" text:continue-numbering="true" text:style-name="диалог">
        <text:list-item>
          <text:p text:style-name="P94">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1">*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472857" text:continue-numbering="true" text:style-name="диалог">
        <text:list-item>
          <text:p text:style-name="P94">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9462236" text:continue-numbering="true" text:style-name="диалог">
        <text:list-item>
          <text:p text:style-name="P94">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7">*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9" text:outline-level="2"><text:s/><text:bookmark-start text:name="Glava_16__Nosce_te_ipsum"/>Глава 16. <text:line-break/>Nosce te ipsum<text:bookmark-end text:name="Glava_16__Nosce_te_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9">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19">показалось</text:span></text:span><text:span text:style-name="T19">.</text:span></text:p>
      <text:p text:style-name="P3">Я ждала его еще примерно <text:span text:style-name="T10">час. Выходила</text:span> на общий балкон покурить. Выглядывала его. Что-то дернуло меня вый<text:soft-page-break/>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9455166" text:continue-numbering="true" text:style-name="диалог">
        <text:list-item>
          <text:p text:style-name="P94">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text:soft-page-break/>он, скорее всего, и не подозревает, как много для меня сделал, просто выслушав меня.</text:p>
      <text:p text:style-name="P3">И вот он мне говорит:</text:p>
      <text:list xml:id="list39444239" text:continue-numbering="true" text:style-name="диалог">
        <text:list-item>
          <text:p text:style-name="P94">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text:soft-page-break/>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9446828" text:continue-numbering="true" text:style-name="диалог">
        <text:list-item>
          <text:p text:style-name="P94">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text:soft-page-break/>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text:soft-page-break/>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16</dc:date><text:p text:style-name="P149"><text:span text:style-name="T61">запятая</text:span></text:p></office:annotation>быть и<office:annotation-end office:name="__Annotation__24010_1216695877"/> — попросил уйти. Ба-бах.</text:p>
      <text:p text:style-name="P51">*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text:soft-page-break/>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467099" text:continue-numbering="true" text:style-name="диалог">
        <text:list-item>
          <text:p text:style-name="P94">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text:soft-page-break/>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text:soft-page-break/>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9"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9460667" text:continue-numbering="true" text:style-name="диалог">
        <text:list-item>
          <text:p text:style-name="P94">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9474838" text:continue-numbering="true" text:style-name="диалог">
        <text:list-item>
          <text:p text:style-name="P94"><text:soft-page-break/>Тебе что, потрахаться не с кем? — спросила я его.</text:p>
        </text:list-item>
      </text:list>
      <text:p text:style-name="P40">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1">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9">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19">ждала</text:span></text:span><text:span text:style-name="T19">.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39">Завязался разговор. Я отметила про себя, будто разговариваю с незнакомым мне человеком. Но тогда меня это порадовало.</text:p>
      <text:p text:style-name="P19"><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448851" text:continue-numbering="true" text:style-name="диалог">
        <text:list-item>
          <text:p text:style-name="P94">Ты очень хорошо выглядишь.</text:p>
        </text:list-item>
        <text:list-item>
          <text:p text:style-name="P94">Я очень за тобой соскучился.</text:p>
        </text:list-item>
        <text:list-item>
          <text:p text:style-name="P94">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9457449" text:continue-numbering="true" text:style-name="диалог">
        <text:list-item>
          <text:p text:style-name="P87"><text:span text:style-name="T19">По понедельникам, средам и пятницам я хожу на бокс, по субботам работаю в кофейне, по воскресеньем договорилась с другом заниматься </text:span><text:span text:style-name="T19">уроками игры на гитаре, четверги оставила для встреч с друзьями...</text:span></text:p>
        </text:list-item>
        <text:list-item>
          <text:p text:style-name="P94"><text:soft-page-break/>А по вторникам? — спросил он.</text:p>
        </text:list-item>
        <text:list-item>
          <text:p text:style-name="P94">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9"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9453374" text:continue-numbering="true" text:style-name="диалог">
        <text:list-item>
          <text:p text:style-name="P94">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19</dc:date><text:p text:style-name="P149"><text:span text:style-name="T61">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451703" text:continue-numbering="true" text:style-name="диалог">
        <text:list-item>
          <text:p text:style-name="P94">А скажите мне, пожалуйста, зачем вам Яна?</text:p>
        </text:list-item>
        <text:list-item>
          <text:p text:style-name="P94">В смысле: «зачем мне Яна»? <text:span text:style-name="T12">Я ее люблю! — его ответ сопровождался задорными смешками.</text:span></text:p>
        </text:list-item>
        <text:list-item>
          <text:p text:style-name="P94">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39459362" text:continue-numbering="true" text:style-name="диалог">
        <text:list-item>
          <text:p text:style-name="P94">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9"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9463696" text:continue-numbering="true" text:style-name="диалог">
        <text:list-item>
          <text:p text:style-name="P94"><text:soft-page-break/>Котик, а когда ты принял такое решение — на мне жениться?</text:p>
        </text:list-item>
        <text:list-item>
          <text:p text:style-name="P94">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9476023" text:continue-list="list39470742" text:style-name="List_20_1">
        <text:list-item>
          <text:list>
            <text:list-item>
              <text:p text:style-name="P95">мне это не нравится;</text:p>
            </text:list-item>
            <text:list-item>
              <text:p text:style-name="P95">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9450930" text:continue-list="list39463696" text:style-name="диалог">
        <text:list-item>
          <text:p text:style-name="P94">Ну и когда же мы поженимся? — спросила я.</text:p>
        </text:list-item>
        <text:list-item>
          <text:p text:style-name="P94">Давай летом. — предложил он.</text:p>
        </text:list-item>
      </text:list>
      <text:p text:style-name="P3">Отличная идея.</text:p>
      <text:p text:style-name="P3">Я не знаю, как мы вообще до лета дожили.</text:p>
      <text:h text:style-name="P79"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472750" text:continue-numbering="true" text:style-name="диалог">
        <text:list-item>
          <text:p text:style-name="P94">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9473640" text:continue-numbering="true" text:style-name="диалог">
        <text:list-item>
          <text:p text:style-name="P94"><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7">* * *</text:p>
      <text:p text:style-name="P35">У меня сохранилась переписка, где на следующий день он идет на попятную — забирает свои слова назад:</text:p>
      <text:list xml:id="list39472106" text:continue-numbering="true" text:style-name="диалог">
        <text:list-item>
          <text:p text:style-name="P94">...Я не хотел никогда никаких бумажек. Вчера это был просто разговор, из которого ты нашифровала!</text:p>
        </text:list-item>
        <text:list-item>
          <text:p text:style-name="P87"><text:span text:style-name="T19">Просто разговор заканчивается на фразе «мне не приятен этот разговор», — отвечаю я, — а </text:span><text:span text:style-name="T19">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4">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4"><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4">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7"><text:span text:style-name="T19">Если бы этот разговор был </text:span><text:span text:style-name="_30__20_Text"><text:span text:style-name="T19">до</text:span></text:span><text:span text:style-name="T19"> твоего предложения — сказала бы!</text:span></text:p>
        </text:list-item>
        <text:list-item>
          <text:p text:style-name="P94">Поэтому я не понимаю, почему ты так упорно ее пытаешься пропихнуть, когда причина не в этом!?</text:p>
        </text:list-item>
        <text:list-item>
          <text:p text:style-name="P94">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1">*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9">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19">причины</text:span></text:span><text:span text:style-name="T19">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9446214" text:continue-numbering="true" text:style-name="диалог">
        <text:list-item>
          <text:p text:style-name="P94">Когда вещи заберешь? — пишет он в тот же день.</text:p>
        </text:list-item>
        <text:list-item>
          <text:p text:style-name="P94">Сегодня, — отвечаю я, на что он отвечает:</text:p>
        </text:list-item>
        <text:list-item>
          <text:p text:style-name="P94">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450887" text:continue-numbering="true" text:style-name="диалог">
        <text:list-item>
          <text:p text:style-name="P94">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9"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4">Х/Ф «Святые из Бундока»</text:p>
      <text:p text:style-name="P44"/>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7"><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9444881" text:continue-numbering="true" text:style-name="диалог">
        <text:list-item>
          <text:p text:style-name="P94">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9465758" text:continue-numbering="true" text:style-name="диалог">
        <text:list-item>
          <text:p text:style-name="P94">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9461450" text:continue-numbering="true" text:style-name="диалог">
        <text:list-item>
          <text:p text:style-name="P94">Давай завтра созвонимся и обсудим <text:span text:style-name="T41">&lt;</text:span>уже не помню что<text:span text:style-name="T41">&gt;</text:span>...</text:p>
        </text:list-item>
        <text:list-item>
          <text:p text:style-name="P94"><text:soft-page-break/>Давай, — отвечаю я, — только ты сначала мой номер из черного списка удали — потом и созвонимся...</text:p>
        </text:list-item>
      </text:list>
      <text:p text:style-name="Text_20_body"><text:span text:style-name="T19">И тут я увидела ее </text:span><text:span text:style-name="T24">Л</text:span><text:span text:style-name="_30__20_Text"><text:span text:style-name="T24">ицо</text:span></text:span><text:span text:style-name="T26">...</text:span><text:span text:style-name="T19"> Она совершенно не понимала, о чем я говорю. А мой суженый сидел на полу на подушках, пафосно так курил, и на выдохе так сказал:</text:span></text:p>
      <text:list xml:id="list39475653" text:continue-numbering="true" text:style-name="диалог">
        <text:list-item>
          <text:p text:style-name="P94">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1">*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7">*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473942" text:continue-numbering="true" text:style-name="диалог">
        <text:list-item>
          <text:p text:style-name="P94"><text:soft-page-break/>Да, мать, ты такая сильная! Я бы так не смогла...</text:p>
        </text:list-item>
        <text:list-item>
          <text:p text:style-name="P94">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4">Я бы не смогла простить, но ты молодец!</text:p>
        </text:list-item>
        <text:list-item>
          <text:p text:style-name="P94">Что простить?</text:p>
        </text:list-item>
        <text:list-item>
          <text:p text:style-name="P94">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9468005" text:continue-numbering="true" text:style-name="диалог">
        <text:list-item>
          <text:p text:style-name="P94">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39462772" text:continue-numbering="true" text:style-name="диалог">
        <text:list-item>
          <text:p text:style-name="P94">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1">*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470655" text:continue-numbering="true" text:style-name="диалог">
        <text:list-item>
          <text:p text:style-name="P94">Все в порядке;</text:p>
        </text:list-item>
        <text:list-item>
          <text:p text:style-name="P94">Ты себе накручиваешь;</text:p>
        </text:list-item>
        <text:list-item>
          <text:p text:style-name="P94">Ты придумываешь драму на пустом месте;</text:p>
        </text:list-item>
        <text:list-item>
          <text:p text:style-name="P94">Ты паришься без причины...</text:p>
        </text:list-item>
        <text:list-item>
          <text:p text:style-name="P94">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1">*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3"><text:soft-page-break/>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4">Анджей Сапковский, «Крещение огнём»</text:p>
      <text:p text:style-name="P44"/>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text:soft-page-break/>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1">*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9455539" text:continue-numbering="true" text:style-name="диалог">
        <text:list-item>
          <text:p text:style-name="P94"><text:soft-page-break/>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470944" text:continue-numbering="true" text:style-name="диалог">
        <text:list-item>
          <text:p text:style-name="P94">И что тебе приснилось? — спросил он.</text:p>
        </text:list-item>
        <text:list-item>
          <text:p text:style-name="P94">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4">В смысле: «обманываю»? Что я тебе изменил?</text:p>
        </text:list-item>
        <text:list-item>
          <text:p text:style-name="P94">Да, — ответила я, — с темноволосой девочкой.</text:p>
        </text:list-item>
        <text:list-item>
          <text:p text:style-name="P94">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oft-page-break/><text:span text:style-name="T19">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9">посмеялся</text:span></text:span><text:span text:style-name="T19">, обнял меня и попытался успокоить, мол — это всего лишь сон.</text:span></text:p>
      <text:list xml:id="list39445760" text:continue-numbering="true" text:style-name="диалог">
        <text:list-item>
          <text:p text:style-name="P94">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7"><text:soft-page-break/>*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2">жених мой</text:span> подбивал<text:span text:style-name="T12">-</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9451679" text:continue-numbering="true" text:style-name="диалог">
        <text:list-item>
          <text:p text:style-name="P94">Хрен с тобой — записывай... Ты вокруг меня плетешь какую-то западню...</text:p>
        </text:list-item>
      </text:list>
      <text:p text:style-name="P3"><text:soft-page-break/>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9449474" text:continue-numbering="true" text:style-name="диалог">
        <text:list-item>
          <text:p text:style-name="P94">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9448848" text:continue-numbering="true" text:style-name="диалог">
        <text:list-item>
          <text:p text:style-name="P87"><text:span text:style-name="T19">Я очень часто задумывался о том, что мне одиноко и мне хотелось бы с кем-нибудь переспать, </text:span><text:span text:style-name="T24">но эти попытки не увенчались успехом</text:span><text:span text:style-name="T19">.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9468914" text:continue-numbering="true" text:style-name="диалог">
        <text:list-item>
          <text:p text:style-name="P87"><text:soft-page-break/><text:span text:style-name="T19">Ну, тут не бывает почти. Либо было, либо не было, и под </text:span><text:span text:style-name="_30__20_Text"><text:span text:style-name="T19">было</text:span></text:span><text:span text:style-name="T19">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9446680" text:continue-numbering="true" text:style-name="диалог">
        <text:list-item>
          <text:p text:style-name="P94">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oft-page-break/><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1">*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465968" text:continue-numbering="true" text:style-name="диалог">
        <text:list-item>
          <text:p text:style-name="P94">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text:soft-page-break/>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9">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19">относится к ней лучше, чем ко мне</text:span></text:span><text:span text:style-name="T19">. Он продемонстрировал мне контраст его чувств ко мне и его чувств к ней — </text:span><text:span text:style-name="T24">более</text:span><text:span text:style-name="T19">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9465601" text:continue-numbering="true" text:style-name="диалог">
        <text:list-item>
          <text:p text:style-name="P94">Я тонко намекну, так сказать. И либо намек будет услышан, либо нет. — пишет он.</text:p>
        </text:list-item>
        <text:list-item>
          <text:p text:style-name="P94">А ты рассматривал вариант, что тебя просто попробуют, а потом скажут, что это было так — просто для души отдохнуть?</text:p>
        </text:list-item>
        <text:list-item>
          <text:p text:style-name="P87"><text:span text:style-name="T19">Это невозможный вариант. Я склонен считать, что мы хорошо друг друга понимаем. И такой расклад (</text:span><text:span text:style-name="T24">дружеский секс — </text:span><text:span text:style-name="_30__20_Text"><text:span text:style-name="T24">примеч. авт.</text:span></text:span><text:span text:style-name="T19">)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text:soft-page-break/>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19">Кто-то, читая эти строки, понимает чего он хочет, на самом деле? «Я хочу быть с ней» например, или «Я хочу </text:span><text:soft-page-break/><text:span text:style-name="T19">большего с ней», или «Просто дружба с ней меня не устраивает»?.. Здесь ни слова о его желаниях. </text:span><text:span text:style-name="_30__20_Text"><text:span text:style-name="T19">Либо — либо</text:span></text:span><text:span text:style-name="T19">,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7"><text:soft-page-break/>* * *</text:p>
      <text:p text:style-name="P3">Стоит отметить, что я когда-то была на месте каждой из них.</text:p>
      <text:p text:style-name="P3">Говоря о девушке Бывшей до меня, <text:span text:style-name="T12">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9466557" text:continue-list="list39452777" text:style-name="список_20_перечисление">
        <text:list-item>
          <text:p text:style-name="P96">на людях — привязанность к жертве. Окружающие умиляются такой замечательной паре!</text:p>
        </text:list-item>
        <text:list-item>
          <text:p text:style-name="P96">наедине — привязанность в третьему человеку. Жертва бесится, что, несомненно, выйдет за рамки отношений, <text:soft-page-break/>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text:soft-page-break/>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text:soft-page-break/>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text:soft-page-break/>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text:soft-page-break/>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1">*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455037" text:continue-list="list39465601" text:style-name="диалог">
        <text:list-item>
          <text:p text:style-name="P87"><text:span text:style-name="T19">Не имеет никакого значения, кто принял решение (</text:span><text:span text:style-name="T24">разойтись — </text:span><text:span text:style-name="_30__20_Text"><text:span text:style-name="T24">прим. авт.</text:span></text:span><text:span text:style-name="T19">)... — сказал он, искренне считая этот аргумент </text:span><text:span text:style-name="T40">достойны</text:span><text:span text:style-name="T33">м</text:span><text:span text:style-name="T40">.</text:span></text:p>
        </text:list-item>
      </text:list>
      <text:p text:style-name="P3">Но я уже все понимала.</text:p>
      <text:p text:style-name="P3"><text:soft-page-break/>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460980" text:continue-numbering="true" text:style-name="диалог">
        <text:list-item>
          <text:p text:style-name="P94">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text:soft-page-break/>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text:soft-page-break/>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9">В таких моментах он </text:span><text:span text:style-name="T22">«задумывался об идее отсутствия авторитета в области его отношения ко мне»</text:span><text:span text:style-name="T19">,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19">сама</text:span></text:span><text:span text:style-name="T19">.</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text:soft-page-break/>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text:soft-page-break/>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1">* * *</text:p>
      <text:p text:style-name="P3">Идем дальше.</text:p>
      <text:list xml:id="list39447091" text:continue-numbering="true" text:style-name="диалог">
        <text:list-item>
          <text:p text:style-name="P94">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444228" text:continue-numbering="true" text:style-name="диалог">
        <text:list-item>
          <text:p text:style-name="P94"><text:soft-page-break/>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471589" text:continue-numbering="true" text:style-name="диалог">
        <text:list-item>
          <text:p text:style-name="P87"><text:soft-page-break/><text:span text:style-name="T19">Я тебе могу так сказать, в свою очередь, что я, как бы, в очередной раз убеждаюсь в том, что </text:span><text:span text:style-name="_30__20_Text"><text:span text:style-name="T22">быть честным очень легко</text:span></text:span><text:span text:style-name="T19">!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9">Мы видим, что он верит в то, что честен. Он говорит об этом спокойно, ровно, размеренно и без угрызений совести: «</text:span><text:span text:style-name="T24">Б</text:span><text:span text:style-name="_30__20_Text"><text:span text:style-name="T19">ыть честным очень легко</text:span></text:span><text:span text:style-name="T24">!</text:span><text:span text:style-name="T19">». В то время, как я уже достаточно знаю, чтобы понимать — он лжет.</text:span></text:p>
      <text:p text:style-name="P51">* * *</text:p>
      <text:list xml:id="list39464692" text:continue-numbering="true" text:style-name="диалог">
        <text:list-item>
          <text:p text:style-name="P94">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4"><text:soft-page-break/>Я счастлива, когда все открыто, все прозрачно, но ты начинаешь защищаться, хотя на тебя никто не нападает...</text:p>
        </text:list-item>
        <text:list-item>
          <text:p text:style-name="P94"><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39471525" text:continue-numbering="true" text:style-name="диалог">
        <text:list-item>
          <text:p text:style-name="P94">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oft-page-break/><text:span text:style-name="T19">Понимаете? Он считает, что </text:span><text:span text:style-name="_30__20_Text"><text:span text:style-name="T19">это</text:span></text:span><text:span text:style-name="T19">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9463733" text:continue-numbering="true" text:style-name="диалог">
        <text:list-item>
          <text:p text:style-name="P87"><text:span text:style-name="T19">В моем, как бы, мире человек застрахован от этого (</text:span><text:span text:style-name="T24">от подобных разговоров и вопросов — </text:span><text:span text:style-name="_30__20_Text"><text:span text:style-name="T24">примеч. авт.</text:span></text:span><text:span text:style-name="T19">)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4">лучше чем я</text:span><text:span text:style-name="T19">,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9453714" text:continue-numbering="true" text:style-name="диалог">
        <text:list-item>
          <text:p text:style-name="P94">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9455116" text:continue-numbering="true" text:style-name="диалог">
        <text:list-item>
          <text:p text:style-name="P94">Ты понимаешь, что существует определенная ответственность, которая, извини, ложится на твои плечи?! — спрашивает он.</text:p>
        </text:list-item>
        <text:list-item>
          <text:p text:style-name="P94">Какого рода ответственность? — спрашиваю я.</text:p>
        </text:list-item>
        <text:list-item>
          <text:p text:style-name="P94">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1"><text:soft-page-break/>*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19">Сначала я подумала, что просто он что-то уронил, но когда поняла, что это просто нездоровые психи, вышла к нему и </text:span><text:span text:style-name="_30__20_Text"><text:span text:style-name="T19">снова включила диктофон</text:span></text:span><text:span text:style-name="T19">!</text:span></text:p>
      <text:p text:style-name="P3">Он потерял самообладание в то время, как я была непоколебима. На этой записи он скажет:</text:p>
      <text:list xml:id="list39448285" text:continue-numbering="true" text:style-name="диалог">
        <text:list-item>
          <text:p text:style-name="P94">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9463907" text:continue-numbering="true" text:style-name="диалог">
        <text:list-item>
          <text:p text:style-name="P94">Я не могу с этим спокойно, смириться. — причитал он.</text:p>
        </text:list-item>
        <text:list-item>
          <text:p text:style-name="P94">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text:soft-page-break/>Вот еще несколько его реплик:</text:p>
      <text:list xml:id="list39453533" text:continue-numbering="true" text:style-name="диалог">
        <text:list-item>
          <text:p text:style-name="P94">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9457019" text:continue-numbering="true" text:style-name="диалог">
        <text:list-item>
          <text:p text:style-name="P94">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9464178" text:continue-numbering="true" text:style-name="диалог">
        <text:list-item>
          <text:p text:style-name="P87"><text:span text:style-name="T19">Ну, раз ты такой счастливый человек, который знает, как себя успокоить в таких ситуациях (</text:span><text:span text:style-name="T24">его реакция на то, что я легла спать — </text:span><text:span text:style-name="_30__20_Text"><text:span text:style-name="T24">примеч. </text:span></text:span><text:span text:style-name="_30__20_Text"><text:span text:style-name="T24">авт.</text:span></text:span><text:span text:style-name="T19">) — я несчастный, и я не знаю, как мне себя успокоить в таких ситуациях. </text:span><text:span text:style-name="_30__20_Text"><text:span text:style-name="T19">И уж точно не лицезрением тебя, спокойно спящей и получившей все свои ответы на свои вопросы</text:span></text:span><text:span text:style-name="T19">!!!</text:span></text:p>
        </text:list-item>
      </text:list>
      <text:p text:style-name="Text_20_body"><text:span text:style-name="T19">У него горе, ведь мне хорошо. «</text:span><text:span text:style-name="_30__20_Text"><text:span text:style-name="T19">И уж точно не лицезрением тебя, спокойно спящей</text:span></text:span><text:span text:style-name="T19">»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471061" text:continue-numbering="true" text:style-name="диалог">
        <text:list-item>
          <text:p text:style-name="P94">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9" text:outline-level="2"><text:s/><text:bookmark-start text:name="Glava_22__Gori_v_adu"/>Глава 22. <text:line-break/>Гори в аду<text:bookmark-end text:name="Glava_22__Gori_v_adu"/></text:h>
      <text:p text:style-name="P46">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9465800" text:continue-numbering="true" text:style-name="диалог">
        <text:list-item>
          <text:p text:style-name="P94">А ты сегодня в парадном белье?...</text:p>
        </text:list-item>
      </text:list>
      <text:p text:style-name="Text_20_body"><text:span text:style-name="T19">Как бы так выразиться без матов, чтобы в полной мере передать мое... удивление? Я оху... очень оооочень очень </text:span><text:span text:style-name="_30__20_Text"><text:span text:style-name="T26">удивилась</text:span></text:span><text:span text:style-name="T19">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9445331" text:continue-numbering="true" text:style-name="диалог">
        <text:list-item>
          <text:p text:style-name="P87"><text:span text:style-name="T19">Привет, слушай, я тут с твоего компа хотела музыку свою поставить и кое-что увидела. А кто такая ТТ (</text:span><text:span text:style-name="T24">инициалы той барышни</text:span><text:span text:style-name="T19">)?</text:span></text:p>
        </text:list-item>
        <text:list-item>
          <text:p text:style-name="P94"><text:soft-page-break/>Ой, да я ее еще с университета знаю, — сказал он и его ответ сопровождался нервными смешками, — а что?</text:p>
        </text:list-item>
        <text:list-item>
          <text:p text:style-name="P94">Она тебе сообщение прислала: «А ты сегодня в парадном белье?» Это как понимать?</text:p>
        </text:list-item>
        <text:list-item>
          <text:p text:style-name="P94">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9471100" text:continue-numbering="true" text:style-name="диалог">
        <text:list-item>
          <text:p text:style-name="P94">Что ты придумываешь?! Ты что шуток не понимаешь?</text:p>
        </text:list-item>
        <text:list-item>
          <text:p text:style-name="P94">У тебя есть пару минут, чтобы поменять все пароли... — я просто устала. Мне надоело церемониться.</text:p>
        </text:list-item>
      </text:list>
      <text:p text:style-name="P3"><text:span text:style-name="T12">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9">Ох, боюсь я, эта книга станет началом новых разборок. Но мне все равно. </text:span><text:span text:style-name="_30__20_Text"><text:span text:style-name="T19">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1"><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19">Если еще зимой, когда я жила у сестры, она считала, что это я испортила наши отношения своей </text:span><text:span text:style-name="_30__20_Text"><text:span text:style-name="T19">эмоциональностью</text:span></text:span><text:span text:style-name="T19">,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1">*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39458779" text:continue-numbering="true" text:style-name="диалог">
        <text:list-item>
          <text:p text:style-name="P94">Ты мужу переписку показывала? — спросила я.</text:p>
        </text:list-item>
        <text:list-item>
          <text:p text:style-name="P94">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1">*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9475769" text:continue-numbering="true" text:style-name="диалог">
        <text:list-item>
          <text:p text:style-name="P94">А я, блять, рад, что ты страдаешь от этой конченой квартиры...</text:p>
        </text:list-item>
        <text:list-item>
          <text:p text:style-name="P94">Да ты просто самое низкое, блять, существо!</text:p>
        </text:list-item>
        <text:list-item>
          <text:p text:style-name="P94">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4">Провались в ад, блять, к дьяволу самому и целуй его в задницу...</text:p>
        </text:list-item>
        <text:list-item>
          <text:p text:style-name="P94">Уебуй на хуй из моей жизни!</text:p>
        </text:list-item>
      </text:list>
      <text:p text:style-name="P3">И моя любимая:</text:p>
      <text:list xml:id="list39467767" text:continue-numbering="true" text:style-name="диалог">
        <text:list-item>
          <text:p text:style-name="P94">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1"><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4">Когда его попытки потрахаться на стороне «</text:span><text:span text:style-name="T1">не увенчались успехом</text:span><text:span text:style-name="T24">», </text:span><text:span text:style-name="T26">и</text:span><text:span text:style-name="T19">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9">И вот результаты такого отношения: разочарование жертвы, недоверие, что, несомненно, </text:span><text:span text:style-name="_30__20_Text"><text:span text:style-name="T19">расстраивает его</text:span></text:span><text:span text:style-name="T19">.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2">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9" text:outline-level="2"><text:s/><text:bookmark-start text:name="Glava_26__Apofieoz_otnoshienii_s_manipul"/>Глава 23. <text:line-break/>Апофеоз отношений с манипулятором<text:bookmark-end text:name="Glava_26__Apofieoz_otnoshienii_s_manipul"/></text:h>
      <text:p text:style-name="P46">Кто хочет жить, кто весел, кто не тля —</text:p>
      <text:p text:style-name="P46">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9">На восьмой день </text:span><text:span text:style-name="_32__20_Text"><text:span text:style-name="T28">заключения, то есть лечения </text:span></text:span><text:span text:style-name="T19">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19">Мои друзья рассказали мне реакцию моего бывшего парня, когда он узнал, что я лежу в лечебнице для душевно больных. Он </text:span><text:span text:style-name="T24">смеялся</text:span><text:span text:style-name="T19"> и сказал, что </text:span><text:span text:style-name="T26">т</text:span><text:span text:style-name="_30__20_Text"><text:span text:style-name="T26">ам мне самое место: «Д</text:span></text:span><text:span text:style-name="T26">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462969" text:continue-numbering="true" text:style-name="диалог">
        <text:list-item>
          <text:p text:style-name="P94">Что, ручки из жопы?</text:p>
        </text:list-item>
      </text:list>
      <text:p text:style-name="P3">Или:</text:p>
      <text:list xml:id="list39443809" text:continue-numbering="true" text:style-name="диалог">
        <text:list-item>
          <text:p text:style-name="P94">О, продолжай! Я же говорил, что ты неадекватная... — повторял он, снимая на камеру меня, доведенную до состояние сумасшествия...</text:p>
        </text:list-item>
      </text:list>
      <text:p text:style-name="P51"><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сленг.)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0">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19">Я решила, пусть все это видят. Ведь он же считает свое поведение нормальным. Ну так, зачем прятаться в моей личке</text:span><text:span text:style-name="T19"><text:note text:id="ftn18" text:note-class="footnote"><text:note-citation text:label="*">*</text:note-citation><text:note-body><text:p text:style-name="Footnote"><text:span text:style-name="T7">Личка</text:span> (сленг.) - термин, который означает личные сообщения, используется в форумах, блогах и соц-сетях.</text:p></text:note-body></text:note></text:span><text:span text:style-name="T19"> — айда на </text:span><text:span text:style-name="_32__20_Text"><text:span text:style-name="T27">сцену... то есть на </text:span></text:span><text:span text:style-name="T19">стену</text:span><text:span text:style-name="T19"><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19">!</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7"><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9454152" text:continue-list="list39466557" text:style-name="список_20_перечисление">
        <text:list-item>
          <text:p text:style-name="P96">вам необходимо осознать, что вами манипулируют (или манипулировали);</text:p>
        </text:list-item>
        <text:list-item>
          <text:p text:style-name="P96">избавиться от иллюзий</text:p>
        </text:list-item>
        <text:list-item>
          <text:p text:style-name="P110"><text:span text:style-name="T19">и зарубить себе на носу, что </text:span><text:span text:style-name="_31__20_Text"><text:span text:style-name="T19">ВЫ НИ В ЧЕМ НЕ ВИНОВАТЫ</text:span></text:span><text:span text:style-name="T19">!</text:span></text:p>
        </text:list-item>
      </text:list>
      <text:p text:style-name="P3">Осознание факта манипуляций даст вам ответ на большинство ваших вопросов, таких, как:</text:p>
      <text:list xml:id="list39467459" text:continue-list="list39443809" text:style-name="диалог">
        <text:list-item>
          <text:p text:style-name="P94">Что происходит?</text:p>
        </text:list-item>
        <text:list-item>
          <text:p text:style-name="P94">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9471195" text:continue-numbering="true" text:style-name="диалог">
        <text:list-item>
          <text:p text:style-name="P94">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Text_20_body"><text:span text:style-name="T19">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span></text:p>
      <text:h text:style-name="P78" text:outline-level="1"><text:s/>Часть 2. <text:line-break/>Справочник</text:h>
      <text:h text:style-name="P79"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0"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2">модное направление, под названием «Пикап»</text:span><text:span text:style-name="T12"><text:note text:id="ftn20" text:note-class="footnote"><text:note-citation text:label="*">*</text:note-citation><text:note-body><text:p text:style-name="Footnote"><text:span text:style-name="T7">Пикап</text:span> (от англ. <text:span text:style-name="T41">pick up —</text:span><text:span text:style-name="T12"> цеплять, подцепить</text:span>) <text:span text:style-name="T41">— </text:span><text:span text:style-name="T12">деятельность, направленная на знакомство с целью соблазнения.</text:span></text:p></text:note-body></text:note></text:span><text:span text:style-name="T12">.</text:span></text:p>
      <text:p text:style-name="Text_20_body"><text:span text:style-name="T12">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3">поиметь.</text:span></text:p>
      <text:p text:style-name="P28"><text:soft-page-break/>Главная цель пикапа — зацепить девушку. Начиная с банального:</text:p>
      <text:list xml:id="list39470908" text:continue-numbering="true" text:style-name="диалог">
        <text:list-item>
          <text:p text:style-name="P115">Вашей маме зять не нужен?</text:p>
        </text:list-item>
      </text:list>
      <text:p text:style-name="P28">И заканчивая какими-то более экстравагантными:</text:p>
      <text:list xml:id="list394557811" text:continue-numbering="true" text:style-name="диалог">
        <text:list-item>
          <text:p text:style-name="P115">Твой отец случайно не хлеб?</text:p>
        </text:list-item>
        <text:list-item>
          <text:p text:style-name="P115">В каком смысле?</text:p>
        </text:list-item>
        <text:list-item>
          <text:p text:style-name="P115">Ту ты такая крошка...</text:p>
        </text:list-item>
      </text:list>
      <text:p text:style-name="P28">Это будет фраза, которая может зацепить.</text:p>
      <text:p text:style-name="P28">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9449722" text:continue-numbering="true" text:style-name="диалог">
        <text:list-item>
          <text:p text:style-name="P115">Что-то тут сегодня мало народа...</text:p>
        </text:list-item>
      </text:list>
      <text:p text:style-name="P28">Однако «цепляшки» не обязательно должны вызывать восхищение, но они обязательно должны привлечь ваше внимание.</text:p>
      <text:p text:style-name="P28">Например, вы ждете свою подругу. К вам подходит парень и говорит:</text:p>
      <text:list xml:id="list39445317" text:continue-numbering="true" text:style-name="диалог">
        <text:list-item>
          <text:p text:style-name="P115">Привет.</text:p>
        </text:list-item>
      </text:list>
      <text:p text:style-name="P28">Достаточно спокойно и ненавязчиво, как будто бы обознался. Ответите вы или нет — ему не важно. Он уже задает вопрос:</text:p>
      <text:list xml:id="list39450822" text:continue-numbering="true" text:style-name="диалог">
        <text:list-item>
          <text:p text:style-name="P115">Ты одна тут?</text:p>
        </text:list-item>
      </text:list>
      <text:p text:style-name="P28">И вы говорите, мол:</text:p>
      <text:list xml:id="list39470859" text:continue-numbering="true" text:style-name="диалог">
        <text:list-item>
          <text:p text:style-name="P115"><text:soft-page-break/>Нет, я с подругой. Она сейчас подойдет... — недоумевая, что этот незнакомец от вас хочет.</text:p>
        </text:list-item>
      </text:list>
      <text:p text:style-name="P28">На что он отвечает:</text:p>
      <text:list xml:id="list39473810" text:continue-numbering="true" text:style-name="диалог">
        <text:list-item>
          <text:p text:style-name="P115">Ну ее же сейчас нет. Выйдем на минутку. Поговорить надо...</text:p>
        </text:list-item>
      </text:list>
      <text:p text:style-name="P28">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9462126" text:continue-numbering="true" text:style-name="диалог">
        <text:list-item>
          <text:p text:style-name="P115">Ну? Ты идешь?</text:p>
        </text:list-item>
      </text:list>
      <text:p text:style-name="P28">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8">Вот еще один пример с моего личного опыта. Однажды вечером мне звонит знакомый, поведение которого явно говорит о том, что я ему нравлюсь:</text:p>
      <text:list xml:id="list39454523" text:continue-numbering="true" text:style-name="диалог">
        <text:list-item>
          <text:p text:style-name="P115">Привет! Я тут рядом. Кофе не хочешь? Да? Нет? Давай быстрей? Ну? Так что?..</text:p>
        </text:list-item>
      </text:list>
      <text:p text:style-name="P28">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8">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8">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8">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8">Его реакция была удивительной, а именно:</text:p>
      <text:list xml:id="list39447462" text:continue-numbering="true" text:style-name="диалог">
        <text:list-item>
          <text:p text:style-name="P115">Яна, блять, что ты от меня хочешь?..</text:p>
        </text:list-item>
      </text:list>
      <text:p text:style-name="P28">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8">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6">Отказ? Да, собственно и предложений никаких не было... так на что же все-таки обиделся? А я вам скажу — </text:span><text:soft-page-break/><text:span text:style-name="T16">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8">Во всех случаях пикапер нарушает ваши личные границы. Да, звучит слишком феминистично, но что же тут поделаешь?! Задайте себе вопрос:</text:p>
      <text:list xml:id="list39458335" text:continue-numbering="true" text:style-name="диалог">
        <text:list-item>
          <text:p text:style-name="P115">Комфортно мне, или нет?</text:p>
        </text:list-item>
      </text:list>
      <text:p text:style-name="P28">Должно быть комфортно.</text:p>
      <text:p text:style-name="P28">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8">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8">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8">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8">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8">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29">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2">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3">завести от</text:span><text:soft-page-break/><text:span text:style-name="T13">ношения</text:span><text:span text:style-name="T12"> с понравившейся девушкой. Правда, только на Западе. У нас пока еще дела обстоят несколько иначе.</text:span></text:p>
      <text:p text:style-name="P25">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6284479030409862089" text:style-name="L3">
        <text:list-header>
          <text:p text:style-name="P84"><text:s/>— А это как?</text:p>
          <text:p text:style-name="P84"><text:s/>— Я тебя трахну, и ты исчезнешь.»</text:p>
        </text:list-header>
      </text:list>
      <text:p text:style-name="P45">Филипп Богачев, «Секреты уличных знакомств»</text:p>
      <text:p text:style-name="P25"/>
      <text:p text:style-name="P25">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2">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2"><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2"> в ответ над тобой, до</text:span><text:span text:style-name="T18"> совершенно неправильного, по моему мнению, удара левой снизу...</text:span><text:span text:style-name="T12">»</text:span></text:p>
      <text:p text:style-name="P45">Филипп Богачев, «Секреты уличных знакомств»</text:p>
      <text:p text:style-name="P25"><text:soft-page-break/></text:p>
      <text:p text:style-name="P25">«Совершенно неправильным» поведением, как вы понимаете, автор называет вполне логичную реакцию «объекта» на грубости...</text:p>
      <text:p text:style-name="P25">Не могу удержаться и не вставить еще одну цитату того же автора. Это аннотация к книге:</text:p>
      <text:p text:style-name="P62"/>
      <text:p text:style-name="Цитата_20__2b__20_автор"><text:span text:style-name="T12">«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8">телу</text:span><text:span text:style-name="T12"> женщины...»</text:span></text:p>
      <text:p text:style-name="P45">Филипп Богачев, «Пикап. Самоучитель по соблазнению»</text:p>
      <text:p text:style-name="P45"/>
      <text:p text:style-name="P25">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5">К чему я веду?</text:p>
      <text:p text:style-name="P25">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2">Собственно, и того, и другого Пикап учит вести себя с женщинами </text:span><text:span text:style-name="T16">правильно</text:span><text:span text:style-name="T12"> для эффективного </text:span><text:span text:style-name="T13">результата</text:span><text:span text:style-name="T12">, </text:span><text:soft-page-break/><text:span text:style-name="T12">предлагая массу техник и обучая самым разнообразным навыкам.</text:span></text:p>
      <text:p text:style-name="P25">Так вот психопата учить не надо. Он понимает человеческую природу априори, очень тонко и достаточно быстро.</text:p>
      <text:p text:style-name="P25">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5">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5">Предлагаю вашему вниманию список и краткую характеристику расстройств, где имеют место манипулятивные действия.</text:p>
      <text:h text:style-name="P83" text:outline-level="4">Общие диагностические критерии расстройств личности</text:h>
      <text:p text:style-name="P31">Существует несколько видов расстройств личности. Они могут быть сгруппированы в одну из трех групп-кластеров:</text:p>
      <text:list xml:id="list3953465521713508669" text:style-name="List_20_2">
        <text:list-item>
          <text:p text:style-name="P127">Кластер <text:span text:style-name="T41">A</text:span><text:span text:style-name="T8">:</text:span></text:p>
          <text:list>
            <text:list-item>
              <text:p text:style-name="P130">Параноидное;</text:p>
            </text:list-item>
            <text:list-item>
              <text:p text:style-name="P130">Шизоидное;</text:p>
            </text:list-item>
            <text:list-item>
              <text:p text:style-name="P130">Шизотипическое.</text:p>
              <text:p text:style-name="P125"><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p text:style-name="P125"><text:span text:style-name="T18">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6">B</text:span><text:span text:style-name="T8">:</text:span></text:p>
          <text:list>
            <text:list-item>
              <text:p text:style-name="P130">Антисоциальное;</text:p>
            </text:list-item>
            <text:list-item>
              <text:p text:style-name="P130">Пограничное;</text:p>
            </text:list-item>
            <text:list-item>
              <text:p text:style-name="P130">Истерическое;</text:p>
            </text:list-item>
            <text:list-item>
              <text:p text:style-name="P130">Нарциссическое.</text:p>
              <text:p text:style-name="P125"><text:span text:style-name="T8">Лица с расстройствами кластера </text:span><text:span text:style-name="T45">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44"><text:span text:style-name="T12">Кластер </text:span><text:span text:style-name="T41">C</text:span><text:span text:style-name="T18">:</text:span></text:p>
          <text:list>
            <text:list-item>
              <text:p text:style-name="P145">Избегающее;</text:p>
            </text:list-item>
            <text:list-item>
              <text:p text:style-name="P145">Зависимое;</text:p>
            </text:list-item>
            <text:list-item>
              <text:p text:style-name="P145">Обсессивно-компульсивное.</text:p>
              <text:p text:style-name="P144"><text:span text:style-name="T18">Лица с расстройствами кластера </text:span><text:span text:style-name="T45">C </text:span><text:span text:style-name="T18">испытывают чувства тревоги и страха, которые их </text:span><text:span text:style-name="T18">подавляют, и с которыми они постоянно борются.</text:span></text:p>
              <text:p text:style-name="P145">Их поведение описывается, как антиобщественное, <text:s/>замкнутое, неуверенное и чрезвычайно чувствительное.</text:p>
              <text:p text:style-name="P145">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2">ый</text:span> период характер только формируется, и<text:span text:style-name="T12">,</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39445120" text:continue-list="list39476023" text:style-name="List_20_1">
        <text:list-item text:start-value="1">
          <text:p text:style-name="P147">заметная дисгармония в поведении:</text:p>
          <text:list>
            <text:list-item>
              <text:p text:style-name="P146">аффективность<text:note text:id="ftn22" text:note-class="footnote"><text:note-citation text:label="*">*</text:note-citation><text:note-body><text:p text:style-name="Footnote"><text:span text:style-name="T7">Аффективность</text:span> (<text:span text:style-name="T1">от лат. </text:span><text:span text:style-name="T42">affectus —</text:span><text:span text:style-name="T13">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6">возбудимость;</text:p>
            </text:list-item>
            <text:list-item>
              <text:p text:style-name="P146">расстройство контроля побуждений:</text:p>
              <text:list>
                <text:list-item>
                  <text:p text:style-name="P146">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6">нарастающее напряжение, возникающее перед совершением действия, повышение физической и психической активности;</text:p>
                </text:list-item>
                <text:list-item>
                  <text:p text:style-name="P146">возникновение ощущения радости и облегчения во время совершения действия.</text:p>
                </text:list-item>
              </text:list>
            </text:list-item>
            <text:list-item>
              <text:p text:style-name="P146">нарушение в процессах восприятия и мышления;</text:p>
            </text:list-item>
            <text:list-item>
              <text:p text:style-name="P146">изменение в стиле отношения к окружающим;</text:p>
            </text:list-item>
          </text:list>
        </text:list-item>
        <text:list-item>
          <text:p text:style-name="P146">хроническое проявление аномального поведения, возникшее давно;</text:p>
        </text:list-item>
        <text:list-item>
          <text:p text:style-name="P146">нарушение адаптации к широкому диапазону личностных и социальных ситуаций в связи с аномальным стилем поведения;</text:p>
        </text:list-item>
        <text:list-item>
          <text:p text:style-name="P146"><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6">обычно, но не всегда — существенное ухудшение профессиональной и социальной продуктивности.</text:p>
        </text:list-item>
        <text:list-item>
          <text:p text:style-name="P146">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2">вышеперечисленных </text:span>личностных нарушений, определяется также и <text:span text:style-name="T7">степень тяжести расстройства</text:span>:</text:p>
      <text:list xml:id="list4221135152435932943" text:style-name="List_20_3">
        <text:list-item>
          <text:p text:style-name="P131">отсутствие расстройства личности и существенных критериев личностного расстройства;</text:p>
        </text:list-item>
        <text:list-item>
          <text:p text:style-name="P131">личностное затруднение:</text:p>
          <text:p text:style-name="P131">наличие подпороговых критериев одного или нескольких расстройств личности;</text:p>
        </text:list-item>
        <text:list-item>
          <text:p text:style-name="P131">простое расстройство личности:</text:p>
          <text:p text:style-name="P131">наличие существенных критериев одного или нескольких расстройств в рамках одного кластера;</text:p>
        </text:list-item>
        <text:list-item>
          <text:p text:style-name="P131">сложное (диффузное) расстройство личности:</text:p>
          <text:p text:style-name="P131">наличие существенных критериев одного или нескольких расстройств личности в рамках нескольких кластеров;</text:p>
        </text:list-item>
        <text:list-item>
          <text:p text:style-name="P131">тяжелое расстройство личности:</text:p>
          <text:p text:style-name="P131"><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1"/>
      <text:p text:style-name="P32">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9444806" text:continue-list="list39454152" text:style-name="список_20_перечисление">
        <text:list-item>
          <text:p text:style-name="P110">компенсация негативных проявлений;</text:p>
        </text:list-item>
        <text:list-item>
          <text:p text:style-name="P110">адаптация к обществу;</text:p>
        </text:list-item>
        <text:list-item>
          <text:p text:style-name="P110">снижение уровня тревожности;</text:p>
        </text:list-item>
        <text:list-item>
          <text:p text:style-name="P110">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3" text:outline-level="4">Параноидное расстройство личности</text:h>
      <text:p text:style-name="P26">Диагностируется при наличии четырех и более критериев, приведенных ниже, а также при проявлении общих критериев расстройств личности:</text:p>
      <text:list xml:id="list39461859"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2">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2">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3">отрицает</text:span><text:span text:style-name="T16"> в своей голове собственные непристойные мысли, а затем </text:span><text:span text:style-name="T13">проецирует</text:span><text:span text:style-name="T16"> их на остальных.</text:span></text:p>
      <text:p text:style-name="P28">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6">Немаловажной особенностью такого поведения является то, что он </text:span><text:span text:style-name="T12">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5"><text:soft-page-break/>Нормальное поведение: Ты мне изменяла?</text:p>
      <text:p text:style-name="P25">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2">Параноидное поведение: </text:span><text:span text:style-name="T13">С кем</text:span><text:span text:style-name="T12"> ты мне изменила?</text:span></text:p>
      <text:p text:style-name="Text_20_body"><text:span text:style-name="T12">Параноик подозревает своего партнера в неверности. Правда это или нет, он </text:span><text:span text:style-name="T13">настаивает</text:span><text:span text:style-name="T12"> на факте измены, пытаясь узнать с кем. В данном случае уверенность в том, что ему изменили не подразумевает его ошибочное суждение.</text:span></text:p>
      <text:p text:style-name="P25">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5">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2"><text:span text:style-name="T12">Терапия для параноидальной личности</text:span><text:span text:style-name="T18">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2"><text:span text:style-name="T12">Важно: </text:span><text:span text:style-name="T18">паранойя, параноидный психоз, параноидная шизофрения и шизофрения к данному расстройству</text:span><text:span text:style-name="T12"> </text:span><text:span text:style-name="T18">не от</text:span><text:soft-page-break/><text:span text:style-name="T18">носится! Может выступать предвестником шизофрении и бредовых расстройств.</text:span></text:p>
      <text:h text:style-name="P83" text:outline-level="4">Шизоидное расстройство личности</text:h>
      <text:p text:style-name="P26">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9460869"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6"><text:soft-page-break/>Шизоид выдерживает значительную дистанцию между собой и окружающими, из-за чего вечно жаждет близости.</text:p>
      <text:p text:style-name="P26">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6">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6">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6">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6">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31"><text:span text:style-name="T12">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8"><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2">).</text:span></text:p>
      <text:p text:style-name="P26">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6">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6">Также для шизоида характерна высокая работоспособность в узких сферах деятельности, сочетающихся с (сухим) прагматизмом.</text:p>
      <text:p text:style-name="P26"><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6">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6">Шизоидам свойственно игнорирование социальных норм внешнего вида, неопрятность, нечистоплотность.</text:p>
      <text:p text:style-name="P27">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6">Шизоид, как правило, плохо вовлекается в терапию из-за отсутствия эмпатических наклонностей, что является причиной низкой мотивации.</text:p>
      <text:p text:style-name="P26">Терапия может занимать достаточно продолжительное время из-за постоянного дистанцирования пациента от доктора.</text:p>
      <text:p text:style-name="P32"><text:span text:style-name="T12">Важно:</text:span><text:span text:style-name="T18">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3" text:outline-level="4">Диссоциальное расстройство личности</text:h>
      <text:p text:style-name="P26"><text:span text:style-name="T7"><text:s/></text:span><text:span text:style-name="T1">(Также антисоциальное рас-во или социопатия)</text:span></text:p>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460273"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3">f</text:span><text:span text:style-name="T3">rustratio</text:span><text:span text:style-name="T43"> —</text:span><text:span text:style-name="T14"> обман, тщетное ожидание</text:span><text:span text:style-name="T8">) </text:span><text:span text:style-name="T45">—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0"><text:soft-page-break/><text:span text:style-name="T18">в</text:span> качестве дополнительного признака может выступать постоянная раздражительность и нетерпеливость.</text:p>
        </text:list-item>
      </text:list>
      <text:p text:style-name="P26">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6">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6">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6">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6">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6">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6">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6">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6">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6">Немаловажным является факт того, что социопаты отлично понимают, что такое социальные нормы, однако игнорируют их осознанно.</text:p>
      <text:p text:style-name="P31">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2"> Также они плохо умеют контролировать собственную импульсивность.</text:span></text:p>
      <text:p text:style-name="P31">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4">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1">Согласно определению Эрика Берна, социопаты делятся на два вида:</text:p>
      <text:list xml:id="list39474369" text:continue-list="list39445120" text:style-name="List_20_1">
        <text:list-item text:start-value="1">
          <text:p text:style-name="P128">Латентный или пассивный социопат.</text:p>
          <text:p text:style-name="P132">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2">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8">Активный социопат.</text:p>
          <text:p text:style-name="P132">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50</dc:date><text:p text:style-name="P149"><text:span text:style-name="T61">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2">Вне досягаемости этих людей социопат не может и не считает нужным сдерживаться.</text:p>
        </text:list-item>
      </text:list>
      <text:p text:style-name="P27"/>
      <text:p text:style-name="P27">Терапия для антисоциальной личности<text:span text:style-name="T8">:</text:span></text:p>
      <text:p text:style-name="P26">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6">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2"><text:span text:style-name="T12">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3"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9472352" text:continue-list="list39460273"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6">Эмоционально-неустойчивое расстройство, это группа, которая включает в себя два подвида расстройств:</text:p>
      <text:list xml:id="list6467616260598252431"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3"><text:span text:style-name="T18">склонность к сексуальной распущенности</text:span><text:span text:style-name="T45">.</text:span></text:p>
            </text:list-item>
          </text:list>
          <text:p text:style-name="P133"><text:span text:style-name="T18">Сильная эмоциональная возбудимость, проявляющаяся с детского возраста — истерики, озлобленность, </text:span><text:soft-page-break/><text:span text:style-name="T18">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3"><text:span text:style-name="T18">Человек с данным типом расстройства часто страдает от алкогольной и наркотической зависимости, а также становится преступником. Причи</text:span><text:span text:style-name="T18">ной этому также может стать склонность к внушае</text:span><text:span text:style-name="T18">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3"><text:span text:style-name="T18">Склонность к зависимости также может быть серьезной проблемой пограничного типа. Демонстрируя привязанность, такой человек </text:span><text:span text:style-name="T18">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2">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2">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3" text:outline-level="4">Истерическое расстройство личности</text:h>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470168" text:continue-list="list39472352"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6"/>
      <text:p text:style-name="P26"><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9475058" text:continue-numbering="true" text:style-name="список_20_перечисление">
        <text:list-item>
          <text:p text:style-name="P110">«вытеснение» <text:span text:style-name="T18">—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0">«сексуализация» <text:span text:style-name="T18">—</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0">«регресия»<text:span text:style-name="T18">—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6">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6">Для истероидов характерна неустойчивость самооценки.</text:p>
      <text:p text:style-name="P26">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6">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6">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6">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1">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1">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1"/>
      <text:h text:style-name="P83" text:outline-level="4">Нарциссическ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4653235083167187823"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4"><text:span text:style-name="T45">(a </text:span><text:span text:style-name="T18">или </text:span><text:span text:style-name="T45">b)</text:span><text:span text:style-name="T44">:</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3">(a </text:span><text:span text:style-name="T3">или </text:span><text:span text:style-name="T43">b)</text:span><text:span text:style-name="T44">:</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9">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29">В наше время нарциссическим личностям очень тяжело, в связи с информационной средой, которая нас окружает.</text:p>
      <text:p text:style-name="P25"><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5"><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0"><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29">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9">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5">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5">мневается и в </text:span><text:span text:style-name="T15">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5">Нарцисс, в силу своего патологического себялюбия, не станет зарабатывать уважение у </text:span><text:span text:style-name="T56">«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0">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0"><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29">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7">Важно:</text:span><text:span text:style-name="T15">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3" text:outline-level="4">Пассивно-агрессивн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39462633" text:continue-list="list39475058"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29">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29">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5">Поведение такой личности характеризуется установкой на </text:span><text:span text:style-name="T14">скрытый</text:span><text:span text:style-name="T15"> протест и </text:span><text:span text:style-name="T14">пассивное</text:span><text:span text:style-name="T15"> сопротивление руководству, за которым находится агрессия. Коммуникативное поведение у больных носит враждебно-подчиненный характер.</text:span></text:p>
      <text:p text:style-name="P29">В случае если по каким-то причинам больной теряет мотивацию к сопротивлению, то испытывает выраженное чувство тревоги.</text:p>
      <text:p text:style-name="P29">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29">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9">Негативная реакция окружающих на свои жалобы является для них субъективным подтверждением обоснованности их пессимизма и негатива.</text:p>
      <text:p text:style-name="P29"><text:soft-page-break/>Возможен шантаж суицидом, но он редко сопровождается суицидальными попытками.</text:p>
      <text:p text:style-name="P32"><text:span text:style-name="T16">Терапия для лиц с пассивно-агрессивным расстройством личности </text:span><text:span text:style-name="T15">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29">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9">Уступки требованиям пациента со стороны терапевта антитерапевтичны, а отказ уступать угрожает потерей контакта.</text:p>
      <text:p text:style-name="P29"/>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0"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1"><text:span text:style-name="T19">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хороши, тем самым поддерживаете его нарциссический выбор, его образ. Все просто.</text:p>
      <text:p text:style-name="P20">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20">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21">Сейчас он прощупывает высоту порога вашего сопротивления. Пытается понять, что вы готовы терпеть.</text:p>
      <text:p text:style-name="P3"><text:span text:style-name="T52">Абьюзер выбирает в жертвы личность, </text:span><text:span text:style-name="_30__20_Text"><text:span text:style-name="T50">которой хотел бы быть сам</text:span></text:span><text:span text:style-name="T52">.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50">делая из вас — такого же, как он</text:span></text:span><text:span text:style-name="T52">.</text:span></text:p>
      <text:p text:style-name="P50">* * *</text:p>
      <text:p text:style-name="P20">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Остальные расходятся.</text:p>
      <text:p text:style-name="P20"><text:soft-page-break/>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20">Речь идет об умственных, материальных и духовных аспектах.</text:p>
      <text:p text:style-name="P21">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20">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1">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1">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20">15 минут. Вот сколько времени нужно абьюзеру, чтобы понять — сможет он вами управлять или нет. Если он пони<text:soft-page-break/>мает, что вы ведетесь на его уловки — вы его трофей, к сожалению.</text:p>
      <text:p text:style-name="P21">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49">* * *</text:p>
      <text:p text:style-name="P21">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1">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20">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20"><text:soft-page-break/>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20">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20">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20">Если на эти «одинаковые» вопросы он отвечает по-разному — он врет.</text:p>
      <text:p text:style-name="P20">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20">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452364" text:continue-list="list39458335" text:style-name="диалог">
        <text:list-item>
          <text:p text:style-name="P135">Ты просто его не знаешь! — ответила я.</text:p>
        </text:list-item>
      </text:list>
      <text:p text:style-name="P21"><text:soft-page-break/>И, как вы понимаете, я ошиблась.</text:p>
      <text:p text:style-name="P53">* * *</text:p>
      <text:p text:style-name="P21">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20">Давайте вспомним ранее описанный диалог, где я задаю своему бывшему парню вопрос:</text:p>
      <text:list xml:id="list39469876" text:continue-numbering="true" text:style-name="диалог">
        <text:list-item>
          <text:p text:style-name="P138">Есть ли что-то, что я должна знать?..</text:p>
        </text:list-item>
      </text:list>
      <text:p text:style-name="P20">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9450071" text:continue-numbering="true" text:style-name="диалог">
        <text:list-item>
          <text:p text:style-name="P138">Ты вокруг меня плетешь какую-то западню...</text:p>
        </text:list-item>
      </text:list>
      <text:p text:style-name="P20">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20">В последствии, задавая вопросы, намекая и уточняя, я получала все новые ответы:</text:p>
      <text:list xml:id="list39449239" text:continue-numbering="true" text:style-name="диалог">
        <text:list-item>
          <text:p text:style-name="P138">Я ничего такого не делал...</text:p>
        </text:list-item>
        <text:list-item>
          <text:p text:style-name="P138"><text:soft-page-break/>Каждый справляется с болью по разному...</text:p>
        </text:list-item>
        <text:list-item>
          <text:p text:style-name="P138">Я был на четырех свиданиях...</text:p>
        </text:list-item>
        <text:list-item>
          <text:p text:style-name="P138">Да, я трахаться хотел...</text:p>
        </text:list-item>
      </text:list>
      <text:p text:style-name="P21">Чуть больше часа + одинаковые вопросы = море информации — вот такой прекрасный метод узнать правду.</text:p>
      <text:p text:style-name="P21">К слову, сначала он сказал, что был на двух свиданиях, но потом, в ходе разговора запутался, и выдал уже другую цифру — 4.</text:p>
      <text:p text:style-name="P50">* * *</text:p>
      <text:p text:style-name="P21">Но как же не попасться в эту ловушку снова?</text:p>
      <text:p text:style-name="P21">Здесь я бы хотела уделить особое внимание одной очень полезной штуке. Эта штука есть у каждого из нас, но мы почти не умеем ею пользоваться.</text:p>
      <text:p text:style-name="P21">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21">Поговорим об интуиции.</text:p>
      <text:p text:style-name="P20"><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1">И тут сразу можно задаться вопросом:</text:p>
      <text:list xml:id="list39469515" text:continue-numbering="true" text:style-name="диалог">
        <text:list-header>
          <text:p text:style-name="P139">«Что важнее — интуиция или же все-таки логика?»</text:p>
        </text:list-header>
      </text:list>
      <text:p text:style-name="P21"><text:soft-page-break/>Логика — сознание — рационализм.</text:p>
      <text:p text:style-name="P21">Интуиция — подсознание — инстинкт.</text:p>
      <text:p text:style-name="P21">Если логика — это анализ сложившейся ситуации, то интуиция — это подсказки «внутреннего голоса».</text:p>
      <text:p text:style-name="P21">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1">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1">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1">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20"><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pan text:style-name="T4">посредственного позна</text:span><text:soft-page-break/><text:span text:style-name="T4">ния.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9467404" text:continue-numbering="true" text:style-name="диалог">
        <text:list-item>
          <text:p text:style-name="P135">Я так и знала!</text:p>
        </text:list-item>
      </text:list>
      <text:p text:style-name="P21">Да? И вот интересно — откуда знала? Ответить сложно, но ведь знала же!</text:p>
      <text:p text:style-name="P21">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1">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1">Так-то.</text:p>
      <text:p text:style-name="P21">Стало быть, первое и самое главное правило — если кажется, то не кажется! Не пытайтесь оправдывать свои опасения.</text:p>
      <text:p text:style-name="P50"><text:soft-page-break/>* * *</text:p>
      <text:p text:style-name="P21">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1">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20">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20">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1">Понятно, что вы не будете его бить по шее, но мама в детстве так и делала, когда он нашкодит, поэтому он ее прячет.</text:p>
      <text:p text:style-name="P20"><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oft-page-break/><text:span text:style-name="T4">чтобы понять, какие именно жесты являются нестандартными, нужно понимать привычное поведение тела вашего собеседника.</text:span></text:p>
      <text:p text:style-name="P20">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20">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50">Человек, </text:span><text:span text:style-name="_30__20_Text"><text:span text:style-name="T50">вспоминая</text:span></text:span><text:span text:style-name="T50">,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50">Человек, который </text:span><text:span text:style-name="_30__20_Text"><text:span text:style-name="T52">пытается</text:span></text:span><text:span text:style-name="_30__20_Text"><text:span text:style-name="T50"> придумать</text:span></text:span><text:span text:style-name="T50">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20">Он спрячет от вас взгляд, но будет стараться говорить как можно убедительнее, рассуждая в слух.</text:p>
      <text:p text:style-name="P20">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1"><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20">Вот и получается первый совет по противостоянию лжи и ложности в поведении:</text:p>
      <text:p text:style-name="P21">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1">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1">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1">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9"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3" text:outline-level="3">Делегирование<text:bookmark-start text:name="Diemonstrativnoie_ighnorirovaniie_sobstv"/> собственных обязательств<text:bookmark-end text:name="Diemonstrativnoie_ighnorirovaniie_sobstv"/></text:h>
      <text:p text:style-name="P3"><text:soft-page-break/>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text:span text:style-name="T9">Противостояние</text:span>:</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3">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0" text:outline-level="3"><text:bookmark-start text:name="Gazlaitingh_"/>Газлайтинг<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9469355" text:continue-numbering="true" text:style-name="диалог">
        <text:list-item>
          <text:p text:style-name="P94">Тебе показалось.</text:p>
        </text:list-item>
        <text:list-item>
          <text:p text:style-name="P94">Ты себе накручиваешь.</text:p>
        </text:list-item>
        <text:list-item>
          <text:p text:style-name="P94">Ничего у тебя не болит.</text:p>
        </text:list-item>
        <text:list-item>
          <text:p text:style-name="P94">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text:span text:style-name="T9">Противостояние</text:span>:</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9469292" text:continue-numbering="true" text:style-name="диалог">
        <text:list-item>
          <text:p text:style-name="P94">Мне это нравится? — Нет.</text:p>
        </text:list-item>
        <text:list-item>
          <text:p text:style-name="P94"><text:soft-page-break/>Он сейчас прав? — Нет.</text:p>
        </text:list-item>
        <text:list-item>
          <text:p text:style-name="P94">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9457890" text:continue-numbering="true" text:style-name="диалог">
        <text:list-item>
          <text:p text:style-name="P94">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9460491" text:continue-numbering="true" text:style-name="диалог">
        <text:list-item>
          <text:p text:style-name="P94">Ты что, хочешь сказать, что я сумасшедшая?!</text:p>
        </text:list-item>
      </text:list>
      <text:p text:style-name="P47">*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text:soft-page-break/>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0"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9468133" text:continue-numbering="true" text:style-name="диалог">
        <text:list-item>
          <text:p text:style-name="P138"><text:soft-page-break/>И это, по твоему, проблема? Ты действительно считаешь, что из-за этого стоит ссориться?</text:p>
        </text:list-item>
      </text:list>
      <text:p text:style-name="P20">И вот вы уже говорите о том, что не хотите ругаться, а просто пытаетесь решить семейный вопрос — он спрыгнул с темы.</text:p>
      <text:list xml:id="list39456785" text:continue-numbering="true" text:style-name="диалог">
        <text:list-item>
          <text:p text:style-name="P138">Я не буду разговаривать об этом. Это полный бред! Ты хоть слышишь себя?</text:p>
        </text:list-item>
      </text:list>
      <text:p text:style-name="P20">И вот вы пытаетесь понять, что же «такого» вы сказали не так — он спрыгнул с темы.</text:p>
      <text:list xml:id="list39462615" text:continue-numbering="true" text:style-name="диалог">
        <text:list-item>
          <text:p text:style-name="P138">В смысле?</text:p>
        </text:list-item>
      </text:list>
      <text:p text:style-name="P20">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9461082" text:continue-numbering="true" text:style-name="диалог">
        <text:list-item>
          <text:p text:style-name="P94">У меня такое впечатление, что тебе просто неинтересно меня слушать.</text:p>
        </text:list-item>
        <text:list-item>
          <text:p text:style-name="P94"><text:soft-page-break/>Ты каждый раз придумываешь отговорки, чтобы избежать разговоров со мной.</text:p>
        </text:list-item>
        <text:list-item>
          <text:p text:style-name="P94">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9443655" text:continue-numbering="true" text:style-name="диалог">
        <text:list-item>
          <text:p text:style-name="P94">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0" text:outline-level="3"><text:bookmark-start text:name="__Da__no__________v_dopolnieniie_k_opisa"/>«Да, но &lt;...&gt;»<text:line-break/>(в доп.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468120" text:continue-numbering="true" text:style-name="диалог">
        <text:list-item>
          <text:p text:style-name="P87"><text:span text:style-name="_30__20_Text"><text:span text:style-name="T19">Да</text:span></text:span><text:span text:style-name="T19">, я виноват, </text:span><text:span text:style-name="_30__20_Text"><text:span text:style-name="T19">но</text:span></text:span><text:span text:style-name="T19"> позавчера ты была больше не права, чем я сейчас.</text:span></text:p>
        </text:list-item>
        <text:list-item>
          <text:p text:style-name="P94">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text:span text:style-name="T9">Противостояние</text:span>:</text:p>
      <text:p text:style-name="P3">Дайте ему понять, что вы заметили эту тактику и раскусили его:</text:p>
      <text:list xml:id="list39448586" text:continue-numbering="true" text:style-name="диалог">
        <text:list-item>
          <text:p text:style-name="P94">Мама научила меня не воспринимать все, что сказано до слова «Но». Скажи, пожалуйста, ты со мной согласен или нет?</text:p>
        </text:list-item>
        <text:list-item>
          <text:p text:style-name="P138">Милый, я заметила, что ты себе противоречишь. А то что-то я смотрю, у нас диалог не вяжется...</text:p>
        </text:list-item>
      </text:list>
      <text:p text:style-name="P3"><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0"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9450737" text:continue-numbering="true" text:style-name="диалог">
        <text:list-item>
          <text:p text:style-name="P94">Твоя Машка как-то странно на меня посмотрела...</text:p>
        </text:list-item>
        <text:list-item>
          <text:p text:style-name="P94">Мне не нравится, что Петя на тебя постоянно смотрит. Я видел, как ты с ним кокетничала...</text:p>
        </text:list-item>
      </text:list>
      <text:p text:style-name="P20">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20">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0"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9445695" text:continue-numbering="true" text:style-name="диалог">
        <text:list-item>
          <text:p text:style-name="P94">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9452557" text:continue-numbering="true" text:style-name="диалог">
        <text:list-item>
          <text:p text:style-name="P94">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9452531" text:continue-numbering="true" text:style-name="диалог">
        <text:list-item>
          <text:p text:style-name="P94">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9452803" text:continue-numbering="true" text:style-name="диалог">
        <text:list-item>
          <text:p text:style-name="P94">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9446026" text:continue-numbering="true" text:style-name="диалог">
        <text:list-item>
          <text:p text:style-name="P94">Что, опять? Ну ок...</text:p>
        </text:list-item>
      </text:list>
      <text:p text:style-name="P3"><text:soft-page-break/>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9451267" text:continue-numbering="true" text:style-name="диалог">
        <text:list-item>
          <text:p text:style-name="P94">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Так что вот мой совет, как заставить человека прекратить вас игнорировать: осознайте, что вашей вины нет.</text:p>
      <text:p text:style-name="P3"><text:soft-page-break/>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9465054" text:continue-numbering="true" text:style-name="диалог">
        <text:list-item>
          <text:p text:style-name="P94">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0" text:outline-level="3"><text:bookmark-start text:name="Eghoizm__Ravnodushiie_"/>Эгоизм. Равнодушие<text:bookmark-end text:name="Eghoizm__Ravnodushiie_"/></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9464364" text:continue-numbering="true" text:style-name="диалог">
        <text:list-item>
          <text:p text:style-name="P94">Мне нужна твоя помощь/совет/поддержка!</text:p>
        </text:list-item>
        <text:list-item>
          <text:p text:style-name="P94">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9464732" text:continue-numbering="true" text:style-name="диалог">
        <text:list-item>
          <text:p text:style-name="P94">Ты что, обиделся? На что? На то, что не можешь оказать мне помощь?</text:p>
        </text:list-item>
      </text:list>
      <text:h text:style-name="P8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9451890" text:continue-numbering="true" text:style-name="диалог">
        <text:list-item>
          <text:p text:style-name="P94">Да, я помню, что ты уже однажды потеряла контроль над ситуацией... Так что не нужно мне рассказывать, что сейчас ты ни при чем...</text:p>
        </text:list-item>
        <text:list-item>
          <text:p text:style-name="P94">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461503" text:continue-numbering="true" text:style-name="диалог">
        <text:list-item>
          <text:p text:style-name="P94">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0"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9466098" text:continue-numbering="true" text:style-name="диалог">
        <text:list-item>
          <text:p text:style-name="P94">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9462852" text:continue-numbering="true" text:style-name="диалог">
        <text:list-item>
          <text:p text:style-name="P94">Ее бы не изнасиловали, если бы она не надела такое короткое платье.</text:p>
        </text:list-item>
        <text:list-item>
          <text:p text:style-name="P94">Тебя не повысили, потому что ты мало старалась, тебе нужно было усерднее работать.</text:p>
        </text:list-item>
        <text:list-item>
          <text:p text:style-name="P94"><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9452544" text:continue-numbering="true" text:style-name="диалог">
        <text:list-item>
          <text:p text:style-name="P94">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9459749" text:continue-numbering="true" text:style-name="диалог">
        <text:list-item>
          <text:p text:style-name="P94">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449574" text:continue-numbering="true" text:style-name="диалог">
        <text:list-item>
          <text:p text:style-name="P94">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или <text:soft-page-break/>пересоленный суп не дает человеку право на насилие над вами!</text:p>
      <text:p text:style-name="P3">Об этом нужно говорить. Говорить громко и уверенно. Вслух!</text:p>
      <text:list xml:id="list39444746" text:continue-numbering="true" text:style-name="диалог">
        <text:list-item>
          <text:p text:style-name="P94">Меня побили!</text:p>
        </text:list-item>
        <text:list-item>
          <text:p text:style-name="P94">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9453730" text:continue-numbering="true" text:style-name="диалог">
        <text:list-item>
          <text:p text:style-name="P94"><text:soft-page-break/>То есть, если ты пересолила суп, то позволишь своему мужу наказать тебя? Побить?</text:p>
        </text:list-item>
        <text:list-item>
          <text:p text:style-name="P94">Я бы, например, сказала человеку, что у него карман не застегнут. Ведь я нормальный честный человек! А ты бы как поступил?</text:p>
        </text:list-item>
        <text:list-item>
          <text:p text:style-name="P94">Ты хочешь сказать, что, если увидишь на улице девушку в короткой юбке, это даст тебе полное право изнасиловать ее?</text:p>
        </text:list-item>
      </text:list>
      <text:h text:style-name="P80" text:outline-level="3"><text:bookmark-start text:name="Vam_riedko_ustupaiut_ili_nie_ustupaiut_v"/>Вам редко уступают или не уступают вообще<text:bookmark-end text:name="Vam_riedko_ustupaiut_ili_nie_ustupaiut_v"/></text:h>
      <text:p text:style-name="P20">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9466701" text:continue-numbering="true" text:style-name="диалог">
        <text:list-item>
          <text:p text:style-name="P94">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9450798" text:continue-numbering="true" text:style-name="диалог">
        <text:list-item>
          <text:p text:style-name="P94">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9476314" text:continue-numbering="true" text:style-name="диалог">
        <text:list-item>
          <text:p text:style-name="P94">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9473316" text:continue-numbering="true" text:style-name="диалог">
        <text:list-item>
          <text:p text:style-name="P94">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0"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29">1) </text:span></text:span><text:span text:style-name="T19">Пристыдить.</text:span></text:p>
      <text:list xml:id="list39453788" text:continue-numbering="true" text:style-name="диалог">
        <text:list-item>
          <text:p text:style-name="P94">Ты можешь и не обещать, если не хочешь выглядеть обманщиком.</text:p>
        </text:list-item>
      </text:list>
      <text:p text:style-name="P3"><text:soft-page-break/>При этом сказать так, чтобы он понял, как вы относитесь к обманщикам. На эту тактику вы можете получить неожиданный ответ:</text:p>
      <text:list xml:id="list39463977" text:continue-numbering="true" text:style-name="диалог">
        <text:list-item>
          <text:p text:style-name="P94">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472610" text:continue-numbering="true" text:style-name="диалог">
        <text:list-item>
          <text:p text:style-name="P94">Я пока поживу у друзей/родителей, а вещи соберу на выходных, договорились?</text:p>
        </text:list-item>
      </text:list>
      <text:p text:style-name="Text_20_body"><text:span text:style-name="_31__20_Text"><text:span text:style-name="T29">2)</text:span></text:span><text:span text:style-name="_31__20_Text"><text:span text:style-name="T19"> </text:span></text:span><text:span text:style-name="T19">Отзеркаливание.</text:span></text:p>
      <text:p text:style-name="P3">Пообещайте ему что-то, что ему может очень понравиться, например:</text:p>
      <text:list xml:id="list39466887" text:continue-numbering="true" text:style-name="диалог">
        <text:list-item>
          <text:p text:style-name="P94">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9452580" text:continue-numbering="true" text:style-name="диалог">
        <text:list-item>
          <text:p text:style-name="P94"><text:soft-page-break/>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9453671" text:continue-numbering="true" text:style-name="диалог">
        <text:list-item>
          <text:p text:style-name="P94">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0"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9444029" text:continue-numbering="true" text:style-name="диалог">
        <text:list-item>
          <text:p text:style-name="P94">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9445256" text:continue-numbering="true" text:style-name="диалог">
        <text:list-item>
          <text:p text:style-name="P94">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9452078" text:continue-numbering="true" text:style-name="диалог">
        <text:list-item>
          <text:p text:style-name="P94">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9470433" text:continue-numbering="true" text:style-name="диалог">
        <text:list-item>
          <text:p text:style-name="P94"><text:soft-page-break/>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9464787" text:continue-numbering="true" text:style-name="диалог">
        <text:list-item>
          <text:p text:style-name="P94">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9474825" text:continue-numbering="true" text:style-name="диалог">
        <text:list-item>
          <text:p text:style-name="P94">Ты что, жаловался Маше/Пете на меня?</text:p>
        </text:list-item>
      </text:list>
      <text:p text:style-name="P3">Ну или пристыдить в распускании слухов о вашей паре:</text:p>
      <text:list xml:id="list39450938" text:continue-numbering="true" text:style-name="диалог">
        <text:list-item>
          <text:p text:style-name="P94">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0"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9465451"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9463037" text:continue-numbering="true" text:style-name="диалог">
        <text:list-item>
          <text:p text:style-name="P94">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9459341" text:continue-numbering="true" text:style-name="диалог">
        <text:list-item>
          <text:p text:style-name="P94">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444483" text:continue-numbering="true" text:style-name="диалог">
        <text:list-item>
          <text:p text:style-name="P94"><text:soft-page-break/>Ты все придумываешь. Я такого не говорил...</text:p>
        </text:list-item>
      </text:list>
      <text:p text:style-name="P3">Потом висхолдинг:</text:p>
      <text:list xml:id="list39464678"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9472615" text:continue-numbering="true" text:style-name="диалог">
        <text:list-item>
          <text:p text:style-name="P94">Вчера ты тоже говорила, что не хочешь ругаться, но, тем не менее мы поругались...</text:p>
        </text:list-item>
      </text:list>
      <text:p text:style-name="P3">Конечно, без триангуляции никуда:</text:p>
      <text:list xml:id="list39470109" text:continue-numbering="true" text:style-name="диалог">
        <text:list-item>
          <text:p text:style-name="P94">Да все говорят, что ты просто неурав­новешенная...</text:p>
        </text:list-item>
      </text:list>
      <text:p text:style-name="P3">И в заключение, виктимблейминг:</text:p>
      <text:list xml:id="list39470401" text:continue-numbering="true" text:style-name="диалог">
        <text:list-item>
          <text:p text:style-name="P94">Хватит ныть! Сидела бы молча — ничего бы этого не было!..</text:p>
        </text:list-item>
      </text:list>
      <text:p text:style-name="P51">*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7">*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9">Шизофрения (</text:span><text:span text:style-name="T24">от </text:span><text:span text:style-name="_30__20_Text"><text:span text:style-name="T19">греч. schizo – расщеплять, phren – ум, рассудок</text:span></text:span><text:span text:style-name="T19">) — расщепление сознания. Одна из особенностей данного заболевания — по</text:span><text:span text:style-name="T19">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9468595" text:continue-numbering="true" text:style-name="диалог">
        <text:list-item>
          <text:p text:style-name="P94"><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9462711" text:continue-numbering="true" text:style-name="диалог">
        <text:list-item>
          <text:p text:style-name="P94">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9474644" text:continue-numbering="true" text:style-name="диалог">
        <text:list-item>
          <text:p text:style-name="P94">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9460210" text:continue-numbering="true" text:style-name="диалог">
        <text:list-item>
          <text:p text:style-name="P94">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9475949" text:continue-numbering="true" text:style-name="диалог">
        <text:list-item>
          <text:p text:style-name="P94">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450995" text:continue-numbering="true" text:style-name="диалог">
        <text:list-item>
          <text:p text:style-name="P94">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4">Мы сделаем это когда ты захочешь — завтра!</text:p>
        </text:list-item>
        <text:list-item>
          <text:p text:style-name="P94">Ты можешь рассказать мне. Я пойму! / Как ты могла такое сделать?! Ты в своем уме?</text:p>
        </text:list-item>
        <text:list-item>
          <text:p text:style-name="P94">Тебе не нужна косметика, ты у меня и так красивая! / Ух какая девушка, не то, что моя — замухрышка!</text:p>
        </text:list-item>
        <text:list-item>
          <text:p text:style-name="P94">Ты у меня самая лучшая! Я тебя недостоин! (Ты слишком умная/красивая/талантливая... Тебе надо быть хуже, чтобы я был достойным тебя!)</text:p>
        </text:list-item>
        <text:list-item>
          <text:p text:style-name="P94">Не работает — нахлебница, сидит на моей шее. / Работает — а обо мне кто будет заботиться?! Эгоистка!</text:p>
        </text:list-item>
        <text:list-item>
          <text:p text:style-name="P94">Все женщины корыстные сучки! Им только деньги и нужны! / Как это ты сама за себя заплатишь? Ты хочешь меня унизить?</text:p>
        </text:list-item>
        <text:list-item>
          <text:p text:style-name="P94">Занимаешься спортом — хочешь, чтоб парни на твою накачанную попку смотрели? / Не занимаешься — лентяйка и жопа у тебя жирная!</text:p>
        </text:list-item>
        <text:list-item>
          <text:p text:style-name="P94">Ей только обнимашки и нужны! / Она вообще не обращает на меня внимание!</text:p>
        </text:list-item>
        <text:list-item>
          <text:p text:style-name="P94"><text:soft-page-break/>Мне нравятся умные девушки! / Она что думает, что она самая умная?!</text:p>
        </text:list-item>
        <text:list-item>
          <text:p text:style-name="P94">Мне так нравится твой смех! / Когда ты уже успокоишься? Веди себя нормально!</text:p>
        </text:list-item>
        <text:list-item>
          <text:p text:style-name="P94">Мне для тебя ничего не жалко! / Джинсы тебе новые? А чем тебе старые не нравятся?</text:p>
        </text:list-item>
      </text:list>
      <text:p text:style-name="P15"><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0"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0">:</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9460154" text:continue-numbering="true" text:style-name="диалог">
        <text:list-item>
          <text:p text:style-name="P97">Ого, сколько нежности! Всегда бы так!</text:p>
        </text:list-item>
        <text:list-item>
          <text:p text:style-name="P97">Ммм... спасибо, милый! Ты настоящий джентльмен! Если бы еще дома так себя вел, то цены бы тебе не было! На тебе цем!</text:p>
        </text:list-item>
        <text:list-item>
          <text:p text:style-name="P99"><text:span text:style-name="T10">Откуда столько внимания? Или это ты перед друзьями рисуешься?</text:span>!</text:p>
        </text:list-item>
        <text:list-item>
          <text:p text:style-name="P97">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0"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3"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9446367" text:continue-numbering="true" text:style-name="диалог">
        <text:list-item>
          <text:p text:style-name="P94">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9456346" text:continue-numbering="true" text:style-name="диалог">
        <text:list-item>
          <text:p text:style-name="P94">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9475235" text:continue-numbering="true" text:style-name="диалог">
        <text:list-item>
          <text:p text:style-name="P94">Я вчера с тобой поделился, теперь ты делись.</text:p>
        </text:list-item>
        <text:list-item>
          <text:p text:style-name="P94">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457225" text:continue-numbering="true" text:style-name="диалог">
        <text:list-item>
          <text:p text:style-name="P94">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9446093" text:continue-numbering="true" text:style-name="диалог">
        <text:list-item>
          <text:p text:style-name="P94">Милая, но ты же знаешь, что я не уберу в квартире, как ты! Ты с этим справишься гораздо быстрее, чем я! Ты у меня такая молодец!</text:p>
        </text:list-item>
        <text:list-item>
          <text:p text:style-name="P94">У тебя так здорово получается все планировать, так что я решил дать тебе возможность полностью спланировать эту поездку!</text:p>
        </text:list-item>
        <text:list-item>
          <text:p text:style-name="P94">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9473430" text:continue-numbering="true" text:style-name="диалог">
        <text:list-item>
          <text:p text:style-name="P94">Милая, не обижайся! Я ведь так тебя люблю!</text:p>
        </text:list-item>
        <text:list-item>
          <text:p text:style-name="P94">Я вчера погорячился... Вот тебе цветы!</text:p>
        </text:list-item>
        <text:list-item>
          <text:p text:style-name="P94">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1"><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9473579" text:continue-numbering="true" text:style-name="диалог">
        <text:list-item>
          <text:p text:style-name="P94">Спасибо! Я очень рада! Ты приготовил действительно вкусный ужин!</text:p>
        </text:list-item>
        <text:list-item>
          <text:p text:style-name="P94"><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3"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9444308" text:continue-numbering="true" text:style-name="диалог">
        <text:list-item>
          <text:p text:style-name="P94">Ты приготовила замечательный ужин! Вот если бы ты еще и десерт приготовила — цены бы тебе не было!</text:p>
        </text:list-item>
        <text:list-item>
          <text:p text:style-name="P94">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473570" text:continue-numbering="true" text:style-name="диалог">
        <text:list-item>
          <text:p text:style-name="P94">Ты прямо статусами из соц-сети заговорила!</text:p>
        </text:list-item>
        <text:list-item>
          <text:p text:style-name="P94">Вау, а что это за платье у тебя такое! Может наденешь что-то другое?</text:p>
        </text:list-item>
        <text:list-item>
          <text:p text:style-name="P94">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9455897" text:continue-numbering="true" text:style-name="диалог">
        <text:list-item>
          <text:p text:style-name="P94">Также во многом это проявляется в быту:</text:p>
        </text:list-item>
        <text:list-item>
          <text:p text:style-name="P94">Ты вчера борщ пересолила, поэтому сегодня готовишь тоже ты.</text:p>
        </text:list-item>
        <text:list-item>
          <text:p text:style-name="P94">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467778" text:continue-numbering="true" text:style-name="диалог">
        <text:list-item>
          <text:p text:style-name="P94">Да, эта то самое платье, в котором я была на нашем свидании неделю назад. Ты еще сказал, что я хорошо выгляжу.</text:p>
        </text:list-item>
        <text:list-item>
          <text:p text:style-name="P94">Ты думаешь, что если скажешь мне пару незнакомых мне слов, я тебя любить больше буду?</text:p>
        </text:list-item>
        <text:list-item>
          <text:p text:style-name="P94"><text:soft-page-break/>Если ты хочешь рыбу на ужин, то ты мог бы сам ее приготовить.</text:p>
        </text:list-item>
        <text:list-item>
          <text:p text:style-name="P94">Не нравится — делай сам.</text:p>
        </text:list-item>
        <text:list-item>
          <text:p text:style-name="P94">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9457552" text:continue-numbering="true" text:style-name="диалог">
        <text:list-item>
          <text:p text:style-name="P94">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3"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9460237" text:continue-numbering="true" text:style-name="диалог">
        <text:list-item>
          <text:p text:style-name="P94">Если ты сейчас пойдешь гулять, то я с тобой не буду разговаривать.</text:p>
        </text:list-item>
        <text:list-item>
          <text:p text:style-name="P94">Если ты купишь это платье, то мы не поедем в отпуск.</text:p>
        </text:list-item>
        <text:list-item>
          <text:p text:style-name="P94">Если ты еще раз так сделаешь — пеняй на себя!</text:p>
        </text:list-item>
        <text:list-item>
          <text:p text:style-name="P94">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9473375" text:continue-numbering="true" text:style-name="диалог">
        <text:list-item>
          <text:p text:style-name="P94">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444106" text:continue-numbering="true" text:style-name="диалог">
        <text:list-item>
          <text:p text:style-name="P94">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3"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0"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9460587" text:continue-numbering="true" text:style-name="диалог">
        <text:list-item>
          <text:p text:style-name="P94"><text:soft-page-break/>Ты уделяешь мне недостаточно внимания! — упрек.</text:p>
        </text:list-item>
        <text:list-item>
          <text:p text:style-name="P94">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9469339" text:continue-numbering="true" text:style-name="диалог">
        <text:list-item>
          <text:p text:style-name="P94">Болит голова? Выпей таблетку. Вон там лежит...</text:p>
        </text:list-item>
        <text:list-item>
          <text:p text:style-name="P94">Что? Опять злодей-Володя тебе палки в колеса ставит? Вот паразит! Ужинать будешь?</text:p>
        </text:list-item>
        <text:list-item>
          <text:p text:style-name="P94">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4">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0"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2">Патологическая</text:span><text:span text:style-name="T41"> </text:span><text:span text:style-name="T12">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9457370" text:continue-numbering="true" text:style-name="диалог">
        <text:list-item>
          <text:p text:style-name="P94">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3"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5129447854743780024" text:style-name="L4">
        <text:list-item>
          <text:p text:style-name="P140"><text:span text:style-name="T31">закомплексованность и неуверенность в себе</text:span><text:span text:style-name="T3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0"><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8"><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8"><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8"><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0">:</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0"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447466955113823785" text:style-name="L5">
        <text:list-item>
          <text:p text:style-name="P141"><text:span text:style-name="T19">в то время, как вы болеете и вам остро необходима помощь вашего партнера, он, </text:span><text:span text:style-name="T19">например, едет на рыбалку на выходные, оставляя вас в полной беспомощности;</text:span></text:p>
        </text:list-item>
        <text:list-item>
          <text:p text:style-name="P101">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1">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1"><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1">абьюзер считает, что у вас лишний вес и заставляет вас голодать: «Хватит жрать!»;</text:p>
        </text:list-item>
        <text:list-item>
          <text:p text:style-name="P101">абьюзер создает условия, в которых заставляет вас мерзнуть: «Холодно? Приседай — быстрее согреешься!»;</text:p>
        </text:list-item>
        <text:list-item>
          <text:p text:style-name="P101">абьюзер мешает вам спать: «На том свете выспишься!»;</text:p>
        </text:list-item>
        <text:list-item>
          <text:p text:style-name="P101">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39457337" text:continue-list="list39457370" text:style-name="диалог">
        <text:list-item>
          <text:p text:style-name="P94"><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4">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4">Ты же знаешь, что я на антибиотиках. Ты не хочешь, чтобы я поправилась?</text:p>
        </text:list-item>
        <text:list-item>
          <text:p text:style-name="P94">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9">Это не шутка, так как </text:span><text:span text:style-name="_31__20_Text"><text:span text:style-name="T19">неглект может стать причиной смерти жертвы</text:span></text:span><text:span text:style-name="T19">. Если у вас, по каким-то причинам, нет </text:span><text:soft-page-break/><text:span text:style-name="T19">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6">Лично я никогда об этом не задумывалась, но как-то разговорилась с девчонками на эту тему и услышала довольно интересное мнение.</text:p>
      <text:list xml:id="list39462688" text:continue-numbering="true" text:style-name="диалог">
        <text:list-item>
          <text:p text:style-name="P94">Я бы простила измену. — сказала мне одна девушка, которая очень себя любит.</text:p>
        </text:list-item>
        <text:list-item>
          <text:p text:style-name="P94">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3">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7">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7">*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94602101" text:continue-numbering="true" text:style-name="диалог">
        <text:list-item>
          <text:p text:style-name="P103">Что здесь такого? Я же тебя люблю! А она для меня ничего не значит!</text:p>
        </text:list-item>
        <text:list-item>
          <text:p text:style-name="P103">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9453743" text:continue-numbering="true" text:style-name="диалог">
        <text:list-item>
          <text:p text:style-name="P103">Не имеет значения, что произошло в тот момент, когда люди были, как бы, не вместе...</text:p>
        </text:list-item>
        <text:list-item>
          <text:p text:style-name="P103">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9450861" text:continue-numbering="true" text:style-name="диалог">
        <text:list-item>
          <text:p text:style-name="P103">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9472643" text:continue-numbering="true" text:style-name="диалог">
        <text:list-item>
          <text:p text:style-name="P94">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9447113" text:continue-numbering="true" text:style-name="диалог">
        <text:list-item>
          <text:p text:style-name="P94">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9445148" text:continue-numbering="true" text:style-name="диалог">
        <text:list-item>
          <text:p text:style-name="P103">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9449387" text:continue-numbering="true" text:style-name="диалог">
        <text:list-item>
          <text:p text:style-name="P94">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9449121" text:continue-numbering="true" text:style-name="диалог">
        <text:list-item>
          <text:p text:style-name="P94">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9472079" text:continue-numbering="true" text:style-name="диалог">
        <text:list-item>
          <text:p text:style-name="P94">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7">*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9469505" text:continue-numbering="true" text:style-name="диалог">
        <text:list-item>
          <text:p text:style-name="P94">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9453423" text:continue-numbering="true" text:style-name="диалог">
        <text:list-item>
          <text:p text:style-name="P94"><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0"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9457428" text:continue-numbering="true" text:style-name="диалог">
        <text:list-item>
          <text:p text:style-name="P94">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5">плинтуса. Его уровень не изменится, но стоит вам поверить в его замечания, он уже стоит на ступеньку выше своей жертвы.</text:span></text:p>
      <text:p text:style-name="P18">Это был чисто гипотетический пример, <text:span text:style-name="T12">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0"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8">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0"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9450004" text:continue-numbering="true" text:style-name="диалог">
        <text:list-item>
          <text:p text:style-name="P94">Меня никто, кроме тебя не понимает!</text:p>
        </text:list-item>
        <text:list-item>
          <text:p text:style-name="P94">Ты лучшее, что со мной случилось в жизни!</text:p>
        </text:list-item>
        <text:list-item>
          <text:p text:style-name="P94">Как я мог так поступать с тобой?! Теперь я все понял!</text:p>
        </text:list-item>
      </text:list>
      <text:p text:style-name="P20">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0">:</text:span></text:p>
      <text:p text:style-name="P15">Не возвращайтесь!</text:p>
      <text:h text:style-name="P80"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9466117" text:continue-numbering="true" text:style-name="диалог">
        <text:list-item>
          <text:p text:style-name="P94">Так будет лучше для нас.</text:p>
        </text:list-item>
      </text:list>
      <text:p text:style-name="P3">Или:</text:p>
      <text:list xml:id="list39462620" text:continue-numbering="true" text:style-name="диалог">
        <text:list-item>
          <text:p text:style-name="P94">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7">*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Вам внушали, что нужно быть лучше. И вы снова и снова разрушали себя с его подачи, но — самостоятельно.</text:p>
      <text:p text:style-name="P3"><text:soft-page-break/>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3">(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2">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2">Предлагаю вашему вниманию результат его неоценимых трудов!</text:p>
      <text:list xml:id="list39472527" text:continue-list="list39474369" text:style-name="List_20_1">
        <text:list-item text:start-value="1">
          <text:p text:style-name="P136">Недоверие.</text:p>
          <text:p text:style-name="P137">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6">Избегание источников раздражителя.</text:p>
          <text:p text:style-name="P137">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6">Ирония, подход с юмором.</text:p>
          <text:p text:style-name="P137"><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6">Мнимое непонимание.</text:p>
          <text:p text:style-name="P137">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6">Критичность мышления.</text:p>
          <text:p text:style-name="P137">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6">Возможность выбора.</text:p>
          <text:p text:style-name="P137">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6">Наличие времени на обдумывание.</text:p>
          <text:p text:style-name="P137">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6">Уверенность в себе и больше смелости.</text:p>
          <text:p text:style-name="P137"><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6">Самодостаточность.</text:p>
          <text:p text:style-name="P92"><text:span text:style-name="T54">C </text:span><text:span text:style-name="T51">чувством </text:span><text:span text:style-name="T53">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9" text:outline-level="2"><text:s/><text:bookmark-start text:name="Glava_24__Prichiny_manipuliatsii"/>Глава 26. <text:line-break/>Причины манипуляции<text:bookmark-end text:name="Glava_24__Prichiny_manipuliatsii"/></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text:soft-page-break/>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из детства и может быть результатом неправильного воспитания.</text:p>
      <text:p text:style-name="P3">Первое, на что следует смотреть — на семью. Уверена, там будет дисфункция и/или даже психические расстройства у членов семьи. В этой главе мы постараемся разобрать ошибки, которые родители могли допустить,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2">серьезные </text:span>психологические травмы.</text:p>
      <text:p text:style-name="P3">Для начала 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 </text:span><text:span text:style-name="T4">и</text:span><text:span text:style-name="T1"> из-за чего</text:span> человек совершает эти действия.</text:p>
      <text:p text:style-name="P3"><text:soft-page-break/>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text:p>
      <text:p text:style-name="P3">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 Давайте попробуем описать переживания и чувства ребенка.</text:p>
      <text:p text:style-name="P3">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text:p>
      <text:p text:style-name="P3">Итак, имея представление о каком-либо нереализованном или просто болезненном событии, чувства по отноше<text:soft-page-break/>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в человеческом подсознании.</text:p>
      <text:p text:style-name="P3">Для начала 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приятное) и нежелательное (неприятное).</text:p>
      <text:p text:style-name="P3">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и «Подсознание».</text:p>
      <text:p text:style-name="P3"><text:soft-page-break/>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18">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1">В лаборатории его помещают в клетку. Там он находится под наблюдением, но выйти не может. Он растет и набирается сил. Клетка, в которой он сидит становиться ему мала. Он хочет выйти на свободу, но его удерживают взаперти насильно, пока что — успешно.</text:p>
      <text:p text:style-name="P31">И вот на базе происходит сбой электроэнергии, и клетка этого зверька открывается. Он убегает из лаборатории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1">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text:soft-page-break/>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2">они всплывают на поверхность — попадают на склад наших мыслей, где наводят жуткий беспорядок.</text:span></text:p>
      <text:p text:style-name="P3">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Text_20_body"><text:span text:style-name="T19">Так вот, в этой главе </text:span><text:span text:style-name="T33">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text:span><text:soft-page-break/><text:span text:style-name="T33">ния оказывают. Неудивительно, что однажды все его «демоны» могут вылезти наружу.</text:span></text:p>
      <text:h text:style-name="P81" text:outline-level="3">Похвала</text:h>
      <text:p text:style-name="P6">Похвала это один из самых мощных инструментов мотивации. Искреннее одобрение, положительная оценка дают ребенку понять правильность своего действия.</text:p>
      <text:p text:style-name="P31"><text:span text:style-name="T33">Похвала не должна быть взбалмошной. Похвала должна быть </text:span><text:span text:style-name="T35">признанием</text:span><text:span text:style-name="T33">!</text:span></text:p>
      <text:p text:style-name="P32"><text:span text:style-name="T19">«Ты»</text:span><text:span text:style-name="T40">:</text:span></text:p>
      <text:p text:style-name="P105">Ты такой смелый!</text:p>
      <text:p text:style-name="P105">Ты молодец!</text:p>
      <text:p text:style-name="P105">Ты мне очень помог!</text:p>
      <text:p text:style-name="P108">«Я»:</text:p>
      <text:p text:style-name="P105">Я очень рада!</text:p>
      <text:p text:style-name="P105">Я горжусь тобой!</text:p>
      <text:p text:style-name="P105">Такая похвала создает ощущение близости между родителями и ребенком. Он понимает, что то, что он делает — очень важно для родителей и они, всякий раз, радуются его новым достижениям. В таком случае ребенок ощущает себя одним целым с родителями.</text:p>
      <text:p text:style-name="P105">Также, немаловажный момент — хвалить нужно не за таланты и способности, а за усилия. Это нужно, дабы развить в нем стремление преуспевать: чем больше трудишься, тем лучше получается. Талант — это хорошо! Но над ним нужно работать, чтобы добиться лучших результатов, даже не смотря на то, что задатки есть.</text:p>
      <text:p text:style-name="P105"><text:soft-page-break/>Такая похвала помогает развить в ребенке стремление развиваться. Благодаря этому он не будет бояться новых начинаний, несмотря на то, что они подразумевают возможный риск неудачи.</text:p>
      <text:p text:style-name="P105">Неудачи нужно не критиковать, а помогать их исправить, делая акценты на положительных качествах ребенка.</text:p>
      <text:p text:style-name="P105">Не получилось? Ничего страшного, сейчас исправим. Ты почти все сделал правильно.</text:p>
      <text:p text:style-name="P105">В любом случае, критика или похвала должна быть направлена не на личность ребенка, а на его действия. Однако, недостаток или переизбыток похвалы может нанести серьезный вред психике ребенка.</text:p>
      <text:h text:style-name="P82" text:outline-level="4">Переизбыток похвалы</text:h>
      <text:p text:style-name="P105">Родители любят своего ребенка. Очень любят. Они души в нем не чают. Неудивительно, что даже самые незначительные детские достижения в такой семье считаются праздником.</text:p>
      <text:p text:style-name="P105">Кракозяблы акварелью — гениальный рисунок. На уроках пения не попадает в ноты — будущий великий певец. Пришел седьмой к финишу — прирожденный лидер.</text:p>
      <text:p text:style-name="P105">Родители считают, что их ребенок — гений и всем об этом рассказывают! Направо и налево, учителям и знакомым, в его присутствии или нет, они расхваливают, перехваливают и выхваливают свое чадо!</text:p>
      <text:p text:style-name="P105"><text:soft-page-break/>Кто не согласен — тот завидует. Кто не оценил — тот ничего не понимает. Кто критикует, тому необходимо пересмотреть свое отношение к истинным гениям!</text:p>
      <text:p text:style-name="P105">Чрезмерная похвала обесценивает старания и усилия ребенка. Опираясь лишь на свои таланты, ребенок перестает совершенствоваться.</text:p>
      <text:p text:style-name="P6">Петенька! Ты покакал! Какой молодец! Мы гордимся тобой!</text:p>
      <text:p text:style-name="P105">Петеньке 15 лет и Петенька горд, что покакал!</text:p>
      <text:p text:style-name="P105">Со временем такому ребенку требуется все больше и больше похвалы, а страсти к трудолюбию, как мы понимаем, нет. Такой человек верит в свое превосходство неоправданно, а потому, что мама с папой так сказали, а они врать не станут.</text:p>
      <text:p text:style-name="P105">Последствия воспитания чрезмерной похвалой могут быть крайне неблагоприятными как для самого ребенка, так и для окружающих. Ребенок вырастает неудачником и лодырем с нарциссическими чертами в характере. Он верит в свое превосходство и преувеличивает свои достоинства. Он вырастает совершенно неспособным к каким-либо достижениям, но постоянно стремится быть признанным.</text:p>
      <text:p text:style-name="P105">Он высокомерен и самоуверен, горд и хвастлив. Он жаждет внимания и похвалы на работе, в семье, в кругу друзей. Нередко такие люди оказываются психовампирами, цель которых — любыми средствами добиться от собеседника похвалы и внимания. Если в этом ему отказывают, то он начинает обвинять в зависти, обижаться, придираться и строить козни, другими словами — мстить.</text:p>
      <text:p text:style-name="P6"><text:soft-page-break/>Встретив человека, которого в детстве шибко расхваливали, окружающим кажется, что он приятный и учтивый собеседник. С ним легко вести диалог. Он вежлив и обладает хорошими манерами. Особенно при знакомстве.</text:p>
      <text:p text:style-name="P105">В последствии же выяснится, что у такого общения есть своя цель — вызвать интерес к собственной персоне. Выпячивая свои выдуманные и преувеличенные достойные качества, он начнет манипулировать собеседником для получения новой дозы похвалы и восхищения.</text:p>
      <text:p text:style-name="P105">Поняв, что окружающие не такие «внимательные», как мама с папой, и не могут разглядеть в нем гения, он может схитрить, обмануть или даже присвоить себе чей-то труд, дабы во что бы то не стало получить признание.</text:p>
      <text:h text:style-name="P82" text:outline-level="4">Недостаток похвалы</text:h>
      <text:p text:style-name="P12">Недостаток похвалы также сказывается неблагоприятно на развитии личности. Ребенок ощущает, что его не любят, или же любят, но лишь за заслуги. Такое воспитание наносит психологическую травму психике ребенка.</text:p>
      <text:p text:style-name="P12">В такой семье принято считать, что похвала только балует. Ребенок изо всех сил старается угодить родителям — учеба, спорт, художка... но услышать доброе словечко ему не суждено.</text:p>
      <text:p text:style-name="P12">Нашел чем хвастаться! Можно подумать, что ты этого сам добился! Это наша с папой заслуга — если бы не мы...!</text:p>
      <text:p text:style-name="P105"><text:soft-page-break/>Заслуги и старания если и принимаются во внимание, то как должное и никогда не поощряются. Однако в случае провала ребенок слышит:</text:p>
      <text:p text:style-name="P105">И в кого ты у нас такой бездарь?!</text:p>
      <text:p text:style-name="P105">Конечно, такое воспитание демотивирует. Ребенок в какой-то момент просто перестает стараться. Он понимает, что в любом случае будет облаян родителями. Он понимает, что его стараний вечно мало или недостаточно, так зачем же стараться?!</text:p>
      <text:p text:style-name="P105">Не исключено, что в такой семье имеет место сравнение. Родители могли сравнивать ребенка с остальными:</text:p>
      <text:p text:style-name="P105">У всех дети, как дети, а у нас…</text:p>
      <text:p text:style-name="P105">Почему Петя и Маша могут, а ты нет?</text:p>
      <text:p text:style-name="P105">Или же его собственные достижения с прошлыми результатами:</text:p>
      <text:p text:style-name="P105">Хорошо, но раньше у тебя лучше получалось...</text:p>
      <text:p text:style-name="P105">Также, скорее всего, и нынешние достижения подвергались сравнениям:</text:p>
      <text:p text:style-name="P3">Ты получил пять по математике? Хорошо. Вот еще бы по английскому пятерку принес — вообще бы тебе цены не было... — часто слышал ребенок от своих воспитателей.</text:p>
      <text:p text:style-name="P105">На городских соревнованиях занял второе место — молодец, но почему не первое?!</text:p>
      <text:p text:style-name="P105">Во всех трех случаях, подобные отзывы родителей говорят ребенку о том, что он недостаточно умен, недостаточно талантлив, недостаточно усерден, соответственно — глуп, бездарен и ленив. Он понимает, что его любить не за что, и <text:soft-page-break/>в какой-то момент просто отказывается стремиться к чему-то большему.</text:p>
      <text:p text:style-name="Text_20_body"><text:span text:style-name="T37">Постоянные замечания лишь прив</text:span><text:span text:style-name="T38">и</text:span><text:span text:style-name="T37">ли ему отвращение к труду, а извечная критика, как ни странно, крепко накрепко привязала к родителям. Такой ребенок всю жизнь мечтает об одобрении родителей и складывает к их ногам свои большие и мелкие достижения.</text:span></text:p>
      <text:p text:style-name="P105">Также, недохваленный в детстве человек испытывает страх перед любым новым делом. Дабы избежать критики, он старается увильнуть от выполнения своих обязанностей, а при попытки заставить его, он может проявить защитную реакцию или даже агрессию:</text:p>
      <text:p text:style-name="P105">Почему это я должен делать? Тебе надо, ты и делай!</text:p>
      <text:p text:style-name="P105">Недохваленный в детстве человек может вырасти манипулятором. Дабы не быть раскритикованным или стесняясь признать, что чего-то не умеет, его поведение будет направлено на делегирование своих обязанностей, как в быту, так и на работе, ссылаясь на разные отговорки.</text:p>
      <text:p text:style-name="P105">Потребность быть признанным может стать патологической, когда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107">* * *</text:p>
      <text:p text:style-name="P106">в этой главе еще будет:</text:p>
      <text:p text:style-name="P142"><text:soft-page-break/><text:span text:style-name="T39">благодарность</text:span><text:span text:style-name="T37"> (</text:span><text:span text:style-name="T36">недостаток</text:span><text:span text:style-name="T37">)</text:span></text:p>
      <text:p text:style-name="P142"><text:span text:style-name="T39">контроль</text:span><text:span text:style-name="T37"> <text:s/>(</text:span><text:span text:style-name="T36">запреты и правила, и полная свобода</text:span><text:span text:style-name="T37">)</text:span></text:p>
      <text:p text:style-name="P142"><text:span text:style-name="T39">внимание</text:span><text:span text:style-name="T37"> (</text:span><text:span text:style-name="T36">нарушение личных границ</text:span><text:span text:style-name="T37"> и </text:span><text:span text:style-name="T36">равнодушие</text:span><text:span text:style-name="T37">)</text:span></text:p>
      <text:p text:style-name="P142"><text:span text:style-name="T39">внутрисемейные взаимоотношения</text:span><text:span text:style-name="T37"> (соперничество, коалиция)</text:span></text:p>
      <text:p text:style-name="P142"><text:span text:style-name="T39">вежливость</text:span><text:span text:style-name="T37"> (хамство, лицемерие)</text:span></text:p>
      <text:p text:style-name="P142"><text:span text:style-name="T39">помощь</text:span><text:span text:style-name="T37"> («все делай сам», «мы все за тебя сделаем»)</text:span></text:p>
      <text:p text:style-name="P142"><text:span text:style-name="T39">наказание</text:span><text:span text:style-name="T37"> (строгое по делу и без, безнаказанность)</text:span></text:p>
      <text:p text:style-name="P142"><text:span text:style-name="T39">защита и забота</text:span><text:span text:style-name="T37"> («не трогайте нашего мальчика», «еще раз придешь с синяками — выпорю»)</text:span></text:p>
      <text:p text:style-name="P142"><text:span text:style-name="T39">честность</text:span><text:span text:style-name="T37"> (ребенок — поверенный родителей, лживость родителей)</text:span></text:p>
      <text:p text:style-name="P142"><text:span text:style-name="T39">доверие</text:span><text:span text:style-name="T37"> (сверхдовение, проверки и подозрительность)</text:span></text:p>
      <text:p text:style-name="P142"><text:span text:style-name="T39">мотивация</text:span><text:span text:style-name="T37"> (принуждение, внушение чувство ущербности)</text:span></text:p>
      <text:p text:style-name="P142"><text:span text:style-name="T39">развитие склонностей</text:span><text:span text:style-name="T37"> («занимайся чем хочешь», игнорирование склонностей)</text:span></text:p>
      <text:p text:style-name="P142"><text:span text:style-name="T39">жадность</text:span><text:span text:style-name="T37"> (раздаривание игрушек ребенка, отсутствие сюрпризов и подарков)</text:span></text:p>
      <text:p text:style-name="P106">...</text:p>
      <text:p text:style-name="P106"><text:span text:style-name="T53"/></text:p>
      <text:h text:style-name="P78" text:outline-level="1">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text:soft-page-break/>Изначально, именно это стало целью для меня - найти и объяснить себе:</text:p>
      <text:list xml:id="list39452375" text:continue-list="list39462620" text:style-name="диалог">
        <text:list-item>
          <text:p text:style-name="P97">Что это было?</text:p>
        </text:list-item>
        <text:list-item>
          <text:p text:style-name="P97">Почему это произошло со мной?</text:p>
        </text:list-item>
        <text:list-item>
          <text:p text:style-name="P97">За какие такие мои проступки мне причинили столько боли?</text:p>
        </text:list-item>
      </text:list>
      <text:p text:style-name="P15">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5">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text:soft-page-break/>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8">*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9444435" text:continue-numbering="true" text:style-name="диалог">
        <text:list-item>
          <text:p text:style-name="P97"><text:soft-page-break/>Это притянуто за уши;</text:p>
        </text:list-item>
        <text:list-item>
          <text:p text:style-name="P97">Это абсолютная клевета;</text:p>
        </text:list-item>
        <text:list-item>
          <text:p text:style-name="P97">Она все это придумала;</text:p>
        </text:list-item>
        <text:list-item>
          <text:p text:style-name="P97">Это полный бред/абсурд;</text:p>
        </text:list-item>
        <text:list-item>
          <text:p text:style-name="P97">Это не стоит моего внимания;</text:p>
        </text:list-item>
        <text:list-item>
          <text:p text:style-name="P97">Это просто смешно;</text:p>
        </text:list-item>
        <text:list-item>
          <text:p text:style-name="P97">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8">*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text:soft-page-break/>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pan text:style-name="T4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5">Искренне ваша Я. Каминская.</text:p>
      <text:p text:style-name="P66"/>
      <text:p text:style-name="P148">Содержание</text:p>
      <text:p text:style-name="P33"/>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0"><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default-outline-level="1" style:class="text" style:master-page-name="">
      <style:paragraph-properties fo:margin-left="0cm" fo:margin-right="0cm" fo:margin-top="6.001cm" fo:margin-bottom="6.001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26. Причины манипуляции</text:chapter></text:p>
      </style:header-left>
      <style:footer>
        <text:p text:style-name="Footer"/>
      </style:footer>
      <style:footer-left>
        <text:p text:style-name="Footer"><text:page-number text:select-page="current">562</text:page-number></text:p>
      </style:footer-left>
    </style:master-page>
    <style:master-page style:name="Right_20_Page" style:display-name="Right Page" style:page-layout-name="Mpm5" style:next-style-name="Left_20_Page">
      <style:header>
        <text:p text:style-name="MP1"><text:chapter text:display="name" text:outline-level="4">Универсальные способы противостояния манипуляции.</text:chapter> </text:p>
      </style:header>
      <style:footer>
        <text:p text:style-name="Footer"><text:page-number text:select-page="current">54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3-08T19:26:30.85</dc:date>
    <meta:editing-cycles>1131</meta:editing-cycles>
    <meta:editing-duration>P29DT20H34M52S</meta:editing-duration>
    <meta:document-statistic meta:table-count="1" meta:image-count="0" meta:object-count="0" meta:page-count="570" meta:paragraph-count="4124" meta:word-count="103600" meta:character-count="645827"/>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